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3" table:number-columns-repeated="6" table:default-cell-style-name="Default"/>
        <table:table-column table:style-name="co3" table:number-columns-repeated="1007" table:default-cell-style-name="ce2"/>
        <table:table-row table:style-name="ro1">
          <table:table-cell table:style-name="ce1" office:value-type="string" calcext:value-type="string">
            <text:p>Result Facebook</text:p>
          </table:table-cell>
          <table:table-cell table:style-name="ce1" office:value-type="string" calcext:value-type="string">
            <text:p>Rank Facebook</text:p>
          </table:table-cell>
          <table:table-cell table:style-name="ce1" office:value-type="string" calcext:value-type="string">
            <text:p>Result Digg</text:p>
          </table:table-cell>
          <table:table-cell table:style-name="ce1" office:value-type="string" calcext:value-type="string">
            <text:p>Rank Digg</text:p>
          </table:table-cell>
          <table:table-cell office:value-type="string" calcext:value-type="string">
            <text:p>Result Irvine</text:p>
          </table:table-cell>
          <table:table-cell office:value-type="string" calcext:value-type="string">
            <text:p>Rank Irvine</text:p>
          </table:table-cell>
          <table:table-cell office:value-type="string" calcext:value-type="string">
            <text:p>Result Enron</text:p>
          </table:table-cell>
          <table:table-cell table:style-name="Default" office:value-type="string" calcext:value-type="string">
            <text:p>Rank Enron</text:p>
          </table:table-cell>
          <table:table-cell table:number-columns-repeated="1016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table:formula="of:=243-RANK([.A2];[.$A$2:.$A$244])+1" office:value-type="float" office:value="129" calcext:value-type="float">
            <text:p>129</text:p>
          </table:table-cell>
          <table:table-cell table:style-name="ce1" office:value-type="float" office:value="1271" calcext:value-type="float">
            <text:p>1271</text:p>
          </table:table-cell>
          <table:table-cell table:style-name="ce1" table:formula="of:=243-RANK([.C2];[.$C$2:.$C$244])+1"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2];[.$E$2:.$E$244])+1" office:value-type="float" office:value="23" calcext:value-type="float">
            <text:p>23</text:p>
          </table:table-cell>
          <table:table-cell table:style-name="Default" office:value-type="float" office:value="8354" calcext:value-type="float">
            <text:p>8354</text:p>
          </table:table-cell>
          <table:table-cell table:style-name="Default" table:formula="of:=243-RANK([.G2];[.$G$2:.$G$244])+1" office:value-type="float" office:value="150" calcext:value-type="float">
            <text:p>150</text:p>
          </table:table-cell>
          <table:table-cell table:number-columns-repeated="4"/>
          <table:table-cell table:style-name="ce6" office:value-type="string" calcext:value-type="string" table:number-columns-spanned="5" table:number-rows-spanned="1">
            <text:p>PEARSON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table:formula="of:=243-RANK([.A3];[.$A$2:.$A$244])+1" office:value-type="float" office:value="129" calcext:value-type="float">
            <text:p>129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table:formula="of:=243-RANK([.C3];[.$C$2:.$C$244])+1" office:value-type="float" office:value="133" calcext:value-type="float">
            <text:p>133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3];[.$E$2:.$E$244])+1" office:value-type="float" office:value="23" calcext:value-type="float">
            <text:p>23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table:formula="of:=243-RANK([.G3];[.$G$2:.$G$244])+1" office:value-type="float" office:value="11" calcext:value-type="float">
            <text:p>11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Facebook</text:p>
          </table:table-cell>
          <table:table-cell office:value-type="string" calcext:value-type="string">
            <text:p>Digg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Enron</text:p>
          </table:table-cell>
          <table:table-cell table:number-columns-repeated="1007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table:formula="of:=243-RANK([.A4];[.$A$2:.$A$244])+1" office:value-type="float" office:value="150" calcext:value-type="float">
            <text:p>150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table:formula="of:=243-RANK([.C4];[.$C$2:.$C$244])+1" office:value-type="float" office:value="138" calcext:value-type="float">
            <text:p>138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4];[.$E$2:.$E$244])+1" office:value-type="float" office:value="211" calcext:value-type="float">
            <text:p>211</text:p>
          </table:table-cell>
          <table:table-cell table:style-name="Default" office:value-type="float" office:value="8096" calcext:value-type="float">
            <text:p>8096</text:p>
          </table:table-cell>
          <table:table-cell table:style-name="Default" table:formula="of:=243-RANK([.G4];[.$G$2:.$G$244])+1" office:value-type="float" office:value="89" calcext:value-type="float">
            <text:p>89</text:p>
          </table:table-cell>
          <table:table-cell table:style-name="Default"/>
          <table:table-cell table:style-name="ce5" table:number-columns-repeated="3"/>
          <table:table-cell office:value-type="string" calcext:value-type="string">
            <text:p>Facebook</text:p>
          </table:table-cell>
          <table:table-cell table:style-name="ce7"/>
          <table:table-cell table:style-name="ce8" table:formula="of:=PEARSON([.A2:.A244];[.C2:.C244])" office:value-type="float" office:value="0.958205329141805" calcext:value-type="float">
            <text:p>0,9582053291</text:p>
          </table:table-cell>
          <table:table-cell table:style-name="ce9" table:formula="of:=PEARSON([.A2:.A244];[.E2:.E244])" office:value-type="float" office:value="0.12416438042429" calcext:value-type="float">
            <text:p>0,1241643804</text:p>
          </table:table-cell>
          <table:table-cell table:style-name="ce9" table:formula="of:=PEARSON([.A2:.A244];[.G2:.G244])" office:value-type="float" office:value="0.288321329210445" calcext:value-type="float">
            <text:p>0,2883213292</text:p>
          </table:table-cell>
          <table:table-cell table:number-columns-repeated="1007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table:formula="of:=243-RANK([.A5];[.$A$2:.$A$244])+1" office:value-type="float" office:value="125" calcext:value-type="float">
            <text:p>125</text:p>
          </table:table-cell>
          <table:table-cell table:style-name="ce1" office:value-type="float" office:value="1448" calcext:value-type="float">
            <text:p>1448</text:p>
          </table:table-cell>
          <table:table-cell table:style-name="ce1" table:formula="of:=243-RANK([.C5];[.$C$2:.$C$244])+1" office:value-type="float" office:value="156" calcext:value-type="float">
            <text:p>156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5];[.$E$2:.$E$244])+1" office:value-type="float" office:value="130" calcext:value-type="float">
            <text:p>130</text:p>
          </table:table-cell>
          <table:table-cell table:style-name="Default" office:value-type="float" office:value="8139" calcext:value-type="float">
            <text:p>8139</text:p>
          </table:table-cell>
          <table:table-cell table:style-name="Default" table:formula="of:=243-RANK([.G5];[.$G$2:.$G$244])+1" office:value-type="float" office:value="99" calcext:value-type="float">
            <text:p>99</text:p>
          </table:table-cell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Digg</text:p>
          </table:table-cell>
          <table:table-cell table:style-name="ce7" table:number-columns-repeated="2"/>
          <table:table-cell table:style-name="ce9" table:formula="of:=PEARSON([.C2:.C244];[.E2:.E244])" office:value-type="float" office:value="0.095825694908062" calcext:value-type="float">
            <text:p>0,0958256949</text:p>
          </table:table-cell>
          <table:table-cell table:style-name="ce9" table:formula="of:=PEARSON([.C2:.C244];[.G2:.G244])" office:value-type="float" office:value="0.27466097913494" calcext:value-type="float">
            <text:p>0,2746609791</text:p>
          </table:table-cell>
          <table:table-cell table:number-columns-repeated="1007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table:formula="of:=243-RANK([.A6];[.$A$2:.$A$244])+1" office:value-type="float" office:value="124" calcext:value-type="float">
            <text:p>124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table:formula="of:=243-RANK([.C6];[.$C$2:.$C$244])+1"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6];[.$E$2:.$E$244])+1" office:value-type="float" office:value="41" calcext:value-type="float">
            <text:p>41</text:p>
          </table:table-cell>
          <table:table-cell table:style-name="Default" office:value-type="float" office:value="7877" calcext:value-type="float">
            <text:p>7877</text:p>
          </table:table-cell>
          <table:table-cell table:style-name="Default" table:formula="of:=243-RANK([.G6];[.$G$2:.$G$244])+1" office:value-type="float" office:value="49" calcext:value-type="float">
            <text:p>49</text:p>
          </table:table-cell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Irvine</text:p>
          </table:table-cell>
          <table:table-cell table:style-name="ce7" table:number-columns-repeated="3"/>
          <table:table-cell table:style-name="ce9" table:formula="of:=PEARSON([.E2:.E244];[.G2:.G244])" office:value-type="float" office:value="0.114345687060383" calcext:value-type="float">
            <text:p>0,1143456871</text:p>
          </table:table-cell>
          <table:table-cell table:number-columns-repeated="1007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table:formula="of:=243-RANK([.A7];[.$A$2:.$A$244])+1" office:value-type="float" office:value="101" calcext:value-type="float">
            <text:p>101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table:formula="of:=243-RANK([.C7];[.$C$2:.$C$244])+1" office:value-type="float" office:value="103" calcext:value-type="float">
            <text:p>103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7];[.$E$2:.$E$244])+1" office:value-type="float" office:value="130" calcext:value-type="float">
            <text:p>130</text:p>
          </table:table-cell>
          <table:table-cell table:style-name="Default" office:value-type="float" office:value="8498" calcext:value-type="float">
            <text:p>8498</text:p>
          </table:table-cell>
          <table:table-cell table:style-name="Default" table:formula="of:=243-RANK([.G7];[.$G$2:.$G$244])+1" office:value-type="float" office:value="176" calcext:value-type="float">
            <text:p>176</text:p>
          </table:table-cell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Enron</text:p>
          </table:table-cell>
          <table:table-cell table:style-name="ce7" table:number-columns-repeated="4"/>
          <table:table-cell table:number-columns-repeated="1007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table:formula="of:=243-RANK([.A8];[.$A$2:.$A$244])+1" office:value-type="float" office:value="19" calcext:value-type="float">
            <text:p>19</text:p>
          </table:table-cell>
          <table:table-cell table:style-name="ce1" office:value-type="float" office:value="809" calcext:value-type="float">
            <text:p>809</text:p>
          </table:table-cell>
          <table:table-cell table:style-name="ce1" table:formula="of:=243-RANK([.C8];[.$C$2:.$C$244])+1" office:value-type="float" office:value="25" calcext:value-type="float">
            <text:p>25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8];[.$E$2:.$E$244])+1" office:value-type="float" office:value="130" calcext:value-type="float">
            <text:p>130</text:p>
          </table:table-cell>
          <table:table-cell table:style-name="Default" office:value-type="float" office:value="7816" calcext:value-type="float">
            <text:p>7816</text:p>
          </table:table-cell>
          <table:table-cell table:style-name="Default" table:formula="of:=243-RANK([.G8];[.$G$2:.$G$244])+1" office:value-type="float" office:value="43" calcext:value-type="float">
            <text:p>43</text:p>
          </table:table-cell>
          <table:table-cell table:style-name="Default"/>
          <table:table-cell table:number-columns-repeated="2"/>
          <table:table-cell table:style-name="ce2"/>
          <table:table-cell table:number-columns-repeated="1012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table:formula="of:=243-RANK([.A9];[.$A$2:.$A$244])+1" office:value-type="float" office:value="16" calcext:value-type="float">
            <text:p>16</text:p>
          </table:table-cell>
          <table:table-cell table:style-name="ce1" office:value-type="float" office:value="802" calcext:value-type="float">
            <text:p>802</text:p>
          </table:table-cell>
          <table:table-cell table:style-name="ce1" table:formula="of:=243-RANK([.C9];[.$C$2:.$C$244])+1" office:value-type="float" office:value="23" calcext:value-type="float">
            <text:p>23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9];[.$E$2:.$E$244])+1" office:value-type="float" office:value="84" calcext:value-type="float">
            <text:p>84</text:p>
          </table:table-cell>
          <table:table-cell table:style-name="Default" office:value-type="float" office:value="6887" calcext:value-type="float">
            <text:p>6887</text:p>
          </table:table-cell>
          <table:table-cell table:style-name="Default" table:formula="of:=243-RANK([.G9];[.$G$2:.$G$244])+1" office:value-type="float" office:value="26" calcext:value-type="float">
            <text:p>26</text:p>
          </table:table-cell>
          <table:table-cell table:style-name="Default"/>
          <table:table-cell table:style-name="ce4"/>
          <table:table-cell/>
          <table:table-cell table:style-name="ce2"/>
          <table:table-cell/>
          <table:table-cell table:style-name="ce6" office:value-type="string" calcext:value-type="string" table:number-columns-spanned="4" table:number-rows-spanned="1">
            <text:p>SPEARMA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table:formula="of:=243-RANK([.A10];[.$A$2:.$A$244])+1" office:value-type="float" office:value="1" calcext:value-type="float">
            <text:p>1</text:p>
          </table:table-cell>
          <table:table-cell table:style-name="ce1" office:value-type="float" office:value="682" calcext:value-type="float">
            <text:p>682</text:p>
          </table:table-cell>
          <table:table-cell table:style-name="ce1" table:formula="of:=243-RANK([.C10];[.$C$2:.$C$244])+1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table:style-name="ce1" table:formula="of:=243-RANK([.E10];[.$E$2:.$E$244])+1" office:value-type="float" office:value="4" calcext:value-type="float">
            <text:p>4</text:p>
          </table:table-cell>
          <table:table-cell table:style-name="Default" office:value-type="float" office:value="7012" calcext:value-type="float">
            <text:p>7012</text:p>
          </table:table-cell>
          <table:table-cell table:style-name="Default" table:formula="of:=243-RANK([.G10];[.$G$2:.$G$244])+1" office:value-type="float" office:value="27" calcext:value-type="float">
            <text:p>27</text:p>
          </table:table-cell>
          <table:table-cell table:style-name="Default"/>
          <table:table-cell table:style-name="ce5" table:number-columns-repeated="3"/>
          <table:table-cell/>
          <table:table-cell office:value-type="string" calcext:value-type="string">
            <text:p>Facebook</text:p>
          </table:table-cell>
          <table:table-cell office:value-type="string" calcext:value-type="string">
            <text:p>Digg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Enron</text:p>
          </table:table-cell>
          <table:table-cell table:number-columns-repeated="1007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table:formula="of:=243-RANK([.A11];[.$A$2:.$A$244])+1" office:value-type="float" office:value="157" calcext:value-type="float">
            <text:p>157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table:formula="of:=243-RANK([.C11];[.$C$2:.$C$244])+1" office:value-type="float" office:value="129" calcext:value-type="float">
            <text:p>129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1];[.$E$2:.$E$244])+1" office:value-type="float" office:value="84" calcext:value-type="float">
            <text:p>84</text:p>
          </table:table-cell>
          <table:table-cell table:style-name="Default" office:value-type="float" office:value="8470" calcext:value-type="float">
            <text:p>8470</text:p>
          </table:table-cell>
          <table:table-cell table:style-name="Default" table:formula="of:=243-RANK([.G11];[.$G$2:.$G$244])+1" office:value-type="float" office:value="169" calcext:value-type="float">
            <text:p>169</text:p>
          </table:table-cell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Facebook</text:p>
          </table:table-cell>
          <table:table-cell table:style-name="ce7"/>
          <table:table-cell table:style-name="ce8" table:formula="of:=PEARSON([.B2:.B244];[.D2:.D244])" office:value-type="float" office:value="0.91772717462753" calcext:value-type="float">
            <text:p>0,9177271746</text:p>
          </table:table-cell>
          <table:table-cell table:style-name="ce9" table:formula="of:=PEARSON([.B2:.B244];[.F2:.F244])" office:value-type="float" office:value="0.13576236151734" calcext:value-type="float">
            <text:p>0,1357623615</text:p>
          </table:table-cell>
          <table:table-cell table:style-name="ce9" table:formula="of:=PEARSON([.B2:.B244];[.H2:.H244])" office:value-type="float" office:value="0.233700933253827" calcext:value-type="float">
            <text:p>0,2337009333</text:p>
          </table:table-cell>
          <table:table-cell table:number-columns-repeated="1007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1" table:formula="of:=243-RANK([.A12];[.$A$2:.$A$244])+1" office:value-type="float" office:value="122" calcext:value-type="float">
            <text:p>122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table:formula="of:=243-RANK([.C12];[.$C$2:.$C$244])+1" office:value-type="float" office:value="92" calcext:value-type="float">
            <text:p>92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12];[.$E$2:.$E$244])+1" office:value-type="float" office:value="23" calcext:value-type="float">
            <text:p>23</text:p>
          </table:table-cell>
          <table:table-cell table:style-name="Default" office:value-type="float" office:value="8555" calcext:value-type="float">
            <text:p>8555</text:p>
          </table:table-cell>
          <table:table-cell table:style-name="Default" table:formula="of:=243-RANK([.G12];[.$G$2:.$G$244])+1" office:value-type="float" office:value="193" calcext:value-type="float">
            <text:p>193</text:p>
          </table:table-cell>
          <table:table-cell table:style-name="Default"/>
          <table:table-cell table:number-columns-repeated="2"/>
          <table:table-cell table:style-name="ce2"/>
          <table:table-cell office:value-type="string" calcext:value-type="string">
            <text:p>Digg</text:p>
          </table:table-cell>
          <table:table-cell table:style-name="ce7" table:number-columns-repeated="2"/>
          <table:table-cell table:style-name="ce9" table:formula="of:=PEARSON([.D2:.D244];[.F2:.F244])" office:value-type="float" office:value="0.107841151685801" calcext:value-type="float">
            <text:p>0,1078411517</text:p>
          </table:table-cell>
          <table:table-cell table:style-name="ce9" table:formula="of:=PEARSON([.D2:.D244];[.H2:.H244])" office:value-type="float" office:value="0.273167307107746" calcext:value-type="float">
            <text:p>0,2731673071</text:p>
          </table:table-cell>
          <table:table-cell table:number-columns-repeated="1007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table:formula="of:=243-RANK([.A13];[.$A$2:.$A$244])+1" office:value-type="float" office:value="155" calcext:value-type="float">
            <text:p>155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table:formula="of:=243-RANK([.C13];[.$C$2:.$C$244])+1" office:value-type="float" office:value="136" calcext:value-type="float">
            <text:p>136</text:p>
          </table:table-cell>
          <table:table-cell office:value-type="float" office:value="463" calcext:value-type="float">
            <text:p>463</text:p>
          </table:table-cell>
          <table:table-cell table:style-name="ce1" table:formula="of:=243-RANK([.E13];[.$E$2:.$E$244])+1" office:value-type="float" office:value="230" calcext:value-type="float">
            <text:p>230</text:p>
          </table:table-cell>
          <table:table-cell table:style-name="Default" office:value-type="float" office:value="7629" calcext:value-type="float">
            <text:p>7629</text:p>
          </table:table-cell>
          <table:table-cell table:style-name="Default" table:formula="of:=243-RANK([.G13];[.$G$2:.$G$244])+1" office:value-type="float" office:value="34" calcext:value-type="float">
            <text:p>34</text:p>
          </table:table-cell>
          <table:table-cell table:style-name="ce3"/>
          <table:table-cell table:number-columns-repeated="3"/>
          <table:table-cell office:value-type="string" calcext:value-type="string">
            <text:p>Irvine</text:p>
          </table:table-cell>
          <table:table-cell table:style-name="ce7" table:number-columns-repeated="3"/>
          <table:table-cell table:style-name="ce9" table:formula="of:=PEARSON([.F2:.F244];[.H2:.H244])" office:value-type="float" office:value="0.129640856409991" calcext:value-type="float">
            <text:p>0,1296408564</text:p>
          </table:table-cell>
          <table:table-cell table:number-columns-repeated="1007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table:formula="of:=243-RANK([.A14];[.$A$2:.$A$244])+1" office:value-type="float" office:value="126" calcext:value-type="float">
            <text:p>126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table:formula="of:=243-RANK([.C14];[.$C$2:.$C$244])+1" office:value-type="float" office:value="122" calcext:value-type="float">
            <text:p>122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4];[.$E$2:.$E$244])+1" office:value-type="float" office:value="189" calcext:value-type="float">
            <text:p>189</text:p>
          </table:table-cell>
          <table:table-cell table:style-name="Default" office:value-type="float" office:value="8293" calcext:value-type="float">
            <text:p>8293</text:p>
          </table:table-cell>
          <table:table-cell table:style-name="Default" table:formula="of:=243-RANK([.G14];[.$G$2:.$G$244])+1" office:value-type="float" office:value="143" calcext:value-type="float">
            <text:p>143</text:p>
          </table:table-cell>
          <table:table-cell table:number-columns-repeated="4"/>
          <table:table-cell office:value-type="string" calcext:value-type="string">
            <text:p>Enron</text:p>
          </table:table-cell>
          <table:table-cell table:style-name="ce7" table:number-columns-repeated="4"/>
          <table:table-cell table:number-columns-repeated="1007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table:formula="of:=243-RANK([.A15];[.$A$2:.$A$244])+1" office:value-type="float" office:value="127" calcext:value-type="float">
            <text:p>127</text:p>
          </table:table-cell>
          <table:table-cell table:style-name="ce1" office:value-type="float" office:value="1333" calcext:value-type="float">
            <text:p>1333</text:p>
          </table:table-cell>
          <table:table-cell table:style-name="ce1" table:formula="of:=243-RANK([.C15];[.$C$2:.$C$244])+1" office:value-type="float" office:value="119" calcext:value-type="float">
            <text:p>119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15];[.$E$2:.$E$244])+1" office:value-type="float" office:value="41" calcext:value-type="float">
            <text:p>41</text:p>
          </table:table-cell>
          <table:table-cell table:style-name="Default" office:value-type="float" office:value="8104" calcext:value-type="float">
            <text:p>8104</text:p>
          </table:table-cell>
          <table:table-cell table:style-name="Default" table:formula="of:=243-RANK([.G15];[.$G$2:.$G$244])+1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table:formula="of:=243-RANK([.A16];[.$A$2:.$A$244])+1" office:value-type="float" office:value="107" calcext:value-type="float">
            <text:p>107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table:formula="of:=243-RANK([.C16];[.$C$2:.$C$244])+1" office:value-type="float" office:value="123" calcext:value-type="float">
            <text:p>123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16];[.$E$2:.$E$244])+1" office:value-type="float" office:value="41" calcext:value-type="float">
            <text:p>41</text:p>
          </table:table-cell>
          <table:table-cell table:style-name="Default" office:value-type="float" office:value="8487" calcext:value-type="float">
            <text:p>8487</text:p>
          </table:table-cell>
          <table:table-cell table:style-name="Default" table:formula="of:=243-RANK([.G16];[.$G$2:.$G$244])+1"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table:formula="of:=243-RANK([.A17];[.$A$2:.$A$244])+1" office:value-type="float" office:value="27" calcext:value-type="float">
            <text:p>27</text:p>
          </table:table-cell>
          <table:table-cell table:style-name="ce1" office:value-type="float" office:value="810" calcext:value-type="float">
            <text:p>810</text:p>
          </table:table-cell>
          <table:table-cell table:style-name="ce1" table:formula="of:=243-RANK([.C17];[.$C$2:.$C$244])+1" office:value-type="float" office:value="26" calcext:value-type="float">
            <text:p>26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7];[.$E$2:.$E$244])+1" office:value-type="float" office:value="163" calcext:value-type="float">
            <text:p>163</text:p>
          </table:table-cell>
          <table:table-cell table:style-name="Default" office:value-type="float" office:value="7900" calcext:value-type="float">
            <text:p>7900</text:p>
          </table:table-cell>
          <table:table-cell table:style-name="Default" table:formula="of:=243-RANK([.G17];[.$G$2:.$G$244])+1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table:formula="of:=243-RANK([.A18];[.$A$2:.$A$244])+1" office:value-type="float" office:value="9" calcext:value-type="float">
            <text:p>9</text:p>
          </table:table-cell>
          <table:table-cell table:style-name="ce1" office:value-type="float" office:value="740" calcext:value-type="float">
            <text:p>740</text:p>
          </table:table-cell>
          <table:table-cell table:style-name="ce1" table:formula="of:=243-RANK([.C18];[.$C$2:.$C$244])+1"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18];[.$E$2:.$E$244])+1" office:value-type="float" office:value="23" calcext:value-type="float">
            <text:p>23</text:p>
          </table:table-cell>
          <table:table-cell table:style-name="Default" office:value-type="float" office:value="6656" calcext:value-type="float">
            <text:p>6656</text:p>
          </table:table-cell>
          <table:table-cell table:style-name="Default" table:formula="of:=243-RANK([.G18];[.$G$2:.$G$244])+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table:formula="of:=243-RANK([.A19];[.$A$2:.$A$244])+1" office:value-type="float" office:value="3" calcext:value-type="float">
            <text:p>3</text:p>
          </table:table-cell>
          <table:table-cell table:style-name="ce1" office:value-type="float" office:value="731" calcext:value-type="float">
            <text:p>731</text:p>
          </table:table-cell>
          <table:table-cell table:style-name="ce1" table:formula="of:=243-RANK([.C19];[.$C$2:.$C$244])+1" office:value-type="float" office:value="9" calcext:value-type="float">
            <text:p>9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19];[.$E$2:.$E$244])+1" office:value-type="float" office:value="41" calcext:value-type="float">
            <text:p>41</text:p>
          </table:table-cell>
          <table:table-cell table:style-name="Default" office:value-type="float" office:value="4418" calcext:value-type="float">
            <text:p>4418</text:p>
          </table:table-cell>
          <table:table-cell table:style-name="Default" table:formula="of:=243-RANK([.G19];[.$G$2:.$G$244])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table:formula="of:=243-RANK([.A20];[.$A$2:.$A$244])+1" office:value-type="float" office:value="116" calcext:value-type="float">
            <text:p>116</text:p>
          </table:table-cell>
          <table:table-cell table:style-name="ce1" office:value-type="float" office:value="1337" calcext:value-type="float">
            <text:p>1337</text:p>
          </table:table-cell>
          <table:table-cell table:style-name="ce1" table:formula="of:=243-RANK([.C20];[.$C$2:.$C$244])+1" office:value-type="float" office:value="120" calcext:value-type="float">
            <text:p>120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0];[.$E$2:.$E$244])+1" office:value-type="float" office:value="163" calcext:value-type="float">
            <text:p>163</text:p>
          </table:table-cell>
          <table:table-cell table:style-name="Default" office:value-type="float" office:value="8182" calcext:value-type="float">
            <text:p>8182</text:p>
          </table:table-cell>
          <table:table-cell table:style-name="Default" table:formula="of:=243-RANK([.G20];[.$G$2:.$G$244])+1"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table:formula="of:=243-RANK([.A21];[.$A$2:.$A$244])+1" office:value-type="float" office:value="172" calcext:value-type="float">
            <text:p>172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table:formula="of:=243-RANK([.C21];[.$C$2:.$C$244])+1" office:value-type="float" office:value="114" calcext:value-type="float">
            <text:p>114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21];[.$E$2:.$E$244])+1" office:value-type="float" office:value="130" calcext:value-type="float">
            <text:p>130</text:p>
          </table:table-cell>
          <table:table-cell table:style-name="Default" office:value-type="float" office:value="7949" calcext:value-type="float">
            <text:p>7949</text:p>
          </table:table-cell>
          <table:table-cell table:style-name="Default" table:formula="of:=243-RANK([.G21];[.$G$2:.$G$244])+1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table:formula="of:=243-RANK([.A22];[.$A$2:.$A$244])+1" office:value-type="float" office:value="119" calcext:value-type="float">
            <text:p>119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table:formula="of:=243-RANK([.C22];[.$C$2:.$C$244])+1" office:value-type="float" office:value="128" calcext:value-type="float">
            <text:p>128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2];[.$E$2:.$E$244])+1" office:value-type="float" office:value="211" calcext:value-type="float">
            <text:p>211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table:formula="of:=243-RANK([.G22];[.$G$2:.$G$244])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table:formula="of:=243-RANK([.A23];[.$A$2:.$A$244])+1" office:value-type="float" office:value="105" calcext:value-type="float">
            <text:p>105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table:formula="of:=243-RANK([.C23];[.$C$2:.$C$244])+1"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23];[.$E$2:.$E$244])+1" office:value-type="float" office:value="189" calcext:value-type="float">
            <text:p>189</text:p>
          </table:table-cell>
          <table:table-cell table:style-name="Default" office:value-type="float" office:value="8603" calcext:value-type="float">
            <text:p>8603</text:p>
          </table:table-cell>
          <table:table-cell table:style-name="Default" table:formula="of:=243-RANK([.G23];[.$G$2:.$G$244])+1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table:formula="of:=243-RANK([.A24];[.$A$2:.$A$244])+1" office:value-type="float" office:value="109" calcext:value-type="float">
            <text:p>109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table:formula="of:=243-RANK([.C24];[.$C$2:.$C$244])+1" office:value-type="float" office:value="125" calcext:value-type="float">
            <text:p>125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24];[.$E$2:.$E$244])+1" office:value-type="float" office:value="41" calcext:value-type="float">
            <text:p>41</text:p>
          </table:table-cell>
          <table:table-cell table:style-name="Default" office:value-type="float" office:value="8001" calcext:value-type="float">
            <text:p>8001</text:p>
          </table:table-cell>
          <table:table-cell table:style-name="Default" table:formula="of:=243-RANK([.G24];[.$G$2:.$G$244])+1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table:formula="of:=243-RANK([.A25];[.$A$2:.$A$244])+1" office:value-type="float" office:value="106" calcext:value-type="float">
            <text:p>106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table:formula="of:=243-RANK([.C25];[.$C$2:.$C$244])+1" office:value-type="float" office:value="108" calcext:value-type="float">
            <text:p>108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25];[.$E$2:.$E$244])+1" office:value-type="float" office:value="130" calcext:value-type="float">
            <text:p>130</text:p>
          </table:table-cell>
          <table:table-cell table:style-name="Default" office:value-type="float" office:value="8278" calcext:value-type="float">
            <text:p>8278</text:p>
          </table:table-cell>
          <table:table-cell table:style-name="Default" table:formula="of:=243-RANK([.G25];[.$G$2:.$G$244])+1"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table:formula="of:=243-RANK([.A26];[.$A$2:.$A$244])+1" office:value-type="float" office:value="26" calcext:value-type="float">
            <text:p>26</text:p>
          </table:table-cell>
          <table:table-cell table:style-name="ce1" office:value-type="float" office:value="780" calcext:value-type="float">
            <text:p>780</text:p>
          </table:table-cell>
          <table:table-cell table:style-name="ce1" table:formula="of:=243-RANK([.C26];[.$C$2:.$C$244])+1"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26];[.$E$2:.$E$244])+1" office:value-type="float" office:value="84" calcext:value-type="float">
            <text:p>84</text:p>
          </table:table-cell>
          <table:table-cell table:style-name="Default" office:value-type="float" office:value="7947" calcext:value-type="float">
            <text:p>7947</text:p>
          </table:table-cell>
          <table:table-cell table:style-name="Default" table:formula="of:=243-RANK([.G26];[.$G$2:.$G$244])+1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table:formula="of:=243-RANK([.A27];[.$A$2:.$A$244])+1" office:value-type="float" office:value="17" calcext:value-type="float">
            <text:p>17</text:p>
          </table:table-cell>
          <table:table-cell table:style-name="ce1" office:value-type="float" office:value="761" calcext:value-type="float">
            <text:p>761</text:p>
          </table:table-cell>
          <table:table-cell table:style-name="ce1" table:formula="of:=243-RANK([.C27];[.$C$2:.$C$244])+1" office:value-type="float" office:value="14" calcext:value-type="float">
            <text:p>14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27];[.$E$2:.$E$244])+1" office:value-type="float" office:value="84" calcext:value-type="float">
            <text:p>84</text:p>
          </table:table-cell>
          <table:table-cell table:style-name="Default" office:value-type="float" office:value="8035" calcext:value-type="float">
            <text:p>8035</text:p>
          </table:table-cell>
          <table:table-cell table:style-name="Default" table:formula="of:=243-RANK([.G27];[.$G$2:.$G$244])+1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table:formula="of:=243-RANK([.A28];[.$A$2:.$A$244])+1" office:value-type="float" office:value="7" calcext:value-type="float">
            <text:p>7</text:p>
          </table:table-cell>
          <table:table-cell table:style-name="ce1" office:value-type="float" office:value="724" calcext:value-type="float">
            <text:p>724</text:p>
          </table:table-cell>
          <table:table-cell table:style-name="ce1" table:formula="of:=243-RANK([.C28];[.$C$2:.$C$244])+1" office:value-type="float" office:value="7" calcext:value-type="float">
            <text:p>7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28];[.$E$2:.$E$244])+1" office:value-type="float" office:value="130" calcext:value-type="float">
            <text:p>130</text:p>
          </table:table-cell>
          <table:table-cell table:style-name="Default" office:value-type="float" office:value="7623" calcext:value-type="float">
            <text:p>7623</text:p>
          </table:table-cell>
          <table:table-cell table:style-name="Default" table:formula="of:=243-RANK([.G28];[.$G$2:.$G$244])+1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table:formula="of:=243-RANK([.A29];[.$A$2:.$A$244])+1" office:value-type="float" office:value="92" calcext:value-type="float">
            <text:p>92</text:p>
          </table:table-cell>
          <table:table-cell table:style-name="ce1" office:value-type="float" office:value="1333" calcext:value-type="float">
            <text:p>1333</text:p>
          </table:table-cell>
          <table:table-cell table:style-name="ce1" table:formula="of:=243-RANK([.C29];[.$C$2:.$C$244])+1" office:value-type="float" office:value="119" calcext:value-type="float">
            <text:p>119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29];[.$E$2:.$E$244])+1" office:value-type="float" office:value="84" calcext:value-type="float">
            <text:p>84</text:p>
          </table:table-cell>
          <table:table-cell table:style-name="Default" office:value-type="float" office:value="5639" calcext:value-type="float">
            <text:p>5639</text:p>
          </table:table-cell>
          <table:table-cell table:style-name="Default" table:formula="of:=243-RANK([.G29];[.$G$2:.$G$244])+1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table:formula="of:=243-RANK([.A30];[.$A$2:.$A$244])+1" office:value-type="float" office:value="120" calcext:value-type="float">
            <text:p>120</text:p>
          </table:table-cell>
          <table:table-cell table:style-name="ce1" office:value-type="float" office:value="1281" calcext:value-type="float">
            <text:p>1281</text:p>
          </table:table-cell>
          <table:table-cell table:style-name="ce1" table:formula="of:=243-RANK([.C30];[.$C$2:.$C$244])+1" office:value-type="float" office:value="101" calcext:value-type="float">
            <text:p>101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30];[.$E$2:.$E$244])+1" office:value-type="float" office:value="189" calcext:value-type="float">
            <text:p>189</text:p>
          </table:table-cell>
          <table:table-cell table:style-name="Default" office:value-type="float" office:value="5074" calcext:value-type="float">
            <text:p>5074</text:p>
          </table:table-cell>
          <table:table-cell table:style-name="Default" table:formula="of:=243-RANK([.G30];[.$G$2:.$G$244])+1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table:formula="of:=243-RANK([.A31];[.$A$2:.$A$244])+1" office:value-type="float" office:value="100" calcext:value-type="float">
            <text:p>10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table:formula="of:=243-RANK([.C31];[.$C$2:.$C$244])+1" office:value-type="float" office:value="124" calcext:value-type="float">
            <text:p>124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31];[.$E$2:.$E$244])+1" office:value-type="float" office:value="211" calcext:value-type="float">
            <text:p>211</text:p>
          </table:table-cell>
          <table:table-cell table:style-name="Default" office:value-type="float" office:value="7512" calcext:value-type="float">
            <text:p>7512</text:p>
          </table:table-cell>
          <table:table-cell table:style-name="Default" table:formula="of:=243-RANK([.G31];[.$G$2:.$G$244])+1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table:formula="of:=243-RANK([.A32];[.$A$2:.$A$244])+1" office:value-type="float" office:value="114" calcext:value-type="float">
            <text:p>114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table:formula="of:=243-RANK([.C32];[.$C$2:.$C$244])+1" office:value-type="float" office:value="111" calcext:value-type="float">
            <text:p>111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32];[.$E$2:.$E$244])+1" office:value-type="float" office:value="84" calcext:value-type="float">
            <text:p>84</text:p>
          </table:table-cell>
          <table:table-cell table:style-name="Default" office:value-type="float" office:value="8653" calcext:value-type="float">
            <text:p>8653</text:p>
          </table:table-cell>
          <table:table-cell table:style-name="Default" table:formula="of:=243-RANK([.G32];[.$G$2:.$G$244])+1" office:value-type="float" office:value="226" calcext:value-type="float">
            <text:p>226</text:p>
          </table:table-cell>
          <table:table-cell table:number-columns-repeated="1016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table:formula="of:=243-RANK([.A33];[.$A$2:.$A$244])+1" office:value-type="float" office:value="98" calcext:value-type="float">
            <text:p>98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table:formula="of:=243-RANK([.C33];[.$C$2:.$C$244])+1" office:value-type="float" office:value="145" calcext:value-type="float">
            <text:p>145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33];[.$E$2:.$E$244])+1" office:value-type="float" office:value="84" calcext:value-type="float">
            <text:p>84</text:p>
          </table:table-cell>
          <table:table-cell table:style-name="Default" office:value-type="float" office:value="7797" calcext:value-type="float">
            <text:p>7797</text:p>
          </table:table-cell>
          <table:table-cell table:style-name="Default" table:formula="of:=243-RANK([.G33];[.$G$2:.$G$244])+1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table:formula="of:=243-RANK([.A34];[.$A$2:.$A$244])+1" office:value-type="float" office:value="103" calcext:value-type="float">
            <text:p>103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table:formula="of:=243-RANK([.C34];[.$C$2:.$C$244])+1" office:value-type="float" office:value="98" calcext:value-type="float">
            <text:p>98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34];[.$E$2:.$E$244])+1" office:value-type="float" office:value="84" calcext:value-type="float">
            <text:p>84</text:p>
          </table:table-cell>
          <table:table-cell table:style-name="Default" office:value-type="float" office:value="8222" calcext:value-type="float">
            <text:p>8222</text:p>
          </table:table-cell>
          <table:table-cell table:style-name="Default" table:formula="of:=243-RANK([.G34];[.$G$2:.$G$244])+1"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table:formula="of:=243-RANK([.A35];[.$A$2:.$A$244])+1" office:value-type="float" office:value="18" calcext:value-type="float">
            <text:p>18</text:p>
          </table:table-cell>
          <table:table-cell table:style-name="ce1" office:value-type="float" office:value="776" calcext:value-type="float">
            <text:p>776</text:p>
          </table:table-cell>
          <table:table-cell table:style-name="ce1" table:formula="of:=243-RANK([.C35];[.$C$2:.$C$244])+1" office:value-type="float" office:value="19" calcext:value-type="float">
            <text:p>19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35];[.$E$2:.$E$244])+1" office:value-type="float" office:value="84" calcext:value-type="float">
            <text:p>84</text:p>
          </table:table-cell>
          <table:table-cell table:style-name="Default" office:value-type="float" office:value="7994" calcext:value-type="float">
            <text:p>7994</text:p>
          </table:table-cell>
          <table:table-cell table:style-name="Default" table:formula="of:=243-RANK([.G35];[.$G$2:.$G$244])+1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table:formula="of:=243-RANK([.A36];[.$A$2:.$A$244])+1" office:value-type="float" office:value="11" calcext:value-type="float">
            <text:p>11</text:p>
          </table:table-cell>
          <table:table-cell table:style-name="ce1" office:value-type="float" office:value="725" calcext:value-type="float">
            <text:p>725</text:p>
          </table:table-cell>
          <table:table-cell table:style-name="ce1" table:formula="of:=243-RANK([.C36];[.$C$2:.$C$244])+1"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36];[.$E$2:.$E$244])+1" office:value-type="float" office:value="163" calcext:value-type="float">
            <text:p>163</text:p>
          </table:table-cell>
          <table:table-cell table:style-name="Default" office:value-type="float" office:value="4452" calcext:value-type="float">
            <text:p>4452</text:p>
          </table:table-cell>
          <table:table-cell table:style-name="Default" table:formula="of:=243-RANK([.G36];[.$G$2:.$G$244])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table:formula="of:=243-RANK([.A37];[.$A$2:.$A$244])+1" office:value-type="float" office:value="5" calcext:value-type="float">
            <text:p>5</text:p>
          </table:table-cell>
          <table:table-cell table:style-name="ce1" office:value-type="float" office:value="694" calcext:value-type="float">
            <text:p>694</text:p>
          </table:table-cell>
          <table:table-cell table:style-name="ce1" table:formula="of:=243-RANK([.C37];[.$C$2:.$C$244])+1"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37];[.$E$2:.$E$244])+1" office:value-type="float" office:value="84" calcext:value-type="float">
            <text:p>84</text:p>
          </table:table-cell>
          <table:table-cell table:style-name="Default" office:value-type="float" office:value="4543" calcext:value-type="float">
            <text:p>4543</text:p>
          </table:table-cell>
          <table:table-cell table:style-name="Default" table:formula="of:=243-RANK([.G37];[.$G$2:.$G$244])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table:formula="of:=243-RANK([.A38];[.$A$2:.$A$244])+1" office:value-type="float" office:value="114" calcext:value-type="float">
            <text:p>114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table:formula="of:=243-RANK([.C38];[.$C$2:.$C$244])+1"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38];[.$E$2:.$E$244])+1" office:value-type="float" office:value="84" calcext:value-type="float">
            <text:p>84</text:p>
          </table:table-cell>
          <table:table-cell table:style-name="Default" office:value-type="float" office:value="7960" calcext:value-type="float">
            <text:p>7960</text:p>
          </table:table-cell>
          <table:table-cell table:style-name="Default" table:formula="of:=243-RANK([.G38];[.$G$2:.$G$244])+1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1" table:formula="of:=243-RANK([.A39];[.$A$2:.$A$244])+1" office:value-type="float" office:value="110" calcext:value-type="float">
            <text:p>110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table:formula="of:=243-RANK([.C39];[.$C$2:.$C$244])+1" office:value-type="float" office:value="97" calcext:value-type="float">
            <text:p>97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39];[.$E$2:.$E$244])+1" office:value-type="float" office:value="130" calcext:value-type="float">
            <text:p>130</text:p>
          </table:table-cell>
          <table:table-cell table:style-name="Default" office:value-type="float" office:value="8303" calcext:value-type="float">
            <text:p>8303</text:p>
          </table:table-cell>
          <table:table-cell table:style-name="Default" table:formula="of:=243-RANK([.G39];[.$G$2:.$G$244])+1"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table:formula="of:=243-RANK([.A40];[.$A$2:.$A$244])+1" office:value-type="float" office:value="95" calcext:value-type="float">
            <text:p>95</text:p>
          </table:table-cell>
          <table:table-cell table:style-name="ce1" office:value-type="float" office:value="1354" calcext:value-type="float">
            <text:p>1354</text:p>
          </table:table-cell>
          <table:table-cell table:style-name="ce1" table:formula="of:=243-RANK([.C40];[.$C$2:.$C$244])+1" office:value-type="float" office:value="126" calcext:value-type="float">
            <text:p>126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40];[.$E$2:.$E$244])+1" office:value-type="float" office:value="130" calcext:value-type="float">
            <text:p>130</text:p>
          </table:table-cell>
          <table:table-cell table:style-name="Default" office:value-type="float" office:value="8628" calcext:value-type="float">
            <text:p>8628</text:p>
          </table:table-cell>
          <table:table-cell table:style-name="Default" table:formula="of:=243-RANK([.G40];[.$G$2:.$G$244])+1" office:value-type="float" office:value="217" calcext:value-type="float">
            <text:p>217</text:p>
          </table:table-cell>
          <table:table-cell table:number-columns-repeated="1016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table:formula="of:=243-RANK([.A41];[.$A$2:.$A$244])+1" office:value-type="float" office:value="131" calcext:value-type="float">
            <text:p>131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table:formula="of:=243-RANK([.C41];[.$C$2:.$C$244])+1" office:value-type="float" office:value="114" calcext:value-type="float">
            <text:p>114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41];[.$E$2:.$E$244])+1" office:value-type="float" office:value="23" calcext:value-type="float">
            <text:p>23</text:p>
          </table:table-cell>
          <table:table-cell table:style-name="Default" office:value-type="float" office:value="8200" calcext:value-type="float">
            <text:p>8200</text:p>
          </table:table-cell>
          <table:table-cell table:style-name="Default" table:formula="of:=243-RANK([.G41];[.$G$2:.$G$244])+1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table:formula="of:=243-RANK([.A42];[.$A$2:.$A$244])+1" office:value-type="float" office:value="149" calcext:value-type="float">
            <text:p>149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table:formula="of:=243-RANK([.C42];[.$C$2:.$C$244])+1" office:value-type="float" office:value="104" calcext:value-type="float">
            <text:p>104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42];[.$E$2:.$E$244])+1" office:value-type="float" office:value="163" calcext:value-type="float">
            <text:p>163</text:p>
          </table:table-cell>
          <table:table-cell table:style-name="Default" office:value-type="float" office:value="8281" calcext:value-type="float">
            <text:p>8281</text:p>
          </table:table-cell>
          <table:table-cell table:style-name="Default" table:formula="of:=243-RANK([.G42];[.$G$2:.$G$244])+1"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table:formula="of:=243-RANK([.A43];[.$A$2:.$A$244])+1" office:value-type="float" office:value="90" calcext:value-type="float">
            <text:p>90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table:formula="of:=243-RANK([.C43];[.$C$2:.$C$244])+1" office:value-type="float" office:value="102" calcext:value-type="float">
            <text:p>102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43];[.$E$2:.$E$244])+1" office:value-type="float" office:value="163" calcext:value-type="float">
            <text:p>163</text:p>
          </table:table-cell>
          <table:table-cell table:style-name="Default" office:value-type="float" office:value="8045" calcext:value-type="float">
            <text:p>8045</text:p>
          </table:table-cell>
          <table:table-cell table:style-name="Default" table:formula="of:=243-RANK([.G43];[.$G$2:.$G$244])+1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table:formula="of:=243-RANK([.A44];[.$A$2:.$A$244])+1" office:value-type="float" office:value="22" calcext:value-type="float">
            <text:p>22</text:p>
          </table:table-cell>
          <table:table-cell table:style-name="ce1" office:value-type="float" office:value="785" calcext:value-type="float">
            <text:p>785</text:p>
          </table:table-cell>
          <table:table-cell table:style-name="ce1" table:formula="of:=243-RANK([.C44];[.$C$2:.$C$244])+1"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table:style-name="ce1" table:formula="of:=243-RANK([.E44];[.$E$2:.$E$244])+1" office:value-type="float" office:value="242" calcext:value-type="float">
            <text:p>242</text:p>
          </table:table-cell>
          <table:table-cell table:style-name="Default" office:value-type="float" office:value="7852" calcext:value-type="float">
            <text:p>7852</text:p>
          </table:table-cell>
          <table:table-cell table:style-name="Default" table:formula="of:=243-RANK([.G44];[.$G$2:.$G$244])+1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table:formula="of:=243-RANK([.A45];[.$A$2:.$A$244])+1" office:value-type="float" office:value="11" calcext:value-type="float">
            <text:p>11</text:p>
          </table:table-cell>
          <table:table-cell table:style-name="ce1" office:value-type="float" office:value="732" calcext:value-type="float">
            <text:p>732</text:p>
          </table:table-cell>
          <table:table-cell table:style-name="ce1" table:formula="of:=243-RANK([.C45];[.$C$2:.$C$244])+1"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45];[.$E$2:.$E$244])+1" office:value-type="float" office:value="163" calcext:value-type="float">
            <text:p>163</text:p>
          </table:table-cell>
          <table:table-cell table:style-name="Default" office:value-type="float" office:value="7962" calcext:value-type="float">
            <text:p>7962</text:p>
          </table:table-cell>
          <table:table-cell table:style-name="Default" table:formula="of:=243-RANK([.G45];[.$G$2:.$G$244])+1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table:formula="of:=243-RANK([.A46];[.$A$2:.$A$244])+1" office:value-type="float" office:value="8" calcext:value-type="float">
            <text:p>8</text:p>
          </table:table-cell>
          <table:table-cell table:style-name="ce1" office:value-type="float" office:value="703" calcext:value-type="float">
            <text:p>703</text:p>
          </table:table-cell>
          <table:table-cell table:style-name="ce1" table:formula="of:=243-RANK([.C46];[.$C$2:.$C$244])+1"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46];[.$E$2:.$E$244])+1" office:value-type="float" office:value="163" calcext:value-type="float">
            <text:p>163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table:formula="of:=243-RANK([.G46];[.$G$2:.$G$244])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table:formula="of:=243-RANK([.A47];[.$A$2:.$A$244])+1" office:value-type="float" office:value="97" calcext:value-type="float">
            <text:p>97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table:formula="of:=243-RANK([.C47];[.$C$2:.$C$244])+1" office:value-type="float" office:value="93" calcext:value-type="float">
            <text:p>93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47];[.$E$2:.$E$244])+1" office:value-type="float" office:value="130" calcext:value-type="float">
            <text:p>130</text:p>
          </table:table-cell>
          <table:table-cell table:style-name="Default" office:value-type="float" office:value="7641" calcext:value-type="float">
            <text:p>7641</text:p>
          </table:table-cell>
          <table:table-cell table:style-name="Default" table:formula="of:=243-RANK([.G47];[.$G$2:.$G$244])+1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table:formula="of:=243-RANK([.A48];[.$A$2:.$A$244])+1" office:value-type="float" office:value="124" calcext:value-type="float">
            <text:p>124</text:p>
          </table:table-cell>
          <table:table-cell table:style-name="ce1" office:value-type="float" office:value="1424" calcext:value-type="float">
            <text:p>1424</text:p>
          </table:table-cell>
          <table:table-cell table:style-name="ce1" table:formula="of:=243-RANK([.C48];[.$C$2:.$C$244])+1" office:value-type="float" office:value="146" calcext:value-type="float">
            <text:p>146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48];[.$E$2:.$E$244])+1" office:value-type="float" office:value="23" calcext:value-type="float">
            <text:p>23</text:p>
          </table:table-cell>
          <table:table-cell table:style-name="Default" office:value-type="float" office:value="7739" calcext:value-type="float">
            <text:p>7739</text:p>
          </table:table-cell>
          <table:table-cell table:style-name="Default" table:formula="of:=243-RANK([.G48];[.$G$2:.$G$244])+1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table:formula="of:=243-RANK([.A49];[.$A$2:.$A$244])+1" office:value-type="float" office:value="109" calcext:value-type="float">
            <text:p>109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table:formula="of:=243-RANK([.C49];[.$C$2:.$C$244])+1" office:value-type="float" office:value="86" calcext:value-type="float">
            <text:p>86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49];[.$E$2:.$E$244])+1" office:value-type="float" office:value="41" calcext:value-type="float">
            <text:p>41</text:p>
          </table:table-cell>
          <table:table-cell table:style-name="Default" office:value-type="float" office:value="8060" calcext:value-type="float">
            <text:p>8060</text:p>
          </table:table-cell>
          <table:table-cell table:style-name="Default" table:formula="of:=243-RANK([.G49];[.$G$2:.$G$244])+1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table:formula="of:=243-RANK([.A50];[.$A$2:.$A$244])+1" office:value-type="float" office:value="130" calcext:value-type="float">
            <text:p>13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table:formula="of:=243-RANK([.C50];[.$C$2:.$C$244])+1" office:value-type="float" office:value="148" calcext:value-type="float">
            <text:p>148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50];[.$E$2:.$E$244])+1" office:value-type="float" office:value="84" calcext:value-type="float">
            <text:p>84</text:p>
          </table:table-cell>
          <table:table-cell table:style-name="Default" office:value-type="float" office:value="8171" calcext:value-type="float">
            <text:p>8171</text:p>
          </table:table-cell>
          <table:table-cell table:style-name="Default" table:formula="of:=243-RANK([.G50];[.$G$2:.$G$244])+1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table:formula="of:=243-RANK([.A51];[.$A$2:.$A$244])+1" office:value-type="float" office:value="117" calcext:value-type="float">
            <text:p>117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table:formula="of:=243-RANK([.C51];[.$C$2:.$C$244])+1" office:value-type="float" office:value="130" calcext:value-type="float">
            <text:p>130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51];[.$E$2:.$E$244])+1" office:value-type="float" office:value="84" calcext:value-type="float">
            <text:p>84</text:p>
          </table:table-cell>
          <table:table-cell table:style-name="Default" office:value-type="float" office:value="8135" calcext:value-type="float">
            <text:p>8135</text:p>
          </table:table-cell>
          <table:table-cell table:style-name="Default" table:formula="of:=243-RANK([.G51];[.$G$2:.$G$244])+1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table:formula="of:=243-RANK([.A52];[.$A$2:.$A$244])+1" office:value-type="float" office:value="84" calcext:value-type="float">
            <text:p>84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table:formula="of:=243-RANK([.C52];[.$C$2:.$C$244])+1" office:value-type="float" office:value="110" calcext:value-type="float">
            <text:p>110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52];[.$E$2:.$E$244])+1" office:value-type="float" office:value="223" calcext:value-type="float">
            <text:p>223</text:p>
          </table:table-cell>
          <table:table-cell table:style-name="Default" office:value-type="float" office:value="8485" calcext:value-type="float">
            <text:p>8485</text:p>
          </table:table-cell>
          <table:table-cell table:style-name="Default" table:formula="of:=243-RANK([.G52];[.$G$2:.$G$244])+1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table:formula="of:=243-RANK([.A53];[.$A$2:.$A$244])+1" office:value-type="float" office:value="20" calcext:value-type="float">
            <text:p>20</text:p>
          </table:table-cell>
          <table:table-cell table:style-name="ce1" office:value-type="float" office:value="767" calcext:value-type="float">
            <text:p>767</text:p>
          </table:table-cell>
          <table:table-cell table:style-name="ce1" table:formula="of:=243-RANK([.C53];[.$C$2:.$C$244])+1" office:value-type="float" office:value="16" calcext:value-type="float">
            <text:p>16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53];[.$E$2:.$E$244])+1" office:value-type="float" office:value="130" calcext:value-type="float">
            <text:p>130</text:p>
          </table:table-cell>
          <table:table-cell table:style-name="Default" office:value-type="float" office:value="8013" calcext:value-type="float">
            <text:p>8013</text:p>
          </table:table-cell>
          <table:table-cell table:style-name="Default" table:formula="of:=243-RANK([.G53];[.$G$2:.$G$244])+1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table:formula="of:=243-RANK([.A54];[.$A$2:.$A$244])+1" office:value-type="float" office:value="14" calcext:value-type="float">
            <text:p>14</text:p>
          </table:table-cell>
          <table:table-cell table:style-name="ce1" office:value-type="float" office:value="736" calcext:value-type="float">
            <text:p>736</text:p>
          </table:table-cell>
          <table:table-cell table:style-name="ce1" table:formula="of:=243-RANK([.C54];[.$C$2:.$C$244])+1"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54];[.$E$2:.$E$244])+1" office:value-type="float" office:value="23" calcext:value-type="float">
            <text:p>23</text:p>
          </table:table-cell>
          <table:table-cell table:style-name="Default" office:value-type="float" office:value="7952" calcext:value-type="float">
            <text:p>7952</text:p>
          </table:table-cell>
          <table:table-cell table:style-name="Default" table:formula="of:=243-RANK([.G54];[.$G$2:.$G$244])+1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table:formula="of:=243-RANK([.A55];[.$A$2:.$A$244])+1" office:value-type="float" office:value="12" calcext:value-type="float">
            <text:p>12</text:p>
          </table:table-cell>
          <table:table-cell table:style-name="ce1" office:value-type="float" office:value="722" calcext:value-type="float">
            <text:p>722</text:p>
          </table:table-cell>
          <table:table-cell table:style-name="ce1" table:formula="of:=243-RANK([.C55];[.$C$2:.$C$244])+1" office:value-type="float" office:value="6" calcext:value-type="float">
            <text:p>6</text:p>
          </table:table-cell>
          <table:table-cell office:value-type="float" office:value="453" calcext:value-type="float">
            <text:p>453</text:p>
          </table:table-cell>
          <table:table-cell table:style-name="ce1" table:formula="of:=243-RANK([.E55];[.$E$2:.$E$244])+1" office:value-type="float" office:value="1" calcext:value-type="float">
            <text:p>1</text:p>
          </table:table-cell>
          <table:table-cell table:style-name="Default" office:value-type="float" office:value="4990" calcext:value-type="float">
            <text:p>4990</text:p>
          </table:table-cell>
          <table:table-cell table:style-name="Default" table:formula="of:=243-RANK([.G55];[.$G$2:.$G$244])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table:formula="of:=243-RANK([.A56];[.$A$2:.$A$244])+1" office:value-type="float" office:value="78" calcext:value-type="float">
            <text:p>78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table:formula="of:=243-RANK([.C56];[.$C$2:.$C$244])+1" office:value-type="float" office:value="84" calcext:value-type="float">
            <text:p>84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56];[.$E$2:.$E$244])+1" office:value-type="float" office:value="23" calcext:value-type="float">
            <text:p>23</text:p>
          </table:table-cell>
          <table:table-cell table:style-name="Default" office:value-type="float" office:value="8012" calcext:value-type="float">
            <text:p>8012</text:p>
          </table:table-cell>
          <table:table-cell table:style-name="Default" table:formula="of:=243-RANK([.G56];[.$G$2:.$G$244])+1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table:formula="of:=243-RANK([.A57];[.$A$2:.$A$244])+1" office:value-type="float" office:value="73" calcext:value-type="float">
            <text:p>73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table:formula="of:=243-RANK([.C57];[.$C$2:.$C$244])+1" office:value-type="float" office:value="89" calcext:value-type="float">
            <text:p>89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57];[.$E$2:.$E$244])+1" office:value-type="float" office:value="130" calcext:value-type="float">
            <text:p>130</text:p>
          </table:table-cell>
          <table:table-cell table:style-name="Default" office:value-type="float" office:value="8184" calcext:value-type="float">
            <text:p>8184</text:p>
          </table:table-cell>
          <table:table-cell table:style-name="Default" table:formula="of:=243-RANK([.G57];[.$G$2:.$G$244])+1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table:formula="of:=243-RANK([.A58];[.$A$2:.$A$244])+1" office:value-type="float" office:value="77" calcext:value-type="float">
            <text:p>77</text:p>
          </table:table-cell>
          <table:table-cell table:style-name="ce1" office:value-type="float" office:value="1193" calcext:value-type="float">
            <text:p>1193</text:p>
          </table:table-cell>
          <table:table-cell table:style-name="ce1" table:formula="of:=243-RANK([.C58];[.$C$2:.$C$244])+1" office:value-type="float" office:value="81" calcext:value-type="float">
            <text:p>81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58];[.$E$2:.$E$244])+1" office:value-type="float" office:value="23" calcext:value-type="float">
            <text:p>23</text:p>
          </table:table-cell>
          <table:table-cell table:style-name="Default" office:value-type="float" office:value="8331" calcext:value-type="float">
            <text:p>8331</text:p>
          </table:table-cell>
          <table:table-cell table:style-name="Default" table:formula="of:=243-RANK([.G58];[.$G$2:.$G$244])+1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table:formula="of:=243-RANK([.A59];[.$A$2:.$A$244])+1" office:value-type="float" office:value="112" calcext:value-type="float">
            <text:p>112</text:p>
          </table:table-cell>
          <table:table-cell table:style-name="ce1" office:value-type="float" office:value="1245" calcext:value-type="float">
            <text:p>1245</text:p>
          </table:table-cell>
          <table:table-cell table:style-name="ce1" table:formula="of:=243-RANK([.C59];[.$C$2:.$C$244])+1" office:value-type="float" office:value="95" calcext:value-type="float">
            <text:p>95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59];[.$E$2:.$E$244])+1" office:value-type="float" office:value="41" calcext:value-type="float">
            <text:p>41</text:p>
          </table:table-cell>
          <table:table-cell table:style-name="Default" office:value-type="float" office:value="8060" calcext:value-type="float">
            <text:p>8060</text:p>
          </table:table-cell>
          <table:table-cell table:style-name="Default" table:formula="of:=243-RANK([.G59];[.$G$2:.$G$244])+1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table:formula="of:=243-RANK([.A60];[.$A$2:.$A$244])+1" office:value-type="float" office:value="82" calcext:value-type="float">
            <text:p>82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table:formula="of:=243-RANK([.C60];[.$C$2:.$C$244])+1" office:value-type="float" office:value="83" calcext:value-type="float">
            <text:p>83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60];[.$E$2:.$E$244])+1" office:value-type="float" office:value="84" calcext:value-type="float">
            <text:p>84</text:p>
          </table:table-cell>
          <table:table-cell table:style-name="Default" office:value-type="float" office:value="8651" calcext:value-type="float">
            <text:p>8651</text:p>
          </table:table-cell>
          <table:table-cell table:style-name="Default" table:formula="of:=243-RANK([.G60];[.$G$2:.$G$244])+1" office:value-type="float" office:value="224" calcext:value-type="float">
            <text:p>224</text:p>
          </table:table-cell>
          <table:table-cell table:number-columns-repeated="1016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table:formula="of:=243-RANK([.A61];[.$A$2:.$A$244])+1" office:value-type="float" office:value="82" calcext:value-type="float">
            <text:p>82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table:formula="of:=243-RANK([.C61];[.$C$2:.$C$244])+1" office:value-type="float" office:value="114" calcext:value-type="float">
            <text:p>114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61];[.$E$2:.$E$244])+1" office:value-type="float" office:value="84" calcext:value-type="float">
            <text:p>84</text:p>
          </table:table-cell>
          <table:table-cell table:style-name="Default" office:value-type="float" office:value="8062" calcext:value-type="float">
            <text:p>8062</text:p>
          </table:table-cell>
          <table:table-cell table:style-name="Default" table:formula="of:=243-RANK([.G61];[.$G$2:.$G$244])+1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table:formula="of:=243-RANK([.A62];[.$A$2:.$A$244])+1" office:value-type="float" office:value="23" calcext:value-type="float">
            <text:p>23</text:p>
          </table:table-cell>
          <table:table-cell table:style-name="ce1" office:value-type="float" office:value="803" calcext:value-type="float">
            <text:p>803</text:p>
          </table:table-cell>
          <table:table-cell table:style-name="ce1" table:formula="of:=243-RANK([.C62];[.$C$2:.$C$244])+1" office:value-type="float" office:value="24" calcext:value-type="float">
            <text:p>24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62];[.$E$2:.$E$244])+1" office:value-type="float" office:value="41" calcext:value-type="float">
            <text:p>41</text:p>
          </table:table-cell>
          <table:table-cell table:style-name="Default" office:value-type="float" office:value="8361" calcext:value-type="float">
            <text:p>8361</text:p>
          </table:table-cell>
          <table:table-cell table:style-name="Default" table:formula="of:=243-RANK([.G62];[.$G$2:.$G$244])+1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table:formula="of:=243-RANK([.A63];[.$A$2:.$A$244])+1" office:value-type="float" office:value="15" calcext:value-type="float">
            <text:p>15</text:p>
          </table:table-cell>
          <table:table-cell table:style-name="ce1" office:value-type="float" office:value="765" calcext:value-type="float">
            <text:p>765</text:p>
          </table:table-cell>
          <table:table-cell table:style-name="ce1" table:formula="of:=243-RANK([.C63];[.$C$2:.$C$244])+1" office:value-type="float" office:value="15" calcext:value-type="float">
            <text:p>15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63];[.$E$2:.$E$244])+1" office:value-type="float" office:value="23" calcext:value-type="float">
            <text:p>23</text:p>
          </table:table-cell>
          <table:table-cell table:style-name="Default" office:value-type="float" office:value="7865" calcext:value-type="float">
            <text:p>7865</text:p>
          </table:table-cell>
          <table:table-cell table:style-name="Default" table:formula="of:=243-RANK([.G63];[.$G$2:.$G$244])+1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table:formula="of:=243-RANK([.A64];[.$A$2:.$A$244])+1" office:value-type="float" office:value="2" calcext:value-type="float">
            <text:p>2</text:p>
          </table:table-cell>
          <table:table-cell table:style-name="ce1" office:value-type="float" office:value="718" calcext:value-type="float">
            <text:p>718</text:p>
          </table:table-cell>
          <table:table-cell table:style-name="ce1" table:formula="of:=243-RANK([.C64];[.$C$2:.$C$244])+1"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64];[.$E$2:.$E$244])+1" office:value-type="float" office:value="41" calcext:value-type="float">
            <text:p>41</text:p>
          </table:table-cell>
          <table:table-cell table:style-name="Default" office:value-type="float" office:value="4729" calcext:value-type="float">
            <text:p>4729</text:p>
          </table:table-cell>
          <table:table-cell table:style-name="Default" table:formula="of:=243-RANK([.G64];[.$G$2:.$G$244])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table:formula="of:=243-RANK([.A65];[.$A$2:.$A$244])+1" office:value-type="float" office:value="63" calcext:value-type="float">
            <text:p>63</text:p>
          </table:table-cell>
          <table:table-cell table:style-name="ce1" office:value-type="float" office:value="1207" calcext:value-type="float">
            <text:p>1207</text:p>
          </table:table-cell>
          <table:table-cell table:style-name="ce1" table:formula="of:=243-RANK([.C65];[.$C$2:.$C$244])+1" office:value-type="float" office:value="85" calcext:value-type="float">
            <text:p>85</text:p>
          </table:table-cell>
          <table:table-cell office:value-type="float" office:value="454" calcext:value-type="float">
            <text:p>454</text:p>
          </table:table-cell>
          <table:table-cell table:style-name="ce1" table:formula="of:=243-RANK([.E65];[.$E$2:.$E$244])+1" office:value-type="float" office:value="4" calcext:value-type="float">
            <text:p>4</text:p>
          </table:table-cell>
          <table:table-cell table:style-name="Default" office:value-type="float" office:value="8197" calcext:value-type="float">
            <text:p>8197</text:p>
          </table:table-cell>
          <table:table-cell table:style-name="Default" table:formula="of:=243-RANK([.G65];[.$G$2:.$G$244])+1"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table:formula="of:=243-RANK([.A66];[.$A$2:.$A$244])+1" office:value-type="float" office:value="88" calcext:value-type="float">
            <text:p>88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table:formula="of:=243-RANK([.C66];[.$C$2:.$C$244])+1" office:value-type="float" office:value="78" calcext:value-type="float">
            <text:p>78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66];[.$E$2:.$E$244])+1" office:value-type="float" office:value="23" calcext:value-type="float">
            <text:p>23</text:p>
          </table:table-cell>
          <table:table-cell table:style-name="Default" office:value-type="float" office:value="5558" calcext:value-type="float">
            <text:p>5558</text:p>
          </table:table-cell>
          <table:table-cell table:style-name="Default" table:formula="of:=243-RANK([.G66];[.$G$2:.$G$244])+1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table:formula="of:=243-RANK([.A67];[.$A$2:.$A$244])+1" office:value-type="float" office:value="79" calcext:value-type="float">
            <text:p>79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table:formula="of:=243-RANK([.C67];[.$C$2:.$C$244])+1" office:value-type="float" office:value="77" calcext:value-type="float">
            <text:p>77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67];[.$E$2:.$E$244])+1" office:value-type="float" office:value="130" calcext:value-type="float">
            <text:p>130</text:p>
          </table:table-cell>
          <table:table-cell table:style-name="Default" office:value-type="float" office:value="8385" calcext:value-type="float">
            <text:p>8385</text:p>
          </table:table-cell>
          <table:table-cell table:style-name="Default" table:formula="of:=243-RANK([.G67];[.$G$2:.$G$244])+1"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table:formula="of:=243-RANK([.A68];[.$A$2:.$A$244])+1" office:value-type="float" office:value="115" calcext:value-type="float">
            <text:p>115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table:formula="of:=243-RANK([.C68];[.$C$2:.$C$244])+1" office:value-type="float" office:value="99" calcext:value-type="float">
            <text:p>99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68];[.$E$2:.$E$244])+1" office:value-type="float" office:value="23" calcext:value-type="float">
            <text:p>23</text:p>
          </table:table-cell>
          <table:table-cell table:style-name="Default" office:value-type="float" office:value="8193" calcext:value-type="float">
            <text:p>8193</text:p>
          </table:table-cell>
          <table:table-cell table:style-name="Default" table:formula="of:=243-RANK([.G68];[.$G$2:.$G$244])+1"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table:formula="of:=243-RANK([.A69];[.$A$2:.$A$244])+1" office:value-type="float" office:value="85" calcext:value-type="float">
            <text:p>85</text:p>
          </table:table-cell>
          <table:table-cell table:style-name="ce1" office:value-type="float" office:value="1256" calcext:value-type="float">
            <text:p>1256</text:p>
          </table:table-cell>
          <table:table-cell table:style-name="ce1" table:formula="of:=243-RANK([.C69];[.$C$2:.$C$244])+1" office:value-type="float" office:value="96" calcext:value-type="float">
            <text:p>96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69];[.$E$2:.$E$244])+1" office:value-type="float" office:value="41" calcext:value-type="float">
            <text:p>41</text:p>
          </table:table-cell>
          <table:table-cell table:style-name="Default" office:value-type="float" office:value="8412" calcext:value-type="float">
            <text:p>8412</text:p>
          </table:table-cell>
          <table:table-cell table:style-name="Default" table:formula="of:=243-RANK([.G69];[.$G$2:.$G$244])+1"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table:formula="of:=243-RANK([.A70];[.$A$2:.$A$244])+1" office:value-type="float" office:value="121" calcext:value-type="float">
            <text:p>121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table:formula="of:=243-RANK([.C70];[.$C$2:.$C$244])+1"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70];[.$E$2:.$E$244])+1" office:value-type="float" office:value="211" calcext:value-type="float">
            <text:p>211</text:p>
          </table:table-cell>
          <table:table-cell table:style-name="Default" office:value-type="float" office:value="8233" calcext:value-type="float">
            <text:p>8233</text:p>
          </table:table-cell>
          <table:table-cell table:style-name="Default" table:formula="of:=243-RANK([.G70];[.$G$2:.$G$244])+1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table:formula="of:=243-RANK([.A71];[.$A$2:.$A$244])+1" office:value-type="float" office:value="24" calcext:value-type="float">
            <text:p>24</text:p>
          </table:table-cell>
          <table:table-cell table:style-name="ce1" office:value-type="float" office:value="777" calcext:value-type="float">
            <text:p>777</text:p>
          </table:table-cell>
          <table:table-cell table:style-name="ce1" table:formula="of:=243-RANK([.C71];[.$C$2:.$C$244])+1" office:value-type="float" office:value="20" calcext:value-type="float">
            <text:p>20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71];[.$E$2:.$E$244])+1" office:value-type="float" office:value="84" calcext:value-type="float">
            <text:p>84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table:formula="of:=243-RANK([.G71];[.$G$2:.$G$244])+1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table:formula="of:=243-RANK([.A72];[.$A$2:.$A$244])+1" office:value-type="float" office:value="21" calcext:value-type="float">
            <text:p>21</text:p>
          </table:table-cell>
          <table:table-cell table:style-name="ce1" office:value-type="float" office:value="776" calcext:value-type="float">
            <text:p>776</text:p>
          </table:table-cell>
          <table:table-cell table:style-name="ce1" table:formula="of:=243-RANK([.C72];[.$C$2:.$C$244])+1" office:value-type="float" office:value="19" calcext:value-type="float">
            <text:p>19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72];[.$E$2:.$E$244])+1" office:value-type="float" office:value="23" calcext:value-type="float">
            <text:p>23</text:p>
          </table:table-cell>
          <table:table-cell table:style-name="Default" office:value-type="float" office:value="7880" calcext:value-type="float">
            <text:p>7880</text:p>
          </table:table-cell>
          <table:table-cell table:style-name="Default" table:formula="of:=243-RANK([.G72];[.$G$2:.$G$244])+1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table:formula="of:=243-RANK([.A73];[.$A$2:.$A$244])+1" office:value-type="float" office:value="7" calcext:value-type="float">
            <text:p>7</text:p>
          </table:table-cell>
          <table:table-cell table:style-name="ce1" office:value-type="float" office:value="736" calcext:value-type="float">
            <text:p>736</text:p>
          </table:table-cell>
          <table:table-cell table:style-name="ce1" table:formula="of:=243-RANK([.C73];[.$C$2:.$C$244])+1"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73];[.$E$2:.$E$244])+1" office:value-type="float" office:value="130" calcext:value-type="float">
            <text:p>130</text:p>
          </table:table-cell>
          <table:table-cell table:style-name="Default" office:value-type="float" office:value="4117" calcext:value-type="float">
            <text:p>4117</text:p>
          </table:table-cell>
          <table:table-cell table:style-name="Default" table:formula="of:=243-RANK([.G73];[.$G$2:.$G$244])+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table:formula="of:=243-RANK([.A74];[.$A$2:.$A$244])+1" office:value-type="float" office:value="89" calcext:value-type="float">
            <text:p>89</text:p>
          </table:table-cell>
          <table:table-cell table:style-name="ce1" office:value-type="float" office:value="1291" calcext:value-type="float">
            <text:p>1291</text:p>
          </table:table-cell>
          <table:table-cell table:style-name="ce1" table:formula="of:=243-RANK([.C74];[.$C$2:.$C$244])+1" office:value-type="float" office:value="107" calcext:value-type="float">
            <text:p>107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74];[.$E$2:.$E$244])+1" office:value-type="float" office:value="84" calcext:value-type="float">
            <text:p>84</text:p>
          </table:table-cell>
          <table:table-cell table:style-name="Default" office:value-type="float" office:value="8369" calcext:value-type="float">
            <text:p>8369</text:p>
          </table:table-cell>
          <table:table-cell table:style-name="Default" table:formula="of:=243-RANK([.G74];[.$G$2:.$G$244])+1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table:formula="of:=243-RANK([.A75];[.$A$2:.$A$244])+1" office:value-type="float" office:value="75" calcext:value-type="float">
            <text:p>75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table:formula="of:=243-RANK([.C75];[.$C$2:.$C$244])+1"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75];[.$E$2:.$E$244])+1" office:value-type="float" office:value="84" calcext:value-type="float">
            <text:p>84</text:p>
          </table:table-cell>
          <table:table-cell table:style-name="Default" office:value-type="float" office:value="5352" calcext:value-type="float">
            <text:p>5352</text:p>
          </table:table-cell>
          <table:table-cell table:style-name="Default" table:formula="of:=243-RANK([.G75];[.$G$2:.$G$244])+1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table:formula="of:=243-RANK([.A76];[.$A$2:.$A$244])+1" office:value-type="float" office:value="70" calcext:value-type="float">
            <text:p>7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table:formula="of:=243-RANK([.C76];[.$C$2:.$C$244])+1" office:value-type="float" office:value="121" calcext:value-type="float">
            <text:p>121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76];[.$E$2:.$E$244])+1" office:value-type="float" office:value="163" calcext:value-type="float">
            <text:p>163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table:formula="of:=243-RANK([.G76];[.$G$2:.$G$244])+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table:formula="of:=243-RANK([.A77];[.$A$2:.$A$244])+1" office:value-type="float" office:value="105" calcext:value-type="float">
            <text:p>105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table:formula="of:=243-RANK([.C77];[.$C$2:.$C$244])+1" office:value-type="float" office:value="115" calcext:value-type="float">
            <text:p>115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77];[.$E$2:.$E$244])+1" office:value-type="float" office:value="84" calcext:value-type="float">
            <text:p>84</text:p>
          </table:table-cell>
          <table:table-cell table:style-name="Default" office:value-type="float" office:value="8190" calcext:value-type="float">
            <text:p>8190</text:p>
          </table:table-cell>
          <table:table-cell table:style-name="Default" table:formula="of:=243-RANK([.G77];[.$G$2:.$G$244])+1"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table:formula="of:=243-RANK([.A78];[.$A$2:.$A$244])+1" office:value-type="float" office:value="95" calcext:value-type="float">
            <text:p>9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table:formula="of:=243-RANK([.C78];[.$C$2:.$C$244])+1" office:value-type="float" office:value="116" calcext:value-type="float">
            <text:p>116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78];[.$E$2:.$E$244])+1" office:value-type="float" office:value="23" calcext:value-type="float">
            <text:p>23</text:p>
          </table:table-cell>
          <table:table-cell table:style-name="Default" office:value-type="float" office:value="8501" calcext:value-type="float">
            <text:p>8501</text:p>
          </table:table-cell>
          <table:table-cell table:style-name="Default" table:formula="of:=243-RANK([.G78];[.$G$2:.$G$244])+1" office:value-type="float" office:value="177" calcext:value-type="float">
            <text:p>177</text:p>
          </table:table-cell>
          <table:table-cell table:number-columns-repeated="1016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table:formula="of:=243-RANK([.A79];[.$A$2:.$A$244])+1" office:value-type="float" office:value="88" calcext:value-type="float">
            <text:p>88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table:formula="of:=243-RANK([.C79];[.$C$2:.$C$244])+1" office:value-type="float" office:value="105" calcext:value-type="float">
            <text:p>105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79];[.$E$2:.$E$244])+1" office:value-type="float" office:value="84" calcext:value-type="float">
            <text:p>84</text:p>
          </table:table-cell>
          <table:table-cell table:style-name="Default" office:value-type="float" office:value="8148" calcext:value-type="float">
            <text:p>8148</text:p>
          </table:table-cell>
          <table:table-cell table:style-name="Default" table:formula="of:=243-RANK([.G79];[.$G$2:.$G$244])+1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table:formula="of:=243-RANK([.A80];[.$A$2:.$A$244])+1" office:value-type="float" office:value="28" calcext:value-type="float">
            <text:p>28</text:p>
          </table:table-cell>
          <table:table-cell table:style-name="ce1" office:value-type="float" office:value="825" calcext:value-type="float">
            <text:p>825</text:p>
          </table:table-cell>
          <table:table-cell table:style-name="ce1" table:formula="of:=243-RANK([.C80];[.$C$2:.$C$244])+1" office:value-type="float" office:value="28" calcext:value-type="float">
            <text:p>28</text:p>
          </table:table-cell>
          <table:table-cell office:value-type="float" office:value="464" calcext:value-type="float">
            <text:p>464</text:p>
          </table:table-cell>
          <table:table-cell table:style-name="ce1" table:formula="of:=243-RANK([.E80];[.$E$2:.$E$244])+1" office:value-type="float" office:value="237" calcext:value-type="float">
            <text:p>237</text:p>
          </table:table-cell>
          <table:table-cell table:style-name="Default" office:value-type="float" office:value="8004" calcext:value-type="float">
            <text:p>8004</text:p>
          </table:table-cell>
          <table:table-cell table:style-name="Default" table:formula="of:=243-RANK([.G80];[.$G$2:.$G$244])+1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table:formula="of:=243-RANK([.A81];[.$A$2:.$A$244])+1" office:value-type="float" office:value="13" calcext:value-type="float">
            <text:p>13</text:p>
          </table:table-cell>
          <table:table-cell table:style-name="ce1" office:value-type="float" office:value="773" calcext:value-type="float">
            <text:p>773</text:p>
          </table:table-cell>
          <table:table-cell table:style-name="ce1" table:formula="of:=243-RANK([.C81];[.$C$2:.$C$244])+1" office:value-type="float" office:value="17" calcext:value-type="float">
            <text:p>17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81];[.$E$2:.$E$244])+1" office:value-type="float" office:value="41" calcext:value-type="float">
            <text:p>41</text:p>
          </table:table-cell>
          <table:table-cell table:style-name="Default" office:value-type="float" office:value="4681" calcext:value-type="float">
            <text:p>4681</text:p>
          </table:table-cell>
          <table:table-cell table:style-name="Default" table:formula="of:=243-RANK([.G81];[.$G$2:.$G$244])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table:formula="of:=243-RANK([.A82];[.$A$2:.$A$244])+1" office:value-type="float" office:value="4" calcext:value-type="float">
            <text:p>4</text:p>
          </table:table-cell>
          <table:table-cell table:style-name="ce1" office:value-type="float" office:value="709" calcext:value-type="float">
            <text:p>709</text:p>
          </table:table-cell>
          <table:table-cell table:style-name="ce1" table:formula="of:=243-RANK([.C82];[.$C$2:.$C$244])+1"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82];[.$E$2:.$E$244])+1" office:value-type="float" office:value="84" calcext:value-type="float">
            <text:p>84</text:p>
          </table:table-cell>
          <table:table-cell table:style-name="Default" office:value-type="float" office:value="4695" calcext:value-type="float">
            <text:p>4695</text:p>
          </table:table-cell>
          <table:table-cell table:style-name="Default" table:formula="of:=243-RANK([.G82];[.$G$2:.$G$244])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table:formula="of:=243-RANK([.A83];[.$A$2:.$A$244])+1" office:value-type="float" office:value="208" calcext:value-type="float">
            <text:p>208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table:formula="of:=243-RANK([.C83];[.$C$2:.$C$244])+1" office:value-type="float" office:value="195" calcext:value-type="float">
            <text:p>195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83];[.$E$2:.$E$244])+1" office:value-type="float" office:value="163" calcext:value-type="float">
            <text:p>163</text:p>
          </table:table-cell>
          <table:table-cell table:style-name="Default" office:value-type="float" office:value="8159" calcext:value-type="float">
            <text:p>8159</text:p>
          </table:table-cell>
          <table:table-cell table:style-name="Default" table:formula="of:=243-RANK([.G83];[.$G$2:.$G$244])+1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table:style-name="ce1" table:formula="of:=243-RANK([.A84];[.$A$2:.$A$244])+1" office:value-type="float" office:value="237" calcext:value-type="float">
            <text:p>237</text:p>
          </table:table-cell>
          <table:table-cell table:style-name="ce1" office:value-type="float" office:value="1662" calcext:value-type="float">
            <text:p>1662</text:p>
          </table:table-cell>
          <table:table-cell table:style-name="ce1" table:formula="of:=243-RANK([.C84];[.$C$2:.$C$244])+1" office:value-type="float" office:value="229" calcext:value-type="float">
            <text:p>229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84];[.$E$2:.$E$244])+1" office:value-type="float" office:value="130" calcext:value-type="float">
            <text:p>130</text:p>
          </table:table-cell>
          <table:table-cell table:style-name="Default" office:value-type="float" office:value="8010" calcext:value-type="float">
            <text:p>8010</text:p>
          </table:table-cell>
          <table:table-cell table:style-name="Default" table:formula="of:=243-RANK([.G84];[.$G$2:.$G$244])+1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table:formula="of:=243-RANK([.A85];[.$A$2:.$A$244])+1" office:value-type="float" office:value="189" calcext:value-type="float">
            <text:p>189</text:p>
          </table:table-cell>
          <table:table-cell table:style-name="ce1" office:value-type="float" office:value="1767" calcext:value-type="float">
            <text:p>1767</text:p>
          </table:table-cell>
          <table:table-cell table:style-name="ce1" table:formula="of:=243-RANK([.C85];[.$C$2:.$C$244])+1" office:value-type="float" office:value="241" calcext:value-type="float">
            <text:p>241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85];[.$E$2:.$E$244])+1" office:value-type="float" office:value="23" calcext:value-type="float">
            <text:p>23</text:p>
          </table:table-cell>
          <table:table-cell table:style-name="Default" office:value-type="float" office:value="8283" calcext:value-type="float">
            <text:p>8283</text:p>
          </table:table-cell>
          <table:table-cell table:style-name="Default" table:formula="of:=243-RANK([.G85];[.$G$2:.$G$244])+1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table:formula="of:=243-RANK([.A86];[.$A$2:.$A$244])+1" office:value-type="float" office:value="167" calcext:value-type="float">
            <text:p>167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table:formula="of:=243-RANK([.C86];[.$C$2:.$C$244])+1" office:value-type="float" office:value="199" calcext:value-type="float">
            <text:p>199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86];[.$E$2:.$E$244])+1" office:value-type="float" office:value="84" calcext:value-type="float">
            <text:p>84</text:p>
          </table:table-cell>
          <table:table-cell table:style-name="Default" office:value-type="float" office:value="8176" calcext:value-type="float">
            <text:p>8176</text:p>
          </table:table-cell>
          <table:table-cell table:style-name="Default" table:formula="of:=243-RANK([.G86];[.$G$2:.$G$244])+1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table:formula="of:=243-RANK([.A87];[.$A$2:.$A$244])+1" office:value-type="float" office:value="191" calcext:value-type="float">
            <text:p>191</text:p>
          </table:table-cell>
          <table:table-cell table:style-name="ce1" office:value-type="float" office:value="1622" calcext:value-type="float">
            <text:p>1622</text:p>
          </table:table-cell>
          <table:table-cell table:style-name="ce1" table:formula="of:=243-RANK([.C87];[.$C$2:.$C$244])+1" office:value-type="float" office:value="221" calcext:value-type="float">
            <text:p>221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87];[.$E$2:.$E$244])+1" office:value-type="float" office:value="41" calcext:value-type="float">
            <text:p>41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table:formula="of:=243-RANK([.G87];[.$G$2:.$G$244])+1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table:formula="of:=243-RANK([.A88];[.$A$2:.$A$244])+1" office:value-type="float" office:value="148" calcext:value-type="float">
            <text:p>148</text:p>
          </table:table-cell>
          <table:table-cell table:style-name="ce1" office:value-type="float" office:value="1586" calcext:value-type="float">
            <text:p>1586</text:p>
          </table:table-cell>
          <table:table-cell table:style-name="ce1" table:formula="of:=243-RANK([.C88];[.$C$2:.$C$244])+1" office:value-type="float" office:value="207" calcext:value-type="float">
            <text:p>207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88];[.$E$2:.$E$244])+1" office:value-type="float" office:value="189" calcext:value-type="float">
            <text:p>189</text:p>
          </table:table-cell>
          <table:table-cell table:style-name="Default" office:value-type="float" office:value="8784" calcext:value-type="float">
            <text:p>8784</text:p>
          </table:table-cell>
          <table:table-cell table:style-name="Default" table:formula="of:=243-RANK([.G88];[.$G$2:.$G$244])+1" office:value-type="float" office:value="243" calcext:value-type="float">
            <text:p>243</text:p>
          </table:table-cell>
          <table:table-cell table:number-columns-repeated="1016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table:formula="of:=243-RANK([.A89];[.$A$2:.$A$244])+1" office:value-type="float" office:value="71" calcext:value-type="float">
            <text:p>71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table:formula="of:=243-RANK([.C89];[.$C$2:.$C$244])+1" office:value-type="float" office:value="65" calcext:value-type="float">
            <text:p>65</text:p>
          </table:table-cell>
          <table:table-cell office:value-type="float" office:value="464" calcext:value-type="float">
            <text:p>464</text:p>
          </table:table-cell>
          <table:table-cell table:style-name="ce1" table:formula="of:=243-RANK([.E89];[.$E$2:.$E$244])+1" office:value-type="float" office:value="237" calcext:value-type="float">
            <text:p>237</text:p>
          </table:table-cell>
          <table:table-cell table:style-name="Default" office:value-type="float" office:value="8043" calcext:value-type="float">
            <text:p>8043</text:p>
          </table:table-cell>
          <table:table-cell table:style-name="Default" table:formula="of:=243-RANK([.G89];[.$G$2:.$G$244])+1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table:formula="of:=243-RANK([.A90];[.$A$2:.$A$244])+1" office:value-type="float" office:value="44" calcext:value-type="float">
            <text:p>44</text:p>
          </table:table-cell>
          <table:table-cell table:style-name="ce1" office:value-type="float" office:value="964" calcext:value-type="float">
            <text:p>964</text:p>
          </table:table-cell>
          <table:table-cell table:style-name="ce1" table:formula="of:=243-RANK([.C90];[.$C$2:.$C$244])+1" office:value-type="float" office:value="53" calcext:value-type="float">
            <text:p>53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90];[.$E$2:.$E$244])+1" office:value-type="float" office:value="223" calcext:value-type="float">
            <text:p>223</text:p>
          </table:table-cell>
          <table:table-cell table:style-name="Default" office:value-type="float" office:value="8504" calcext:value-type="float">
            <text:p>8504</text:p>
          </table:table-cell>
          <table:table-cell table:style-name="Default" table:formula="of:=243-RANK([.G90];[.$G$2:.$G$244])+1"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table:formula="of:=243-RANK([.A91];[.$A$2:.$A$244])+1" office:value-type="float" office:value="32" calcext:value-type="float">
            <text:p>32</text:p>
          </table:table-cell>
          <table:table-cell table:style-name="ce1" office:value-type="float" office:value="815" calcext:value-type="float">
            <text:p>815</text:p>
          </table:table-cell>
          <table:table-cell table:style-name="ce1" table:formula="of:=243-RANK([.C91];[.$C$2:.$C$244])+1" office:value-type="float" office:value="27" calcext:value-type="float">
            <text:p>27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91];[.$E$2:.$E$244])+1" office:value-type="float" office:value="163" calcext:value-type="float">
            <text:p>163</text:p>
          </table:table-cell>
          <table:table-cell table:style-name="Default" office:value-type="float" office:value="7997" calcext:value-type="float">
            <text:p>7997</text:p>
          </table:table-cell>
          <table:table-cell table:style-name="Default" table:formula="of:=243-RANK([.G91];[.$G$2:.$G$244])+1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table:formula="of:=243-RANK([.A92];[.$A$2:.$A$244])+1" office:value-type="float" office:value="227" calcext:value-type="float">
            <text:p>227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table:formula="of:=243-RANK([.C92];[.$C$2:.$C$244])+1" office:value-type="float" office:value="191" calcext:value-type="float">
            <text:p>191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92];[.$E$2:.$E$244])+1" office:value-type="float" office:value="163" calcext:value-type="float">
            <text:p>163</text:p>
          </table:table-cell>
          <table:table-cell table:style-name="Default" office:value-type="float" office:value="8369" calcext:value-type="float">
            <text:p>8369</text:p>
          </table:table-cell>
          <table:table-cell table:style-name="Default" table:formula="of:=243-RANK([.G92];[.$G$2:.$G$244])+1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table:formula="of:=243-RANK([.A93];[.$A$2:.$A$244])+1" office:value-type="float" office:value="218" calcext:value-type="float">
            <text:p>2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table:formula="of:=243-RANK([.C93];[.$C$2:.$C$244])+1" office:value-type="float" office:value="182" calcext:value-type="float">
            <text:p>182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93];[.$E$2:.$E$244])+1" office:value-type="float" office:value="23" calcext:value-type="float">
            <text:p>23</text:p>
          </table:table-cell>
          <table:table-cell table:style-name="Default" office:value-type="float" office:value="7893" calcext:value-type="float">
            <text:p>7893</text:p>
          </table:table-cell>
          <table:table-cell table:style-name="Default" table:formula="of:=243-RANK([.G93];[.$G$2:.$G$244])+1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1" table:formula="of:=243-RANK([.A94];[.$A$2:.$A$244])+1" office:value-type="float" office:value="240" calcext:value-type="float">
            <text:p>240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table:formula="of:=243-RANK([.C94];[.$C$2:.$C$244])+1" office:value-type="float" office:value="222" calcext:value-type="float">
            <text:p>222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94];[.$E$2:.$E$244])+1" office:value-type="float" office:value="84" calcext:value-type="float">
            <text:p>84</text:p>
          </table:table-cell>
          <table:table-cell table:style-name="Default" office:value-type="float" office:value="7937" calcext:value-type="float">
            <text:p>7937</text:p>
          </table:table-cell>
          <table:table-cell table:style-name="Default" table:formula="of:=243-RANK([.G94];[.$G$2:.$G$244])+1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table:formula="of:=243-RANK([.A95];[.$A$2:.$A$244])+1" office:value-type="float" office:value="168" calcext:value-type="float">
            <text:p>168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table:formula="of:=243-RANK([.C95];[.$C$2:.$C$244])+1" office:value-type="float" office:value="232" calcext:value-type="float">
            <text:p>232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95];[.$E$2:.$E$244])+1" office:value-type="float" office:value="84" calcext:value-type="float">
            <text:p>84</text:p>
          </table:table-cell>
          <table:table-cell table:style-name="Default" office:value-type="float" office:value="8528" calcext:value-type="float">
            <text:p>8528</text:p>
          </table:table-cell>
          <table:table-cell table:style-name="Default" table:formula="of:=243-RANK([.G95];[.$G$2:.$G$244])+1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table:formula="of:=243-RANK([.A96];[.$A$2:.$A$244])+1" office:value-type="float" office:value="205" calcext:value-type="float">
            <text:p>205</text:p>
          </table:table-cell>
          <table:table-cell table:style-name="ce1" office:value-type="float" office:value="1662" calcext:value-type="float">
            <text:p>1662</text:p>
          </table:table-cell>
          <table:table-cell table:style-name="ce1" table:formula="of:=243-RANK([.C96];[.$C$2:.$C$244])+1" office:value-type="float" office:value="229" calcext:value-type="float">
            <text:p>229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96];[.$E$2:.$E$244])+1" office:value-type="float" office:value="84" calcext:value-type="float">
            <text:p>84</text:p>
          </table:table-cell>
          <table:table-cell table:style-name="Default" office:value-type="float" office:value="8642" calcext:value-type="float">
            <text:p>8642</text:p>
          </table:table-cell>
          <table:table-cell table:style-name="Default" table:formula="of:=243-RANK([.G96];[.$G$2:.$G$244])+1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table:formula="of:=243-RANK([.A97];[.$A$2:.$A$244])+1" office:value-type="float" office:value="178" calcext:value-type="float">
            <text:p>178</text:p>
          </table:table-cell>
          <table:table-cell table:style-name="ce1" office:value-type="float" office:value="1565" calcext:value-type="float">
            <text:p>1565</text:p>
          </table:table-cell>
          <table:table-cell table:style-name="ce1" table:formula="of:=243-RANK([.C97];[.$C$2:.$C$244])+1" office:value-type="float" office:value="197" calcext:value-type="float">
            <text:p>197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97];[.$E$2:.$E$244])+1" office:value-type="float" office:value="130" calcext:value-type="float">
            <text:p>130</text:p>
          </table:table-cell>
          <table:table-cell table:style-name="Default" office:value-type="float" office:value="8776" calcext:value-type="float">
            <text:p>8776</text:p>
          </table:table-cell>
          <table:table-cell table:style-name="Default" table:formula="of:=243-RANK([.G97];[.$G$2:.$G$244])+1" office:value-type="float" office:value="242" calcext:value-type="float">
            <text:p>242</text:p>
          </table:table-cell>
          <table:table-cell table:number-columns-repeated="1016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table:formula="of:=243-RANK([.A98];[.$A$2:.$A$244])+1" office:value-type="float" office:value="65" calcext:value-type="float">
            <text:p>65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table:formula="of:=243-RANK([.C98];[.$C$2:.$C$244])+1" office:value-type="float" office:value="59" calcext:value-type="float">
            <text:p>59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98];[.$E$2:.$E$244])+1" office:value-type="float" office:value="211" calcext:value-type="float">
            <text:p>211</text:p>
          </table:table-cell>
          <table:table-cell table:style-name="Default" office:value-type="float" office:value="8617" calcext:value-type="float">
            <text:p>8617</text:p>
          </table:table-cell>
          <table:table-cell table:style-name="Default" table:formula="of:=243-RANK([.G98];[.$G$2:.$G$244])+1" office:value-type="float" office:value="209" calcext:value-type="float">
            <text:p>209</text:p>
          </table:table-cell>
          <table:table-cell table:number-columns-repeated="1016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table:formula="of:=243-RANK([.A99];[.$A$2:.$A$244])+1" office:value-type="float" office:value="46" calcext:value-type="float">
            <text:p>46</text:p>
          </table:table-cell>
          <table:table-cell table:style-name="ce1" office:value-type="float" office:value="919" calcext:value-type="float">
            <text:p>919</text:p>
          </table:table-cell>
          <table:table-cell table:style-name="ce1" table:formula="of:=243-RANK([.C99];[.$C$2:.$C$244])+1" office:value-type="float" office:value="44" calcext:value-type="float">
            <text:p>44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99];[.$E$2:.$E$244])+1" office:value-type="float" office:value="84" calcext:value-type="float">
            <text:p>84</text:p>
          </table:table-cell>
          <table:table-cell table:style-name="Default" office:value-type="float" office:value="8253" calcext:value-type="float">
            <text:p>8253</text:p>
          </table:table-cell>
          <table:table-cell table:style-name="Default" table:formula="of:=243-RANK([.G99];[.$G$2:.$G$244])+1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table:formula="of:=243-RANK([.A100];[.$A$2:.$A$244])+1" office:value-type="float" office:value="26" calcext:value-type="float">
            <text:p>26</text:p>
          </table:table-cell>
          <table:table-cell table:style-name="ce1" office:value-type="float" office:value="835" calcext:value-type="float">
            <text:p>835</text:p>
          </table:table-cell>
          <table:table-cell table:style-name="ce1" table:formula="of:=243-RANK([.C100];[.$C$2:.$C$244])+1" office:value-type="float" office:value="30" calcext:value-type="float">
            <text:p>30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00];[.$E$2:.$E$244])+1" office:value-type="float" office:value="163" calcext:value-type="float">
            <text:p>163</text:p>
          </table:table-cell>
          <table:table-cell table:style-name="Default" office:value-type="float" office:value="7859" calcext:value-type="float">
            <text:p>7859</text:p>
          </table:table-cell>
          <table:table-cell table:style-name="Default" table:formula="of:=243-RANK([.G100];[.$G$2:.$G$244])+1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table:formula="of:=243-RANK([.A101];[.$A$2:.$A$244])+1" office:value-type="float" office:value="221" calcext:value-type="float">
            <text:p>221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table:formula="of:=243-RANK([.C101];[.$C$2:.$C$244])+1" office:value-type="float" office:value="159" calcext:value-type="float">
            <text:p>159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01];[.$E$2:.$E$244])+1" office:value-type="float" office:value="130" calcext:value-type="float">
            <text:p>130</text:p>
          </table:table-cell>
          <table:table-cell table:style-name="Default" office:value-type="float" office:value="8145" calcext:value-type="float">
            <text:p>8145</text:p>
          </table:table-cell>
          <table:table-cell table:style-name="Default" table:formula="of:=243-RANK([.G101];[.$G$2:.$G$244]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table:formula="of:=243-RANK([.A102];[.$A$2:.$A$244])+1" office:value-type="float" office:value="242" calcext:value-type="float">
            <text:p>242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table:formula="of:=243-RANK([.C102];[.$C$2:.$C$244])+1" office:value-type="float" office:value="183" calcext:value-type="float">
            <text:p>183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102];[.$E$2:.$E$244])+1" office:value-type="float" office:value="211" calcext:value-type="float">
            <text:p>211</text:p>
          </table:table-cell>
          <table:table-cell table:style-name="Default" office:value-type="float" office:value="8707" calcext:value-type="float">
            <text:p>8707</text:p>
          </table:table-cell>
          <table:table-cell table:style-name="Default" table:formula="of:=243-RANK([.G102];[.$G$2:.$G$244])+1" office:value-type="float" office:value="235" calcext:value-type="float">
            <text:p>235</text:p>
          </table:table-cell>
          <table:table-cell table:number-columns-repeated="1016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1" table:formula="of:=243-RANK([.A103];[.$A$2:.$A$244])+1" office:value-type="float" office:value="234" calcext:value-type="float">
            <text:p>234</text:p>
          </table:table-cell>
          <table:table-cell table:style-name="ce1" office:value-type="float" office:value="1666" calcext:value-type="float">
            <text:p>1666</text:p>
          </table:table-cell>
          <table:table-cell table:style-name="ce1" table:formula="of:=243-RANK([.C103];[.$C$2:.$C$244])+1" office:value-type="float" office:value="231" calcext:value-type="float">
            <text:p>231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03];[.$E$2:.$E$244])+1" office:value-type="float" office:value="84" calcext:value-type="float">
            <text:p>84</text:p>
          </table:table-cell>
          <table:table-cell table:style-name="Default" office:value-type="float" office:value="8612" calcext:value-type="float">
            <text:p>8612</text:p>
          </table:table-cell>
          <table:table-cell table:style-name="Default" table:formula="of:=243-RANK([.G103];[.$G$2:.$G$244])+1" office:value-type="float" office:value="205" calcext:value-type="float">
            <text:p>205</text:p>
          </table:table-cell>
          <table:table-cell table:number-columns-repeated="1016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table:formula="of:=243-RANK([.A104];[.$A$2:.$A$244])+1" office:value-type="float" office:value="156" calcext:value-type="float">
            <text:p>156</text:p>
          </table:table-cell>
          <table:table-cell table:style-name="ce1" office:value-type="float" office:value="1769" calcext:value-type="float">
            <text:p>1769</text:p>
          </table:table-cell>
          <table:table-cell table:style-name="ce1" table:formula="of:=243-RANK([.C104];[.$C$2:.$C$244])+1" office:value-type="float" office:value="242" calcext:value-type="float">
            <text:p>242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04];[.$E$2:.$E$244])+1" office:value-type="float" office:value="130" calcext:value-type="float">
            <text:p>130</text:p>
          </table:table-cell>
          <table:table-cell table:style-name="Default" office:value-type="float" office:value="8583" calcext:value-type="float">
            <text:p>8583</text:p>
          </table:table-cell>
          <table:table-cell table:style-name="Default" table:formula="of:=243-RANK([.G104];[.$G$2:.$G$244])+1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table:formula="of:=243-RANK([.A105];[.$A$2:.$A$244])+1" office:value-type="float" office:value="171" calcext:value-type="float">
            <text:p>171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table:formula="of:=243-RANK([.C105];[.$C$2:.$C$244])+1" office:value-type="float" office:value="195" calcext:value-type="float">
            <text:p>195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05];[.$E$2:.$E$244])+1" office:value-type="float" office:value="130" calcext:value-type="float">
            <text:p>130</text:p>
          </table:table-cell>
          <table:table-cell table:style-name="Default" office:value-type="float" office:value="8774" calcext:value-type="float">
            <text:p>8774</text:p>
          </table:table-cell>
          <table:table-cell table:style-name="Default" table:formula="of:=243-RANK([.G105];[.$G$2:.$G$244])+1"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table:formula="of:=243-RANK([.A106];[.$A$2:.$A$244])+1" office:value-type="float" office:value="151" calcext:value-type="float">
            <text:p>151</text:p>
          </table:table-cell>
          <table:table-cell table:style-name="ce1" office:value-type="float" office:value="1644" calcext:value-type="float">
            <text:p>1644</text:p>
          </table:table-cell>
          <table:table-cell table:style-name="ce1" table:formula="of:=243-RANK([.C106];[.$C$2:.$C$244])+1" office:value-type="float" office:value="224" calcext:value-type="float">
            <text:p>224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06];[.$E$2:.$E$244])+1" office:value-type="float" office:value="189" calcext:value-type="float">
            <text:p>189</text:p>
          </table:table-cell>
          <table:table-cell table:style-name="Default" office:value-type="float" office:value="8626" calcext:value-type="float">
            <text:p>8626</text:p>
          </table:table-cell>
          <table:table-cell table:style-name="Default" table:formula="of:=243-RANK([.G106];[.$G$2:.$G$244])+1" office:value-type="float" office:value="216" calcext:value-type="float">
            <text:p>216</text:p>
          </table:table-cell>
          <table:table-cell table:number-columns-repeated="1016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table:formula="of:=243-RANK([.A107];[.$A$2:.$A$244])+1" office:value-type="float" office:value="56" calcext:value-type="float">
            <text:p>56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table:formula="of:=243-RANK([.C107];[.$C$2:.$C$244])+1" office:value-type="float" office:value="61" calcext:value-type="float">
            <text:p>61</text:p>
          </table:table-cell>
          <table:table-cell office:value-type="float" office:value="465" calcext:value-type="float">
            <text:p>465</text:p>
          </table:table-cell>
          <table:table-cell table:style-name="ce1" table:formula="of:=243-RANK([.E107];[.$E$2:.$E$244])+1" office:value-type="float" office:value="242" calcext:value-type="float">
            <text:p>242</text:p>
          </table:table-cell>
          <table:table-cell table:style-name="Default" office:value-type="float" office:value="8534" calcext:value-type="float">
            <text:p>8534</text:p>
          </table:table-cell>
          <table:table-cell table:style-name="Default" table:formula="of:=243-RANK([.G107];[.$G$2:.$G$244])+1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table:formula="of:=243-RANK([.A108];[.$A$2:.$A$244])+1" office:value-type="float" office:value="42" calcext:value-type="float">
            <text:p>42</text:p>
          </table:table-cell>
          <table:table-cell table:style-name="ce1" office:value-type="float" office:value="961" calcext:value-type="float">
            <text:p>961</text:p>
          </table:table-cell>
          <table:table-cell table:style-name="ce1" table:formula="of:=243-RANK([.C108];[.$C$2:.$C$244])+1" office:value-type="float" office:value="52" calcext:value-type="float">
            <text:p>52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08];[.$E$2:.$E$244])+1" office:value-type="float" office:value="130" calcext:value-type="float">
            <text:p>130</text:p>
          </table:table-cell>
          <table:table-cell table:style-name="Default" office:value-type="float" office:value="8491" calcext:value-type="float">
            <text:p>8491</text:p>
          </table:table-cell>
          <table:table-cell table:style-name="Default" table:formula="of:=243-RANK([.G108];[.$G$2:.$G$244])+1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table:formula="of:=243-RANK([.A109];[.$A$2:.$A$244])+1" office:value-type="float" office:value="34" calcext:value-type="float">
            <text:p>34</text:p>
          </table:table-cell>
          <table:table-cell table:style-name="ce1" office:value-type="float" office:value="833" calcext:value-type="float">
            <text:p>833</text:p>
          </table:table-cell>
          <table:table-cell table:style-name="ce1" table:formula="of:=243-RANK([.C109];[.$C$2:.$C$244])+1" office:value-type="float" office:value="29" calcext:value-type="float">
            <text:p>29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109];[.$E$2:.$E$244])+1" office:value-type="float" office:value="211" calcext:value-type="float">
            <text:p>211</text:p>
          </table:table-cell>
          <table:table-cell table:style-name="Default" office:value-type="float" office:value="8046" calcext:value-type="float">
            <text:p>8046</text:p>
          </table:table-cell>
          <table:table-cell table:style-name="Default" table:formula="of:=243-RANK([.G109];[.$G$2:.$G$244])+1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table:formula="of:=243-RANK([.A110];[.$A$2:.$A$244])+1" office:value-type="float" office:value="177" calcext:value-type="float">
            <text:p>177</text:p>
          </table:table-cell>
          <table:table-cell table:style-name="ce1" office:value-type="float" office:value="1333" calcext:value-type="float">
            <text:p>1333</text:p>
          </table:table-cell>
          <table:table-cell table:style-name="ce1" table:formula="of:=243-RANK([.C110];[.$C$2:.$C$244])+1" office:value-type="float" office:value="119" calcext:value-type="float">
            <text:p>119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10];[.$E$2:.$E$244])+1" office:value-type="float" office:value="163" calcext:value-type="float">
            <text:p>163</text:p>
          </table:table-cell>
          <table:table-cell table:style-name="Default" office:value-type="float" office:value="6282" calcext:value-type="float">
            <text:p>6282</text:p>
          </table:table-cell>
          <table:table-cell table:style-name="Default" table:formula="of:=243-RANK([.G110];[.$G$2:.$G$244])+1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table:formula="of:=243-RANK([.A111];[.$A$2:.$A$244])+1" office:value-type="float" office:value="184" calcext:value-type="float">
            <text:p>184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table:formula="of:=243-RANK([.C111];[.$C$2:.$C$244])+1" office:value-type="float" office:value="190" calcext:value-type="float">
            <text:p>190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11];[.$E$2:.$E$244])+1" office:value-type="float" office:value="163" calcext:value-type="float">
            <text:p>163</text:p>
          </table:table-cell>
          <table:table-cell table:style-name="Default" office:value-type="float" office:value="7624" calcext:value-type="float">
            <text:p>7624</text:p>
          </table:table-cell>
          <table:table-cell table:style-name="Default" table:formula="of:=243-RANK([.G111];[.$G$2:.$G$244])+1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table:formula="of:=243-RANK([.A112];[.$A$2:.$A$244])+1" office:value-type="float" office:value="185" calcext:value-type="float">
            <text:p>185</text:p>
          </table:table-cell>
          <table:table-cell table:style-name="ce1" office:value-type="float" office:value="1576" calcext:value-type="float">
            <text:p>1576</text:p>
          </table:table-cell>
          <table:table-cell table:style-name="ce1" table:formula="of:=243-RANK([.C112];[.$C$2:.$C$244])+1" office:value-type="float" office:value="200" calcext:value-type="float">
            <text:p>200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112];[.$E$2:.$E$244])+1" office:value-type="float" office:value="23" calcext:value-type="float">
            <text:p>23</text:p>
          </table:table-cell>
          <table:table-cell table:style-name="Default" office:value-type="float" office:value="8007" calcext:value-type="float">
            <text:p>8007</text:p>
          </table:table-cell>
          <table:table-cell table:style-name="Default" table:formula="of:=243-RANK([.G112];[.$G$2:.$G$244])+1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table:formula="of:=243-RANK([.A113];[.$A$2:.$A$244])+1" office:value-type="float" office:value="233" calcext:value-type="float">
            <text:p>233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table:formula="of:=243-RANK([.C113];[.$C$2:.$C$244])+1" office:value-type="float" office:value="192" calcext:value-type="float">
            <text:p>192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13];[.$E$2:.$E$244])+1" office:value-type="float" office:value="130" calcext:value-type="float">
            <text:p>130</text:p>
          </table:table-cell>
          <table:table-cell table:style-name="Default" office:value-type="float" office:value="8106" calcext:value-type="float">
            <text:p>8106</text:p>
          </table:table-cell>
          <table:table-cell table:style-name="Default" table:formula="of:=243-RANK([.G113];[.$G$2:.$G$244])+1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table:formula="of:=243-RANK([.A114];[.$A$2:.$A$244])+1" office:value-type="float" office:value="211" calcext:value-type="float">
            <text:p>211</text:p>
          </table:table-cell>
          <table:table-cell table:style-name="ce1" office:value-type="float" office:value="1487" calcext:value-type="float">
            <text:p>1487</text:p>
          </table:table-cell>
          <table:table-cell table:style-name="ce1" table:formula="of:=243-RANK([.C114];[.$C$2:.$C$244])+1" office:value-type="float" office:value="166" calcext:value-type="float">
            <text:p>166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14];[.$E$2:.$E$244])+1" office:value-type="float" office:value="130" calcext:value-type="float">
            <text:p>130</text:p>
          </table:table-cell>
          <table:table-cell table:style-name="Default" office:value-type="float" office:value="8625" calcext:value-type="float">
            <text:p>8625</text:p>
          </table:table-cell>
          <table:table-cell table:style-name="Default" table:formula="of:=243-RANK([.G114];[.$G$2:.$G$244])+1" office:value-type="float" office:value="213" calcext:value-type="float">
            <text:p>213</text:p>
          </table:table-cell>
          <table:table-cell table:number-columns-repeated="1016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table:formula="of:=243-RANK([.A115];[.$A$2:.$A$244])+1" office:value-type="float" office:value="159" calcext:value-type="float">
            <text:p>159</text:p>
          </table:table-cell>
          <table:table-cell table:style-name="ce1" office:value-type="float" office:value="1587" calcext:value-type="float">
            <text:p>1587</text:p>
          </table:table-cell>
          <table:table-cell table:style-name="ce1" table:formula="of:=243-RANK([.C115];[.$C$2:.$C$244])+1" office:value-type="float" office:value="209" calcext:value-type="float">
            <text:p>209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15];[.$E$2:.$E$244])+1" office:value-type="float" office:value="130" calcext:value-type="float">
            <text:p>130</text:p>
          </table:table-cell>
          <table:table-cell table:style-name="Default" office:value-type="float" office:value="8241" calcext:value-type="float">
            <text:p>8241</text:p>
          </table:table-cell>
          <table:table-cell table:style-name="Default" table:formula="of:=243-RANK([.G115];[.$G$2:.$G$244])+1"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1" table:formula="of:=243-RANK([.A116];[.$A$2:.$A$244])+1" office:value-type="float" office:value="69" calcext:value-type="float">
            <text:p>69</text:p>
          </table:table-cell>
          <table:table-cell table:style-name="ce1" office:value-type="float" office:value="1093" calcext:value-type="float">
            <text:p>1093</text:p>
          </table:table-cell>
          <table:table-cell table:style-name="ce1" table:formula="of:=243-RANK([.C116];[.$C$2:.$C$244])+1" office:value-type="float" office:value="71" calcext:value-type="float">
            <text:p>71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16];[.$E$2:.$E$244])+1" office:value-type="float" office:value="189" calcext:value-type="float">
            <text:p>189</text:p>
          </table:table-cell>
          <table:table-cell table:style-name="Default" office:value-type="float" office:value="8013" calcext:value-type="float">
            <text:p>8013</text:p>
          </table:table-cell>
          <table:table-cell table:style-name="Default" table:formula="of:=243-RANK([.G116];[.$G$2:.$G$244])+1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table:formula="of:=243-RANK([.A117];[.$A$2:.$A$244])+1" office:value-type="float" office:value="51" calcext:value-type="float">
            <text:p>51</text:p>
          </table:table-cell>
          <table:table-cell table:style-name="ce1" office:value-type="float" office:value="887" calcext:value-type="float">
            <text:p>887</text:p>
          </table:table-cell>
          <table:table-cell table:style-name="ce1" table:formula="of:=243-RANK([.C117];[.$C$2:.$C$244])+1" office:value-type="float" office:value="38" calcext:value-type="float">
            <text:p>38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17];[.$E$2:.$E$244])+1" office:value-type="float" office:value="189" calcext:value-type="float">
            <text:p>189</text:p>
          </table:table-cell>
          <table:table-cell table:style-name="Default" office:value-type="float" office:value="8022" calcext:value-type="float">
            <text:p>8022</text:p>
          </table:table-cell>
          <table:table-cell table:style-name="Default" table:formula="of:=243-RANK([.G117];[.$G$2:.$G$244])+1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table:formula="of:=243-RANK([.A118];[.$A$2:.$A$244])+1" office:value-type="float" office:value="31" calcext:value-type="float">
            <text:p>31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243-RANK([.C118];[.$C$2:.$C$244])+1" office:value-type="float" office:value="35" calcext:value-type="float">
            <text:p>35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18];[.$E$2:.$E$244])+1" office:value-type="float" office:value="189" calcext:value-type="float">
            <text:p>189</text:p>
          </table:table-cell>
          <table:table-cell table:style-name="Default" office:value-type="float" office:value="8381" calcext:value-type="float">
            <text:p>8381</text:p>
          </table:table-cell>
          <table:table-cell table:style-name="Default" table:formula="of:=243-RANK([.G118];[.$G$2:.$G$244])+1"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table:formula="of:=243-RANK([.A119];[.$A$2:.$A$244])+1" office:value-type="float" office:value="198" calcext:value-type="float">
            <text:p>198</text:p>
          </table:table-cell>
          <table:table-cell table:style-name="ce1" office:value-type="float" office:value="1436" calcext:value-type="float">
            <text:p>1436</text:p>
          </table:table-cell>
          <table:table-cell table:style-name="ce1" table:formula="of:=243-RANK([.C119];[.$C$2:.$C$244])+1" office:value-type="float" office:value="151" calcext:value-type="float">
            <text:p>151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119];[.$E$2:.$E$244])+1" office:value-type="float" office:value="223" calcext:value-type="float">
            <text:p>223</text:p>
          </table:table-cell>
          <table:table-cell table:style-name="Default" office:value-type="float" office:value="7668" calcext:value-type="float">
            <text:p>7668</text:p>
          </table:table-cell>
          <table:table-cell table:style-name="Default" table:formula="of:=243-RANK([.G119];[.$G$2:.$G$244])+1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table:formula="of:=243-RANK([.A120];[.$A$2:.$A$244])+1" office:value-type="float" office:value="196" calcext:value-type="float">
            <text:p>196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table:formula="of:=243-RANK([.C120];[.$C$2:.$C$244])+1" office:value-type="float" office:value="195" calcext:value-type="float">
            <text:p>195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120];[.$E$2:.$E$244])+1" office:value-type="float" office:value="41" calcext:value-type="float">
            <text:p>41</text:p>
          </table:table-cell>
          <table:table-cell table:style-name="Default" office:value-type="float" office:value="8200" calcext:value-type="float">
            <text:p>8200</text:p>
          </table:table-cell>
          <table:table-cell table:style-name="Default" table:formula="of:=243-RANK([.G120];[.$G$2:.$G$244])+1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table:formula="of:=243-RANK([.A121];[.$A$2:.$A$244])+1" office:value-type="float" office:value="191" calcext:value-type="float">
            <text:p>191</text:p>
          </table:table-cell>
          <table:table-cell table:style-name="ce1" office:value-type="float" office:value="1584" calcext:value-type="float">
            <text:p>1584</text:p>
          </table:table-cell>
          <table:table-cell table:style-name="ce1" table:formula="of:=243-RANK([.C121];[.$C$2:.$C$244])+1" office:value-type="float" office:value="204" calcext:value-type="float">
            <text:p>204</text:p>
          </table:table-cell>
          <table:table-cell office:value-type="float" office:value="463" calcext:value-type="float">
            <text:p>463</text:p>
          </table:table-cell>
          <table:table-cell table:style-name="ce1" table:formula="of:=243-RANK([.E121];[.$E$2:.$E$244])+1" office:value-type="float" office:value="230" calcext:value-type="float">
            <text:p>230</text:p>
          </table:table-cell>
          <table:table-cell table:style-name="Default" office:value-type="float" office:value="5839" calcext:value-type="float">
            <text:p>5839</text:p>
          </table:table-cell>
          <table:table-cell table:style-name="Default" table:formula="of:=243-RANK([.G121];[.$G$2:.$G$244])+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table:formula="of:=243-RANK([.A122];[.$A$2:.$A$244])+1" office:value-type="float" office:value="184" calcext:value-type="float">
            <text:p>184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table:formula="of:=243-RANK([.C122];[.$C$2:.$C$244])+1" office:value-type="float" office:value="223" calcext:value-type="float">
            <text:p>223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122];[.$E$2:.$E$244])+1" office:value-type="float" office:value="223" calcext:value-type="float">
            <text:p>223</text:p>
          </table:table-cell>
          <table:table-cell table:style-name="Default" office:value-type="float" office:value="8163" calcext:value-type="float">
            <text:p>8163</text:p>
          </table:table-cell>
          <table:table-cell table:style-name="Default" table:formula="of:=243-RANK([.G122];[.$G$2:.$G$244])+1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table:formula="of:=243-RANK([.A123];[.$A$2:.$A$244])+1" office:value-type="float" office:value="197" calcext:value-type="float">
            <text:p>197</text:p>
          </table:table-cell>
          <table:table-cell table:style-name="ce1" office:value-type="float" office:value="1516" calcext:value-type="float">
            <text:p>1516</text:p>
          </table:table-cell>
          <table:table-cell table:style-name="ce1" table:formula="of:=243-RANK([.C123];[.$C$2:.$C$244])+1" office:value-type="float" office:value="174" calcext:value-type="float">
            <text:p>174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23];[.$E$2:.$E$244])+1" office:value-type="float" office:value="130" calcext:value-type="float">
            <text:p>130</text:p>
          </table:table-cell>
          <table:table-cell table:style-name="Default" office:value-type="float" office:value="8038" calcext:value-type="float">
            <text:p>8038</text:p>
          </table:table-cell>
          <table:table-cell table:style-name="Default" table:formula="of:=243-RANK([.G123];[.$G$2:.$G$244])+1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table:formula="of:=243-RANK([.A124];[.$A$2:.$A$244])+1" office:value-type="float" office:value="164" calcext:value-type="float">
            <text:p>164</text:p>
          </table:table-cell>
          <table:table-cell table:style-name="ce1" office:value-type="float" office:value="1538" calcext:value-type="float">
            <text:p>1538</text:p>
          </table:table-cell>
          <table:table-cell table:style-name="ce1" table:formula="of:=243-RANK([.C124];[.$C$2:.$C$244])+1" office:value-type="float" office:value="185" calcext:value-type="float">
            <text:p>185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124];[.$E$2:.$E$244])+1" office:value-type="float" office:value="211" calcext:value-type="float">
            <text:p>211</text:p>
          </table:table-cell>
          <table:table-cell table:style-name="Default" office:value-type="float" office:value="8529" calcext:value-type="float">
            <text:p>8529</text:p>
          </table:table-cell>
          <table:table-cell table:style-name="Default" table:formula="of:=243-RANK([.G124];[.$G$2:.$G$244])+1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1" table:formula="of:=243-RANK([.A125];[.$A$2:.$A$244])+1" office:value-type="float" office:value="58" calcext:value-type="float">
            <text:p>58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table:formula="of:=243-RANK([.C125];[.$C$2:.$C$244])+1" office:value-type="float" office:value="68" calcext:value-type="float">
            <text:p>68</text:p>
          </table:table-cell>
          <table:table-cell office:value-type="float" office:value="463" calcext:value-type="float">
            <text:p>463</text:p>
          </table:table-cell>
          <table:table-cell table:style-name="ce1" table:formula="of:=243-RANK([.E125];[.$E$2:.$E$244])+1" office:value-type="float" office:value="230" calcext:value-type="float">
            <text:p>230</text:p>
          </table:table-cell>
          <table:table-cell table:style-name="Default" office:value-type="float" office:value="8282" calcext:value-type="float">
            <text:p>8282</text:p>
          </table:table-cell>
          <table:table-cell table:style-name="Default" table:formula="of:=243-RANK([.G125];[.$G$2:.$G$244])+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table:formula="of:=243-RANK([.A126];[.$A$2:.$A$244])+1" office:value-type="float" office:value="47" calcext:value-type="float">
            <text:p>47</text:p>
          </table:table-cell>
          <table:table-cell table:style-name="ce1" office:value-type="float" office:value="960" calcext:value-type="float">
            <text:p>960</text:p>
          </table:table-cell>
          <table:table-cell table:style-name="ce1" table:formula="of:=243-RANK([.C126];[.$C$2:.$C$244])+1"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26];[.$E$2:.$E$244])+1" office:value-type="float" office:value="130" calcext:value-type="float">
            <text:p>130</text:p>
          </table:table-cell>
          <table:table-cell table:style-name="Default" office:value-type="float" office:value="8462" calcext:value-type="float">
            <text:p>8462</text:p>
          </table:table-cell>
          <table:table-cell table:style-name="Default" table:formula="of:=243-RANK([.G126];[.$G$2:.$G$244])+1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table:formula="of:=243-RANK([.A127];[.$A$2:.$A$244])+1" office:value-type="float" office:value="30" calcext:value-type="float">
            <text:p>30</text:p>
          </table:table-cell>
          <table:table-cell table:style-name="ce1" office:value-type="float" office:value="846" calcext:value-type="float">
            <text:p>846</text:p>
          </table:table-cell>
          <table:table-cell table:style-name="ce1" table:formula="of:=243-RANK([.C127];[.$C$2:.$C$244])+1" office:value-type="float" office:value="32" calcext:value-type="float">
            <text:p>32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27];[.$E$2:.$E$244])+1" office:value-type="float" office:value="130" calcext:value-type="float">
            <text:p>130</text:p>
          </table:table-cell>
          <table:table-cell table:style-name="Default" office:value-type="float" office:value="8404" calcext:value-type="float">
            <text:p>8404</text:p>
          </table:table-cell>
          <table:table-cell table:style-name="Default" table:formula="of:=243-RANK([.G127];[.$G$2:.$G$244])+1" office:value-type="float" office:value="159" calcext:value-type="float">
            <text:p>159</text:p>
          </table:table-cell>
          <table:table-cell table:number-columns-repeated="101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table:formula="of:=243-RANK([.A128];[.$A$2:.$A$244])+1" office:value-type="float" office:value="146" calcext:value-type="float">
            <text:p>146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table:formula="of:=243-RANK([.C128];[.$C$2:.$C$244])+1" office:value-type="float" office:value="149" calcext:value-type="float">
            <text:p>149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28];[.$E$2:.$E$244])+1" office:value-type="float" office:value="189" calcext:value-type="float">
            <text:p>189</text:p>
          </table:table-cell>
          <table:table-cell table:style-name="Default" office:value-type="float" office:value="8624" calcext:value-type="float">
            <text:p>8624</text:p>
          </table:table-cell>
          <table:table-cell table:style-name="Default" table:formula="of:=243-RANK([.G128];[.$G$2:.$G$244])+1"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table:formula="of:=243-RANK([.A129];[.$A$2:.$A$244])+1" office:value-type="float" office:value="195" calcext:value-type="float">
            <text:p>195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table:formula="of:=243-RANK([.C129];[.$C$2:.$C$244])+1" office:value-type="float" office:value="181" calcext:value-type="float">
            <text:p>181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129];[.$E$2:.$E$244])+1" office:value-type="float" office:value="211" calcext:value-type="float">
            <text:p>211</text:p>
          </table:table-cell>
          <table:table-cell table:style-name="Default" office:value-type="float" office:value="6622" calcext:value-type="float">
            <text:p>6622</text:p>
          </table:table-cell>
          <table:table-cell table:style-name="Default" table:formula="of:=243-RANK([.G129];[.$G$2:.$G$244])+1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table:formula="of:=243-RANK([.A130];[.$A$2:.$A$244])+1" office:value-type="float" office:value="209" calcext:value-type="float">
            <text:p>209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table:formula="of:=243-RANK([.C130];[.$C$2:.$C$244])+1" office:value-type="float" office:value="158" calcext:value-type="float">
            <text:p>158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30];[.$E$2:.$E$244])+1" office:value-type="float" office:value="84" calcext:value-type="float">
            <text:p>84</text:p>
          </table:table-cell>
          <table:table-cell table:style-name="Default" office:value-type="float" office:value="5801" calcext:value-type="float">
            <text:p>5801</text:p>
          </table:table-cell>
          <table:table-cell table:style-name="Default" table:formula="of:=243-RANK([.G130];[.$G$2:.$G$244])+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table:formula="of:=243-RANK([.A131];[.$A$2:.$A$244])+1" office:value-type="float" office:value="166" calcext:value-type="float">
            <text:p>166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table:formula="of:=243-RANK([.C131];[.$C$2:.$C$244])+1" office:value-type="float" office:value="240" calcext:value-type="float">
            <text:p>240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31];[.$E$2:.$E$244])+1" office:value-type="float" office:value="84" calcext:value-type="float">
            <text:p>84</text:p>
          </table:table-cell>
          <table:table-cell table:style-name="Default" office:value-type="float" office:value="8337" calcext:value-type="float">
            <text:p>8337</text:p>
          </table:table-cell>
          <table:table-cell table:style-name="Default" table:formula="of:=243-RANK([.G131];[.$G$2:.$G$244])+1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table:formula="of:=243-RANK([.A132];[.$A$2:.$A$244])+1" office:value-type="float" office:value="194" calcext:value-type="float">
            <text:p>194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table:formula="of:=243-RANK([.C132];[.$C$2:.$C$244])+1" office:value-type="float" office:value="211" calcext:value-type="float">
            <text:p>211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32];[.$E$2:.$E$244])+1" office:value-type="float" office:value="130" calcext:value-type="float">
            <text:p>130</text:p>
          </table:table-cell>
          <table:table-cell table:style-name="Default" office:value-type="float" office:value="8591" calcext:value-type="float">
            <text:p>8591</text:p>
          </table:table-cell>
          <table:table-cell table:style-name="Default" table:formula="of:=243-RANK([.G132];[.$G$2:.$G$244])+1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table:formula="of:=243-RANK([.A133];[.$A$2:.$A$244])+1" office:value-type="float" office:value="142" calcext:value-type="float">
            <text:p>142</text:p>
          </table:table-cell>
          <table:table-cell table:style-name="ce1" office:value-type="float" office:value="1645" calcext:value-type="float">
            <text:p>1645</text:p>
          </table:table-cell>
          <table:table-cell table:style-name="ce1" table:formula="of:=243-RANK([.C133];[.$C$2:.$C$244])+1" office:value-type="float" office:value="226" calcext:value-type="float">
            <text:p>226</text:p>
          </table:table-cell>
          <table:table-cell office:value-type="float" office:value="465" calcext:value-type="float">
            <text:p>465</text:p>
          </table:table-cell>
          <table:table-cell table:style-name="ce1" table:formula="of:=243-RANK([.E133];[.$E$2:.$E$244])+1" office:value-type="float" office:value="242" calcext:value-type="float">
            <text:p>242</text:p>
          </table:table-cell>
          <table:table-cell table:style-name="Default" office:value-type="float" office:value="8155" calcext:value-type="float">
            <text:p>8155</text:p>
          </table:table-cell>
          <table:table-cell table:style-name="Default" table:formula="of:=243-RANK([.G133];[.$G$2:.$G$244])+1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table:formula="of:=243-RANK([.A134];[.$A$2:.$A$244])+1" office:value-type="float" office:value="76" calcext:value-type="float">
            <text:p>76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table:formula="of:=243-RANK([.C134];[.$C$2:.$C$244])+1" office:value-type="float" office:value="64" calcext:value-type="float">
            <text:p>64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34];[.$E$2:.$E$244])+1" office:value-type="float" office:value="130" calcext:value-type="float">
            <text:p>130</text:p>
          </table:table-cell>
          <table:table-cell table:style-name="Default" office:value-type="float" office:value="8356" calcext:value-type="float">
            <text:p>8356</text:p>
          </table:table-cell>
          <table:table-cell table:style-name="Default" table:formula="of:=243-RANK([.G134];[.$G$2:.$G$244])+1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table:formula="of:=243-RANK([.A135];[.$A$2:.$A$244])+1" office:value-type="float" office:value="53" calcext:value-type="float">
            <text:p>53</text:p>
          </table:table-cell>
          <table:table-cell table:style-name="ce1" office:value-type="float" office:value="955" calcext:value-type="float">
            <text:p>955</text:p>
          </table:table-cell>
          <table:table-cell table:style-name="ce1" table:formula="of:=243-RANK([.C135];[.$C$2:.$C$244])+1" office:value-type="float" office:value="49" calcext:value-type="float">
            <text:p>49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35];[.$E$2:.$E$244])+1" office:value-type="float" office:value="189" calcext:value-type="float">
            <text:p>189</text:p>
          </table:table-cell>
          <table:table-cell table:style-name="Default" office:value-type="float" office:value="8609" calcext:value-type="float">
            <text:p>8609</text:p>
          </table:table-cell>
          <table:table-cell table:style-name="Default" table:formula="of:=243-RANK([.G135];[.$G$2:.$G$244])+1" office:value-type="float" office:value="204" calcext:value-type="float">
            <text:p>204</text:p>
          </table:table-cell>
          <table:table-cell table:number-columns-repeated="1016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table:formula="of:=243-RANK([.A136];[.$A$2:.$A$244])+1" office:value-type="float" office:value="35" calcext:value-type="float">
            <text:p>35</text:p>
          </table:table-cell>
          <table:table-cell table:style-name="ce1" office:value-type="float" office:value="856" calcext:value-type="float">
            <text:p>856</text:p>
          </table:table-cell>
          <table:table-cell table:style-name="ce1" table:formula="of:=243-RANK([.C136];[.$C$2:.$C$244])+1" office:value-type="float" office:value="33" calcext:value-type="float">
            <text:p>33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36];[.$E$2:.$E$244])+1" office:value-type="float" office:value="84" calcext:value-type="float">
            <text:p>84</text:p>
          </table:table-cell>
          <table:table-cell table:style-name="Default" office:value-type="float" office:value="8297" calcext:value-type="float">
            <text:p>8297</text:p>
          </table:table-cell>
          <table:table-cell table:style-name="Default" table:formula="of:=243-RANK([.G136];[.$G$2:.$G$244])+1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table:formula="of:=243-RANK([.A137];[.$A$2:.$A$244])+1" office:value-type="float" office:value="134" calcext:value-type="float">
            <text:p>134</text:p>
          </table:table-cell>
          <table:table-cell table:style-name="ce1" office:value-type="float" office:value="1291" calcext:value-type="float">
            <text:p>1291</text:p>
          </table:table-cell>
          <table:table-cell table:style-name="ce1" table:formula="of:=243-RANK([.C137];[.$C$2:.$C$244])+1" office:value-type="float" office:value="107" calcext:value-type="float">
            <text:p>107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137];[.$E$2:.$E$244])+1" office:value-type="float" office:value="211" calcext:value-type="float">
            <text:p>211</text:p>
          </table:table-cell>
          <table:table-cell table:style-name="Default" office:value-type="float" office:value="7705" calcext:value-type="float">
            <text:p>7705</text:p>
          </table:table-cell>
          <table:table-cell table:style-name="Default" table:formula="of:=243-RANK([.G137];[.$G$2:.$G$244])+1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table:formula="of:=243-RANK([.A138];[.$A$2:.$A$244])+1" office:value-type="float" office:value="133" calcext:value-type="float">
            <text:p>133</text:p>
          </table:table-cell>
          <table:table-cell table:style-name="ce1" office:value-type="float" office:value="1446" calcext:value-type="float">
            <text:p>1446</text:p>
          </table:table-cell>
          <table:table-cell table:style-name="ce1" table:formula="of:=243-RANK([.C138];[.$C$2:.$C$244])+1" office:value-type="float" office:value="155" calcext:value-type="float">
            <text:p>155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38];[.$E$2:.$E$244])+1" office:value-type="float" office:value="84" calcext:value-type="float">
            <text:p>84</text:p>
          </table:table-cell>
          <table:table-cell table:style-name="Default" office:value-type="float" office:value="8528" calcext:value-type="float">
            <text:p>8528</text:p>
          </table:table-cell>
          <table:table-cell table:style-name="Default" table:formula="of:=243-RANK([.G138];[.$G$2:.$G$244])+1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table:formula="of:=243-RANK([.A139];[.$A$2:.$A$244])+1" office:value-type="float" office:value="159" calcext:value-type="float">
            <text:p>159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table:formula="of:=243-RANK([.C139];[.$C$2:.$C$244])+1" office:value-type="float" office:value="164" calcext:value-type="float">
            <text:p>164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39];[.$E$2:.$E$244])+1" office:value-type="float" office:value="130" calcext:value-type="float">
            <text:p>130</text:p>
          </table:table-cell>
          <table:table-cell table:style-name="Default" office:value-type="float" office:value="7489" calcext:value-type="float">
            <text:p>7489</text:p>
          </table:table-cell>
          <table:table-cell table:style-name="Default" table:formula="of:=243-RANK([.G139];[.$G$2:.$G$244])+1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table:formula="of:=243-RANK([.A140];[.$A$2:.$A$244])+1" office:value-type="float" office:value="160" calcext:value-type="float">
            <text:p>160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table:formula="of:=243-RANK([.C140];[.$C$2:.$C$244])+1" office:value-type="float" office:value="171" calcext:value-type="float">
            <text:p>171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40];[.$E$2:.$E$244])+1" office:value-type="float" office:value="189" calcext:value-type="float">
            <text:p>189</text:p>
          </table:table-cell>
          <table:table-cell table:style-name="Default" office:value-type="float" office:value="8212" calcext:value-type="float">
            <text:p>8212</text:p>
          </table:table-cell>
          <table:table-cell table:style-name="Default" table:formula="of:=243-RANK([.G140];[.$G$2:.$G$244])+1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table:formula="of:=243-RANK([.A141];[.$A$2:.$A$244])+1" office:value-type="float" office:value="161" calcext:value-type="float">
            <text:p>161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table:formula="of:=243-RANK([.C141];[.$C$2:.$C$244])+1" office:value-type="float" office:value="158" calcext:value-type="float">
            <text:p>158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41];[.$E$2:.$E$244])+1" office:value-type="float" office:value="163" calcext:value-type="float">
            <text:p>163</text:p>
          </table:table-cell>
          <table:table-cell table:style-name="Default" office:value-type="float" office:value="8201" calcext:value-type="float">
            <text:p>8201</text:p>
          </table:table-cell>
          <table:table-cell table:style-name="Default" table:formula="of:=243-RANK([.G141];[.$G$2:.$G$244])+1"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table:formula="of:=243-RANK([.A142];[.$A$2:.$A$244])+1" office:value-type="float" office:value="146" calcext:value-type="float">
            <text:p>146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formula="of:=243-RANK([.C142];[.$C$2:.$C$244])+1" office:value-type="float" office:value="216" calcext:value-type="float">
            <text:p>216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142];[.$E$2:.$E$244])+1" office:value-type="float" office:value="23" calcext:value-type="float">
            <text:p>23</text:p>
          </table:table-cell>
          <table:table-cell table:style-name="Default" office:value-type="float" office:value="8652" calcext:value-type="float">
            <text:p>8652</text:p>
          </table:table-cell>
          <table:table-cell table:style-name="Default" table:formula="of:=243-RANK([.G142];[.$G$2:.$G$244])+1" office:value-type="float" office:value="225" calcext:value-type="float">
            <text:p>225</text:p>
          </table:table-cell>
          <table:table-cell table:number-columns-repeated="1016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table:formula="of:=243-RANK([.A143];[.$A$2:.$A$244])+1" office:value-type="float" office:value="74" calcext:value-type="float">
            <text:p>74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table:formula="of:=243-RANK([.C143];[.$C$2:.$C$244])+1" office:value-type="float" office:value="73" calcext:value-type="float">
            <text:p>73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43];[.$E$2:.$E$244])+1" office:value-type="float" office:value="130" calcext:value-type="float">
            <text:p>130</text:p>
          </table:table-cell>
          <table:table-cell table:style-name="Default" office:value-type="float" office:value="8587" calcext:value-type="float">
            <text:p>8587</text:p>
          </table:table-cell>
          <table:table-cell table:style-name="Default" table:formula="of:=243-RANK([.G143];[.$G$2:.$G$244])+1"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table:formula="of:=243-RANK([.A144];[.$A$2:.$A$244])+1" office:value-type="float" office:value="48" calcext:value-type="float">
            <text:p>48</text:p>
          </table:table-cell>
          <table:table-cell table:style-name="ce1" office:value-type="float" office:value="971" calcext:value-type="float">
            <text:p>971</text:p>
          </table:table-cell>
          <table:table-cell table:style-name="ce1" table:formula="of:=243-RANK([.C144];[.$C$2:.$C$244])+1"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44];[.$E$2:.$E$244])+1" office:value-type="float" office:value="189" calcext:value-type="float">
            <text:p>189</text:p>
          </table:table-cell>
          <table:table-cell table:style-name="Default" office:value-type="float" office:value="8485" calcext:value-type="float">
            <text:p>8485</text:p>
          </table:table-cell>
          <table:table-cell table:style-name="Default" table:formula="of:=243-RANK([.G144];[.$G$2:.$G$244])+1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table:formula="of:=243-RANK([.A145];[.$A$2:.$A$244])+1" office:value-type="float" office:value="29" calcext:value-type="float">
            <text:p>29</text:p>
          </table:table-cell>
          <table:table-cell table:style-name="ce1" office:value-type="float" office:value="846" calcext:value-type="float">
            <text:p>846</text:p>
          </table:table-cell>
          <table:table-cell table:style-name="ce1" table:formula="of:=243-RANK([.C145];[.$C$2:.$C$244])+1" office:value-type="float" office:value="32" calcext:value-type="float">
            <text:p>32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45];[.$E$2:.$E$244])+1" office:value-type="float" office:value="130" calcext:value-type="float">
            <text:p>130</text:p>
          </table:table-cell>
          <table:table-cell table:style-name="Default" office:value-type="float" office:value="8146" calcext:value-type="float">
            <text:p>8146</text:p>
          </table:table-cell>
          <table:table-cell table:style-name="Default" table:formula="of:=243-RANK([.G145];[.$G$2:.$G$244])+1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table:formula="of:=243-RANK([.A146];[.$A$2:.$A$244])+1" office:value-type="float" office:value="177" calcext:value-type="float">
            <text:p>177</text:p>
          </table:table-cell>
          <table:table-cell table:style-name="ce1" office:value-type="float" office:value="1442" calcext:value-type="float">
            <text:p>1442</text:p>
          </table:table-cell>
          <table:table-cell table:style-name="ce1" table:formula="of:=243-RANK([.C146];[.$C$2:.$C$244])+1" office:value-type="float" office:value="154" calcext:value-type="float">
            <text:p>154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146];[.$E$2:.$E$244])+1" office:value-type="float" office:value="223" calcext:value-type="float">
            <text:p>223</text:p>
          </table:table-cell>
          <table:table-cell table:style-name="Default" office:value-type="float" office:value="8113" calcext:value-type="float">
            <text:p>8113</text:p>
          </table:table-cell>
          <table:table-cell table:style-name="Default" table:formula="of:=243-RANK([.G146];[.$G$2:.$G$244])+1"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table:formula="of:=243-RANK([.A147];[.$A$2:.$A$244])+1" office:value-type="float" office:value="138" calcext:value-type="float">
            <text:p>138</text:p>
          </table:table-cell>
          <table:table-cell table:style-name="ce1" office:value-type="float" office:value="1404" calcext:value-type="float">
            <text:p>1404</text:p>
          </table:table-cell>
          <table:table-cell table:style-name="ce1" table:formula="of:=243-RANK([.C147];[.$C$2:.$C$244])+1" office:value-type="float" office:value="141" calcext:value-type="float">
            <text:p>141</text:p>
          </table:table-cell>
          <table:table-cell office:value-type="float" office:value="463" calcext:value-type="float">
            <text:p>463</text:p>
          </table:table-cell>
          <table:table-cell table:style-name="ce1" table:formula="of:=243-RANK([.E147];[.$E$2:.$E$244])+1" office:value-type="float" office:value="230" calcext:value-type="float">
            <text:p>230</text:p>
          </table:table-cell>
          <table:table-cell table:style-name="Default" office:value-type="float" office:value="8075" calcext:value-type="float">
            <text:p>8075</text:p>
          </table:table-cell>
          <table:table-cell table:style-name="Default" table:formula="of:=243-RANK([.G147];[.$G$2:.$G$244])+1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table:formula="of:=243-RANK([.A148];[.$A$2:.$A$244])+1" office:value-type="float" office:value="139" calcext:value-type="float">
            <text:p>139</text:p>
          </table:table-cell>
          <table:table-cell table:style-name="ce1" office:value-type="float" office:value="1524" calcext:value-type="float">
            <text:p>1524</text:p>
          </table:table-cell>
          <table:table-cell table:style-name="ce1" table:formula="of:=243-RANK([.C148];[.$C$2:.$C$244])+1" office:value-type="float" office:value="178" calcext:value-type="float">
            <text:p>178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48];[.$E$2:.$E$244])+1" office:value-type="float" office:value="163" calcext:value-type="float">
            <text:p>163</text:p>
          </table:table-cell>
          <table:table-cell table:style-name="Default" office:value-type="float" office:value="8186" calcext:value-type="float">
            <text:p>8186</text:p>
          </table:table-cell>
          <table:table-cell table:style-name="Default" table:formula="of:=243-RANK([.G148];[.$G$2:.$G$244])+1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table:formula="of:=243-RANK([.A149];[.$A$2:.$A$244])+1" office:value-type="float" office:value="184" calcext:value-type="float">
            <text:p>184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table:formula="of:=243-RANK([.C149];[.$C$2:.$C$244])+1" office:value-type="float" office:value="201" calcext:value-type="float">
            <text:p>201</text:p>
          </table:table-cell>
          <table:table-cell office:value-type="float" office:value="464" calcext:value-type="float">
            <text:p>464</text:p>
          </table:table-cell>
          <table:table-cell table:style-name="ce1" table:formula="of:=243-RANK([.E149];[.$E$2:.$E$244])+1" office:value-type="float" office:value="237" calcext:value-type="float">
            <text:p>237</text:p>
          </table:table-cell>
          <table:table-cell table:style-name="Default" office:value-type="float" office:value="8473" calcext:value-type="float">
            <text:p>8473</text:p>
          </table:table-cell>
          <table:table-cell table:style-name="Default" table:formula="of:=243-RANK([.G149];[.$G$2:.$G$244])+1" office:value-type="float" office:value="171" calcext:value-type="float">
            <text:p>171</text:p>
          </table:table-cell>
          <table:table-cell table:number-columns-repeated="1016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table:formula="of:=243-RANK([.A150];[.$A$2:.$A$244])+1" office:value-type="float" office:value="135" calcext:value-type="float">
            <text:p>135</text:p>
          </table:table-cell>
          <table:table-cell table:style-name="ce1" office:value-type="float" office:value="1645" calcext:value-type="float">
            <text:p>1645</text:p>
          </table:table-cell>
          <table:table-cell table:style-name="ce1" table:formula="of:=243-RANK([.C150];[.$C$2:.$C$244])+1" office:value-type="float" office:value="226" calcext:value-type="float">
            <text:p>226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50];[.$E$2:.$E$244])+1" office:value-type="float" office:value="130" calcext:value-type="float">
            <text:p>130</text:p>
          </table:table-cell>
          <table:table-cell table:style-name="Default" office:value-type="float" office:value="8014" calcext:value-type="float">
            <text:p>8014</text:p>
          </table:table-cell>
          <table:table-cell table:style-name="Default" table:formula="of:=243-RANK([.G150];[.$G$2:.$G$244])+1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table:formula="of:=243-RANK([.A151];[.$A$2:.$A$244])+1" office:value-type="float" office:value="140" calcext:value-type="float">
            <text:p>140</text:p>
          </table:table-cell>
          <table:table-cell table:style-name="ce1" office:value-type="float" office:value="1549" calcext:value-type="float">
            <text:p>1549</text:p>
          </table:table-cell>
          <table:table-cell table:style-name="ce1" table:formula="of:=243-RANK([.C151];[.$C$2:.$C$244])+1" office:value-type="float" office:value="188" calcext:value-type="float">
            <text:p>188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51];[.$E$2:.$E$244])+1" office:value-type="float" office:value="84" calcext:value-type="float">
            <text:p>84</text:p>
          </table:table-cell>
          <table:table-cell table:style-name="Default" office:value-type="float" office:value="8710" calcext:value-type="float">
            <text:p>8710</text:p>
          </table:table-cell>
          <table:table-cell table:style-name="Default" table:formula="of:=243-RANK([.G151];[.$G$2:.$G$244])+1" office:value-type="float" office:value="236" calcext:value-type="float">
            <text:p>236</text:p>
          </table:table-cell>
          <table:table-cell table:number-columns-repeated="1016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table:formula="of:=243-RANK([.A152];[.$A$2:.$A$244])+1" office:value-type="float" office:value="72" calcext:value-type="float">
            <text:p>72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table:formula="of:=243-RANK([.C152];[.$C$2:.$C$244])+1" office:value-type="float" office:value="76" calcext:value-type="float">
            <text:p>76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52];[.$E$2:.$E$244])+1" office:value-type="float" office:value="130" calcext:value-type="float">
            <text:p>130</text:p>
          </table:table-cell>
          <table:table-cell table:style-name="Default" office:value-type="float" office:value="8460" calcext:value-type="float">
            <text:p>8460</text:p>
          </table:table-cell>
          <table:table-cell table:style-name="Default" table:formula="of:=243-RANK([.G152];[.$G$2:.$G$244])+1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table:formula="of:=243-RANK([.A153];[.$A$2:.$A$244])+1" office:value-type="float" office:value="45" calcext:value-type="float">
            <text:p>45</text:p>
          </table:table-cell>
          <table:table-cell table:style-name="ce1" office:value-type="float" office:value="961" calcext:value-type="float">
            <text:p>961</text:p>
          </table:table-cell>
          <table:table-cell table:style-name="ce1" table:formula="of:=243-RANK([.C153];[.$C$2:.$C$244])+1" office:value-type="float" office:value="52" calcext:value-type="float">
            <text:p>52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53];[.$E$2:.$E$244])+1" office:value-type="float" office:value="130" calcext:value-type="float">
            <text:p>130</text:p>
          </table:table-cell>
          <table:table-cell table:style-name="Default" office:value-type="float" office:value="8540" calcext:value-type="float">
            <text:p>8540</text:p>
          </table:table-cell>
          <table:table-cell table:style-name="Default" table:formula="of:=243-RANK([.G153];[.$G$2:.$G$244])+1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table:formula="of:=243-RANK([.A154];[.$A$2:.$A$244])+1" office:value-type="float" office:value="33" calcext:value-type="float">
            <text:p>33</text:p>
          </table:table-cell>
          <table:table-cell table:style-name="ce1" office:value-type="float" office:value="882" calcext:value-type="float">
            <text:p>882</text:p>
          </table:table-cell>
          <table:table-cell table:style-name="ce1" table:formula="of:=243-RANK([.C154];[.$C$2:.$C$244])+1" office:value-type="float" office:value="37" calcext:value-type="float">
            <text:p>37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54];[.$E$2:.$E$244])+1" office:value-type="float" office:value="84" calcext:value-type="float">
            <text:p>84</text:p>
          </table:table-cell>
          <table:table-cell table:style-name="Default" office:value-type="float" office:value="7952" calcext:value-type="float">
            <text:p>7952</text:p>
          </table:table-cell>
          <table:table-cell table:style-name="Default" table:formula="of:=243-RANK([.G154];[.$G$2:.$G$244])+1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table:formula="of:=243-RANK([.A155];[.$A$2:.$A$244])+1" office:value-type="float" office:value="119" calcext:value-type="float">
            <text:p>119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table:formula="of:=243-RANK([.C155];[.$C$2:.$C$244])+1" office:value-type="float" office:value="148" calcext:value-type="float">
            <text:p>148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55];[.$E$2:.$E$244])+1" office:value-type="float" office:value="189" calcext:value-type="float">
            <text:p>189</text:p>
          </table:table-cell>
          <table:table-cell table:style-name="Default" office:value-type="float" office:value="7717" calcext:value-type="float">
            <text:p>7717</text:p>
          </table:table-cell>
          <table:table-cell table:style-name="Default" table:formula="of:=243-RANK([.G155];[.$G$2:.$G$244])+1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table:formula="of:=243-RANK([.A156];[.$A$2:.$A$244])+1" office:value-type="float" office:value="155" calcext:value-type="float">
            <text:p>155</text:p>
          </table:table-cell>
          <table:table-cell table:style-name="ce1" office:value-type="float" office:value="1355" calcext:value-type="float">
            <text:p>1355</text:p>
          </table:table-cell>
          <table:table-cell table:style-name="ce1" table:formula="of:=243-RANK([.C156];[.$C$2:.$C$244])+1" office:value-type="float" office:value="127" calcext:value-type="float">
            <text:p>127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56];[.$E$2:.$E$244])+1" office:value-type="float" office:value="130" calcext:value-type="float">
            <text:p>130</text:p>
          </table:table-cell>
          <table:table-cell table:style-name="Default" office:value-type="float" office:value="8037" calcext:value-type="float">
            <text:p>8037</text:p>
          </table:table-cell>
          <table:table-cell table:style-name="Default" table:formula="of:=243-RANK([.G156];[.$G$2:.$G$244])+1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table:formula="of:=243-RANK([.A157];[.$A$2:.$A$244])+1" office:value-type="float" office:value="170" calcext:value-type="float">
            <text:p>170</text:p>
          </table:table-cell>
          <table:table-cell table:style-name="ce1" office:value-type="float" office:value="1385" calcext:value-type="float">
            <text:p>1385</text:p>
          </table:table-cell>
          <table:table-cell table:style-name="ce1" table:formula="of:=243-RANK([.C157];[.$C$2:.$C$244])+1" office:value-type="float" office:value="135" calcext:value-type="float">
            <text:p>135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57];[.$E$2:.$E$244])+1" office:value-type="float" office:value="84" calcext:value-type="float">
            <text:p>84</text:p>
          </table:table-cell>
          <table:table-cell table:style-name="Default" office:value-type="float" office:value="8551" calcext:value-type="float">
            <text:p>8551</text:p>
          </table:table-cell>
          <table:table-cell table:style-name="Default" table:formula="of:=243-RANK([.G157];[.$G$2:.$G$244])+1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table:formula="of:=243-RANK([.A158];[.$A$2:.$A$244])+1" office:value-type="float" office:value="142" calcext:value-type="float">
            <text:p>142</text:p>
          </table:table-cell>
          <table:table-cell table:style-name="ce1" office:value-type="float" office:value="1717" calcext:value-type="float">
            <text:p>1717</text:p>
          </table:table-cell>
          <table:table-cell table:style-name="ce1" table:formula="of:=243-RANK([.C158];[.$C$2:.$C$244])+1" office:value-type="float" office:value="239" calcext:value-type="float">
            <text:p>239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158];[.$E$2:.$E$244])+1" office:value-type="float" office:value="211" calcext:value-type="float">
            <text:p>211</text:p>
          </table:table-cell>
          <table:table-cell table:style-name="Default" office:value-type="float" office:value="8253" calcext:value-type="float">
            <text:p>8253</text:p>
          </table:table-cell>
          <table:table-cell table:style-name="Default" table:formula="of:=243-RANK([.G158];[.$G$2:.$G$244])+1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table:formula="of:=243-RANK([.A159];[.$A$2:.$A$244])+1" office:value-type="float" office:value="177" calcext:value-type="float">
            <text:p>177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table:formula="of:=243-RANK([.C159];[.$C$2:.$C$244])+1" office:value-type="float" office:value="214" calcext:value-type="float">
            <text:p>214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159];[.$E$2:.$E$244])+1" office:value-type="float" office:value="41" calcext:value-type="float">
            <text:p>41</text:p>
          </table:table-cell>
          <table:table-cell table:style-name="Default" office:value-type="float" office:value="8695" calcext:value-type="float">
            <text:p>8695</text:p>
          </table:table-cell>
          <table:table-cell table:style-name="Default" table:formula="of:=243-RANK([.G159];[.$G$2:.$G$244])+1" office:value-type="float" office:value="234" calcext:value-type="float">
            <text:p>234</text:p>
          </table:table-cell>
          <table:table-cell table:number-columns-repeated="1016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table:formula="of:=243-RANK([.A160];[.$A$2:.$A$244])+1" office:value-type="float" office:value="163" calcext:value-type="float">
            <text:p>163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table:formula="of:=243-RANK([.C160];[.$C$2:.$C$244])+1" office:value-type="float" office:value="203" calcext:value-type="float">
            <text:p>203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60];[.$E$2:.$E$244])+1" office:value-type="float" office:value="163" calcext:value-type="float">
            <text:p>163</text:p>
          </table:table-cell>
          <table:table-cell table:style-name="Default" office:value-type="float" office:value="8651" calcext:value-type="float">
            <text:p>8651</text:p>
          </table:table-cell>
          <table:table-cell table:style-name="Default" table:formula="of:=243-RANK([.G160];[.$G$2:.$G$244])+1" office:value-type="float" office:value="224" calcext:value-type="float">
            <text:p>224</text:p>
          </table:table-cell>
          <table:table-cell table:number-columns-repeated="1016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table:formula="of:=243-RANK([.A161];[.$A$2:.$A$244])+1" office:value-type="float" office:value="62" calcext:value-type="float">
            <text:p>62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table:formula="of:=243-RANK([.C161];[.$C$2:.$C$244])+1" office:value-type="float" office:value="62" calcext:value-type="float">
            <text:p>62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61];[.$E$2:.$E$244])+1" office:value-type="float" office:value="189" calcext:value-type="float">
            <text:p>189</text:p>
          </table:table-cell>
          <table:table-cell table:style-name="Default" office:value-type="float" office:value="8236" calcext:value-type="float">
            <text:p>8236</text:p>
          </table:table-cell>
          <table:table-cell table:style-name="Default" table:formula="of:=243-RANK([.G161];[.$G$2:.$G$244])+1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table:formula="of:=243-RANK([.A162];[.$A$2:.$A$244])+1" office:value-type="float" office:value="49" calcext:value-type="float">
            <text:p>49</text:p>
          </table:table-cell>
          <table:table-cell table:style-name="ce1" office:value-type="float" office:value="920" calcext:value-type="float">
            <text:p>920</text:p>
          </table:table-cell>
          <table:table-cell table:style-name="ce1" table:formula="of:=243-RANK([.C162];[.$C$2:.$C$244])+1"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62];[.$E$2:.$E$244])+1" office:value-type="float" office:value="84" calcext:value-type="float">
            <text:p>84</text:p>
          </table:table-cell>
          <table:table-cell table:style-name="Default" office:value-type="float" office:value="8086" calcext:value-type="float">
            <text:p>8086</text:p>
          </table:table-cell>
          <table:table-cell table:style-name="Default" table:formula="of:=243-RANK([.G162];[.$G$2:.$G$244])+1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table:formula="of:=243-RANK([.A163];[.$A$2:.$A$244])+1" office:value-type="float" office:value="36" calcext:value-type="float">
            <text:p>36</text:p>
          </table:table-cell>
          <table:table-cell table:style-name="ce1" office:value-type="float" office:value="860" calcext:value-type="float">
            <text:p>860</text:p>
          </table:table-cell>
          <table:table-cell table:style-name="ce1" table:formula="of:=243-RANK([.C163];[.$C$2:.$C$244])+1" office:value-type="float" office:value="34" calcext:value-type="float">
            <text:p>34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63];[.$E$2:.$E$244])+1" office:value-type="float" office:value="130" calcext:value-type="float">
            <text:p>130</text:p>
          </table:table-cell>
          <table:table-cell table:style-name="Default" office:value-type="float" office:value="7709" calcext:value-type="float">
            <text:p>7709</text:p>
          </table:table-cell>
          <table:table-cell table:style-name="Default" table:formula="of:=243-RANK([.G163];[.$G$2:.$G$244])+1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1" table:formula="of:=243-RANK([.A164];[.$A$2:.$A$244])+1" office:value-type="float" office:value="235" calcext:value-type="float">
            <text:p>235</text:p>
          </table:table-cell>
          <table:table-cell table:style-name="ce1" office:value-type="float" office:value="1586" calcext:value-type="float">
            <text:p>1586</text:p>
          </table:table-cell>
          <table:table-cell table:style-name="ce1" table:formula="of:=243-RANK([.C164];[.$C$2:.$C$244])+1" office:value-type="float" office:value="207" calcext:value-type="float">
            <text:p>207</text:p>
          </table:table-cell>
          <table:table-cell office:value-type="float" office:value="464" calcext:value-type="float">
            <text:p>464</text:p>
          </table:table-cell>
          <table:table-cell table:style-name="ce1" table:formula="of:=243-RANK([.E164];[.$E$2:.$E$244])+1" office:value-type="float" office:value="237" calcext:value-type="float">
            <text:p>237</text:p>
          </table:table-cell>
          <table:table-cell table:style-name="Default" office:value-type="float" office:value="8411" calcext:value-type="float">
            <text:p>8411</text:p>
          </table:table-cell>
          <table:table-cell table:style-name="Default" table:formula="of:=243-RANK([.G164];[.$G$2:.$G$244])+1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table:formula="of:=243-RANK([.A165];[.$A$2:.$A$244])+1" office:value-type="float" office:value="165" calcext:value-type="float">
            <text:p>165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table:formula="of:=243-RANK([.C165];[.$C$2:.$C$244])+1" office:value-type="float" office:value="163" calcext:value-type="float">
            <text:p>163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65];[.$E$2:.$E$244])+1" office:value-type="float" office:value="130" calcext:value-type="float">
            <text:p>130</text:p>
          </table:table-cell>
          <table:table-cell table:style-name="Default" office:value-type="float" office:value="5012" calcext:value-type="float">
            <text:p>5012</text:p>
          </table:table-cell>
          <table:table-cell table:style-name="Default" table:formula="of:=243-RANK([.G165];[.$G$2:.$G$244])+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table:formula="of:=243-RANK([.A166];[.$A$2:.$A$244])+1" office:value-type="float" office:value="221" calcext:value-type="float">
            <text:p>221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table:formula="of:=243-RANK([.C166];[.$C$2:.$C$244])+1" office:value-type="float" office:value="186" calcext:value-type="float">
            <text:p>186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66];[.$E$2:.$E$244])+1" office:value-type="float" office:value="84" calcext:value-type="float">
            <text:p>84</text:p>
          </table:table-cell>
          <table:table-cell table:style-name="Default" office:value-type="float" office:value="7436" calcext:value-type="float">
            <text:p>7436</text:p>
          </table:table-cell>
          <table:table-cell table:style-name="Default" table:formula="of:=243-RANK([.G166];[.$G$2:.$G$244])+1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table:formula="of:=243-RANK([.A167];[.$A$2:.$A$244])+1" office:value-type="float" office:value="193" calcext:value-type="float">
            <text:p>193</text:p>
          </table:table-cell>
          <table:table-cell table:style-name="ce1" office:value-type="float" office:value="1566" calcext:value-type="float">
            <text:p>1566</text:p>
          </table:table-cell>
          <table:table-cell table:style-name="ce1" table:formula="of:=243-RANK([.C167];[.$C$2:.$C$244])+1" office:value-type="float" office:value="198" calcext:value-type="float">
            <text:p>198</text:p>
          </table:table-cell>
          <table:table-cell office:value-type="float" office:value="463" calcext:value-type="float">
            <text:p>463</text:p>
          </table:table-cell>
          <table:table-cell table:style-name="ce1" table:formula="of:=243-RANK([.E167];[.$E$2:.$E$244])+1" office:value-type="float" office:value="230" calcext:value-type="float">
            <text:p>230</text:p>
          </table:table-cell>
          <table:table-cell table:style-name="Default" office:value-type="float" office:value="8747" calcext:value-type="float">
            <text:p>8747</text:p>
          </table:table-cell>
          <table:table-cell table:style-name="Default" table:formula="of:=243-RANK([.G167];[.$G$2:.$G$244])+1" office:value-type="float" office:value="238" calcext:value-type="float">
            <text:p>238</text:p>
          </table:table-cell>
          <table:table-cell table:number-columns-repeated="1016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table:formula="of:=243-RANK([.A168];[.$A$2:.$A$244])+1" office:value-type="float" office:value="222" calcext:value-type="float">
            <text:p>222</text:p>
          </table:table-cell>
          <table:table-cell table:style-name="ce1" office:value-type="float" office:value="1591" calcext:value-type="float">
            <text:p>1591</text:p>
          </table:table-cell>
          <table:table-cell table:style-name="ce1" table:formula="of:=243-RANK([.C168];[.$C$2:.$C$244])+1" office:value-type="float" office:value="212" calcext:value-type="float">
            <text:p>212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68];[.$E$2:.$E$244])+1" office:value-type="float" office:value="84" calcext:value-type="float">
            <text:p>84</text:p>
          </table:table-cell>
          <table:table-cell table:style-name="Default" office:value-type="float" office:value="8694" calcext:value-type="float">
            <text:p>8694</text:p>
          </table:table-cell>
          <table:table-cell table:style-name="Default" table:formula="of:=243-RANK([.G168];[.$G$2:.$G$244])+1" office:value-type="float" office:value="233" calcext:value-type="float">
            <text:p>233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table:formula="of:=243-RANK([.A169];[.$A$2:.$A$244])+1" office:value-type="float" office:value="205" calcext:value-type="float">
            <text:p>205</text:p>
          </table:table-cell>
          <table:table-cell table:style-name="ce1" office:value-type="float" office:value="1519" calcext:value-type="float">
            <text:p>1519</text:p>
          </table:table-cell>
          <table:table-cell table:style-name="ce1" table:formula="of:=243-RANK([.C169];[.$C$2:.$C$244])+1" office:value-type="float" office:value="176" calcext:value-type="float">
            <text:p>176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69];[.$E$2:.$E$244])+1" office:value-type="float" office:value="130" calcext:value-type="float">
            <text:p>130</text:p>
          </table:table-cell>
          <table:table-cell table:style-name="Default" office:value-type="float" office:value="8651" calcext:value-type="float">
            <text:p>8651</text:p>
          </table:table-cell>
          <table:table-cell table:style-name="Default" table:formula="of:=243-RANK([.G169];[.$G$2:.$G$244])+1" office:value-type="float" office:value="224" calcext:value-type="float">
            <text:p>224</text:p>
          </table:table-cell>
          <table:table-cell table:number-columns-repeated="1016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table:formula="of:=243-RANK([.A170];[.$A$2:.$A$244])+1" office:value-type="float" office:value="112" calcext:value-type="float">
            <text:p>112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table:formula="of:=243-RANK([.C170];[.$C$2:.$C$244])+1" office:value-type="float" office:value="69" calcext:value-type="float">
            <text:p>69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70];[.$E$2:.$E$244])+1" office:value-type="float" office:value="130" calcext:value-type="float">
            <text:p>130</text:p>
          </table:table-cell>
          <table:table-cell table:style-name="Default" office:value-type="float" office:value="8578" calcext:value-type="float">
            <text:p>8578</text:p>
          </table:table-cell>
          <table:table-cell table:style-name="Default" table:formula="of:=243-RANK([.G170];[.$G$2:.$G$244])+1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table:formula="of:=243-RANK([.A171];[.$A$2:.$A$244])+1" office:value-type="float" office:value="60" calcext:value-type="float">
            <text:p>60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table:formula="of:=243-RANK([.C171];[.$C$2:.$C$244])+1" office:value-type="float" office:value="63" calcext:value-type="float">
            <text:p>63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71];[.$E$2:.$E$244])+1" office:value-type="float" office:value="163" calcext:value-type="float">
            <text:p>163</text:p>
          </table:table-cell>
          <table:table-cell table:style-name="Default" office:value-type="float" office:value="8626" calcext:value-type="float">
            <text:p>8626</text:p>
          </table:table-cell>
          <table:table-cell table:style-name="Default" table:formula="of:=243-RANK([.G171];[.$G$2:.$G$244])+1" office:value-type="float" office:value="216" calcext:value-type="float">
            <text:p>216</text:p>
          </table:table-cell>
          <table:table-cell table:number-columns-repeated="1016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table:formula="of:=243-RANK([.A172];[.$A$2:.$A$244])+1" office:value-type="float" office:value="37" calcext:value-type="float">
            <text:p>37</text:p>
          </table:table-cell>
          <table:table-cell table:style-name="ce1" office:value-type="float" office:value="901" calcext:value-type="float">
            <text:p>901</text:p>
          </table:table-cell>
          <table:table-cell table:style-name="ce1" table:formula="of:=243-RANK([.C172];[.$C$2:.$C$244])+1" office:value-type="float" office:value="41" calcext:value-type="float">
            <text:p>41</text:p>
          </table:table-cell>
          <table:table-cell office:value-type="float" office:value="464" calcext:value-type="float">
            <text:p>464</text:p>
          </table:table-cell>
          <table:table-cell table:style-name="ce1" table:formula="of:=243-RANK([.E172];[.$E$2:.$E$244])+1" office:value-type="float" office:value="237" calcext:value-type="float">
            <text:p>237</text:p>
          </table:table-cell>
          <table:table-cell table:style-name="Default" office:value-type="float" office:value="8531" calcext:value-type="float">
            <text:p>8531</text:p>
          </table:table-cell>
          <table:table-cell table:style-name="Default" table:formula="of:=243-RANK([.G172];[.$G$2:.$G$244])+1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table:formula="of:=243-RANK([.A173];[.$A$2:.$A$244])+1" office:value-type="float" office:value="213" calcext:value-type="float">
            <text:p>213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table:formula="of:=243-RANK([.C173];[.$C$2:.$C$244])+1" office:value-type="float" office:value="170" calcext:value-type="float">
            <text:p>170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173];[.$E$2:.$E$244])+1" office:value-type="float" office:value="223" calcext:value-type="float">
            <text:p>223</text:p>
          </table:table-cell>
          <table:table-cell table:style-name="Default" office:value-type="float" office:value="8615" calcext:value-type="float">
            <text:p>8615</text:p>
          </table:table-cell>
          <table:table-cell table:style-name="Default" table:formula="of:=243-RANK([.G173];[.$G$2:.$G$244])+1"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1" table:formula="of:=243-RANK([.A174];[.$A$2:.$A$244])+1" office:value-type="float" office:value="238" calcext:value-type="float">
            <text:p>23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table:formula="of:=243-RANK([.C174];[.$C$2:.$C$244])+1" office:value-type="float" office:value="219" calcext:value-type="float">
            <text:p>219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174];[.$E$2:.$E$244])+1" office:value-type="float" office:value="41" calcext:value-type="float">
            <text:p>41</text:p>
          </table:table-cell>
          <table:table-cell table:style-name="Default" office:value-type="float" office:value="7949" calcext:value-type="float">
            <text:p>7949</text:p>
          </table:table-cell>
          <table:table-cell table:style-name="Default" table:formula="of:=243-RANK([.G174];[.$G$2:.$G$244])+1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table:formula="of:=243-RANK([.A175];[.$A$2:.$A$244])+1" office:value-type="float" office:value="208" calcext:value-type="float">
            <text:p>208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table:formula="of:=243-RANK([.C175];[.$C$2:.$C$244])+1" office:value-type="float" office:value="161" calcext:value-type="float">
            <text:p>161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75];[.$E$2:.$E$244])+1" office:value-type="float" office:value="163" calcext:value-type="float">
            <text:p>163</text:p>
          </table:table-cell>
          <table:table-cell table:style-name="Default" office:value-type="float" office:value="8538" calcext:value-type="float">
            <text:p>8538</text:p>
          </table:table-cell>
          <table:table-cell table:style-name="Default" table:formula="of:=243-RANK([.G175];[.$G$2:.$G$244])+1"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1" table:formula="of:=243-RANK([.A176];[.$A$2:.$A$244])+1" office:value-type="float" office:value="239" calcext:value-type="float">
            <text:p>239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table:formula="of:=243-RANK([.C176];[.$C$2:.$C$244])+1" office:value-type="float" office:value="227" calcext:value-type="float">
            <text:p>227</text:p>
          </table:table-cell>
          <table:table-cell office:value-type="float" office:value="463" calcext:value-type="float">
            <text:p>463</text:p>
          </table:table-cell>
          <table:table-cell table:style-name="ce1" table:formula="of:=243-RANK([.E176];[.$E$2:.$E$244])+1" office:value-type="float" office:value="230" calcext:value-type="float">
            <text:p>230</text:p>
          </table:table-cell>
          <table:table-cell table:style-name="Default" office:value-type="float" office:value="8195" calcext:value-type="float">
            <text:p>8195</text:p>
          </table:table-cell>
          <table:table-cell table:style-name="Default" table:formula="of:=243-RANK([.G176];[.$G$2:.$G$244])+1"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table:formula="of:=243-RANK([.A177];[.$A$2:.$A$244])+1" office:value-type="float" office:value="223" calcext:value-type="float">
            <text:p>223</text:p>
          </table:table-cell>
          <table:table-cell table:style-name="ce1" office:value-type="float" office:value="1614" calcext:value-type="float">
            <text:p>1614</text:p>
          </table:table-cell>
          <table:table-cell table:style-name="ce1" table:formula="of:=243-RANK([.C177];[.$C$2:.$C$244])+1" office:value-type="float" office:value="220" calcext:value-type="float">
            <text:p>220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77];[.$E$2:.$E$244])+1" office:value-type="float" office:value="84" calcext:value-type="float">
            <text:p>84</text:p>
          </table:table-cell>
          <table:table-cell table:style-name="Default" office:value-type="float" office:value="8246" calcext:value-type="float">
            <text:p>8246</text:p>
          </table:table-cell>
          <table:table-cell table:style-name="Default" table:formula="of:=243-RANK([.G177];[.$G$2:.$G$244])+1" office:value-type="float" office:value="133" calcext:value-type="float">
            <text:p>133</text:p>
          </table:table-cell>
          <table:table-cell table:number-columns-repeated="1016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table:formula="of:=243-RANK([.A178];[.$A$2:.$A$244])+1" office:value-type="float" office:value="181" calcext:value-type="float">
            <text:p>181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table:formula="of:=243-RANK([.C178];[.$C$2:.$C$244])+1" office:value-type="float" office:value="160" calcext:value-type="float">
            <text:p>160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78];[.$E$2:.$E$244])+1" office:value-type="float" office:value="163" calcext:value-type="float">
            <text:p>163</text:p>
          </table:table-cell>
          <table:table-cell table:style-name="Default" office:value-type="float" office:value="8435" calcext:value-type="float">
            <text:p>8435</text:p>
          </table:table-cell>
          <table:table-cell table:style-name="Default" table:formula="of:=243-RANK([.G178];[.$G$2:.$G$244])+1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table:formula="of:=243-RANK([.A179];[.$A$2:.$A$244])+1" office:value-type="float" office:value="88" calcext:value-type="float">
            <text:p>88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table:formula="of:=243-RANK([.C179];[.$C$2:.$C$244])+1" office:value-type="float" office:value="74" calcext:value-type="float">
            <text:p>74</text:p>
          </table:table-cell>
          <table:table-cell office:value-type="float" office:value="464" calcext:value-type="float">
            <text:p>464</text:p>
          </table:table-cell>
          <table:table-cell table:style-name="ce1" table:formula="of:=243-RANK([.E179];[.$E$2:.$E$244])+1" office:value-type="float" office:value="237" calcext:value-type="float">
            <text:p>237</text:p>
          </table:table-cell>
          <table:table-cell table:style-name="Default" office:value-type="float" office:value="8062" calcext:value-type="float">
            <text:p>8062</text:p>
          </table:table-cell>
          <table:table-cell table:style-name="Default" table:formula="of:=243-RANK([.G179];[.$G$2:.$G$244])+1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table:formula="of:=243-RANK([.A180];[.$A$2:.$A$244])+1" office:value-type="float" office:value="57" calcext:value-type="float">
            <text:p>57</text:p>
          </table:table-cell>
          <table:table-cell table:style-name="ce1" office:value-type="float" office:value="969" calcext:value-type="float">
            <text:p>969</text:p>
          </table:table-cell>
          <table:table-cell table:style-name="ce1" table:formula="of:=243-RANK([.C180];[.$C$2:.$C$244])+1" office:value-type="float" office:value="54" calcext:value-type="float">
            <text:p>54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80];[.$E$2:.$E$244])+1" office:value-type="float" office:value="189" calcext:value-type="float">
            <text:p>189</text:p>
          </table:table-cell>
          <table:table-cell table:style-name="Default" office:value-type="float" office:value="8106" calcext:value-type="float">
            <text:p>8106</text:p>
          </table:table-cell>
          <table:table-cell table:style-name="Default" table:formula="of:=243-RANK([.G180];[.$G$2:.$G$244])+1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table:formula="of:=243-RANK([.A181];[.$A$2:.$A$244])+1" office:value-type="float" office:value="39" calcext:value-type="float">
            <text:p>39</text:p>
          </table:table-cell>
          <table:table-cell table:style-name="ce1" office:value-type="float" office:value="895" calcext:value-type="float">
            <text:p>895</text:p>
          </table:table-cell>
          <table:table-cell table:style-name="ce1" table:formula="of:=243-RANK([.C181];[.$C$2:.$C$244])+1" office:value-type="float" office:value="39" calcext:value-type="float">
            <text:p>39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81];[.$E$2:.$E$244])+1" office:value-type="float" office:value="130" calcext:value-type="float">
            <text:p>130</text:p>
          </table:table-cell>
          <table:table-cell table:style-name="Default" office:value-type="float" office:value="8165" calcext:value-type="float">
            <text:p>8165</text:p>
          </table:table-cell>
          <table:table-cell table:style-name="Default" table:formula="of:=243-RANK([.G181];[.$G$2:.$G$244])+1"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table:formula="of:=243-RANK([.A182];[.$A$2:.$A$244])+1" office:value-type="float" office:value="208" calcext:value-type="float">
            <text:p>208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table:formula="of:=243-RANK([.C182];[.$C$2:.$C$244])+1" office:value-type="float" office:value="175" calcext:value-type="float">
            <text:p>175</text:p>
          </table:table-cell>
          <table:table-cell office:value-type="float" office:value="454" calcext:value-type="float">
            <text:p>454</text:p>
          </table:table-cell>
          <table:table-cell table:style-name="ce1" table:formula="of:=243-RANK([.E182];[.$E$2:.$E$244])+1" office:value-type="float" office:value="4" calcext:value-type="float">
            <text:p>4</text:p>
          </table:table-cell>
          <table:table-cell table:style-name="Default" office:value-type="float" office:value="8210" calcext:value-type="float">
            <text:p>8210</text:p>
          </table:table-cell>
          <table:table-cell table:style-name="Default" table:formula="of:=243-RANK([.G182];[.$G$2:.$G$244])+1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table:formula="of:=243-RANK([.A183];[.$A$2:.$A$244])+1" office:value-type="float" office:value="230" calcext:value-type="float">
            <text:p>230</text:p>
          </table:table-cell>
          <table:table-cell table:style-name="ce1" office:value-type="float" office:value="1697" calcext:value-type="float">
            <text:p>1697</text:p>
          </table:table-cell>
          <table:table-cell table:style-name="ce1" table:formula="of:=243-RANK([.C183];[.$C$2:.$C$244])+1" office:value-type="float" office:value="237" calcext:value-type="float">
            <text:p>237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83];[.$E$2:.$E$244])+1" office:value-type="float" office:value="163" calcext:value-type="float">
            <text:p>163</text:p>
          </table:table-cell>
          <table:table-cell table:style-name="Default" office:value-type="float" office:value="8208" calcext:value-type="float">
            <text:p>8208</text:p>
          </table:table-cell>
          <table:table-cell table:style-name="Default" table:formula="of:=243-RANK([.G183];[.$G$2:.$G$244])+1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table:formula="of:=243-RANK([.A184];[.$A$2:.$A$244])+1" office:value-type="float" office:value="242" calcext:value-type="float">
            <text:p>242</text:p>
          </table:table-cell>
          <table:table-cell table:style-name="ce1" office:value-type="float" office:value="1521" calcext:value-type="float">
            <text:p>1521</text:p>
          </table:table-cell>
          <table:table-cell table:style-name="ce1" table:formula="of:=243-RANK([.C184];[.$C$2:.$C$244])+1" office:value-type="float" office:value="177" calcext:value-type="float">
            <text:p>177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84];[.$E$2:.$E$244])+1" office:value-type="float" office:value="84" calcext:value-type="float">
            <text:p>84</text:p>
          </table:table-cell>
          <table:table-cell table:style-name="Default" office:value-type="float" office:value="8148" calcext:value-type="float">
            <text:p>8148</text:p>
          </table:table-cell>
          <table:table-cell table:style-name="Default" table:formula="of:=243-RANK([.G184];[.$G$2:.$G$244])+1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table:formula="of:=243-RANK([.A185];[.$A$2:.$A$244])+1" office:value-type="float" office:value="215" calcext:value-type="float">
            <text:p>215</text:p>
          </table:table-cell>
          <table:table-cell table:style-name="ce1" office:value-type="float" office:value="1586" calcext:value-type="float">
            <text:p>1586</text:p>
          </table:table-cell>
          <table:table-cell table:style-name="ce1" table:formula="of:=243-RANK([.C185];[.$C$2:.$C$244])+1" office:value-type="float" office:value="207" calcext:value-type="float">
            <text:p>207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85];[.$E$2:.$E$244])+1" office:value-type="float" office:value="84" calcext:value-type="float">
            <text:p>84</text:p>
          </table:table-cell>
          <table:table-cell table:style-name="Default" office:value-type="float" office:value="8683" calcext:value-type="float">
            <text:p>8683</text:p>
          </table:table-cell>
          <table:table-cell table:style-name="Default" table:formula="of:=243-RANK([.G185];[.$G$2:.$G$244])+1" office:value-type="float" office:value="231" calcext:value-type="float">
            <text:p>231</text:p>
          </table:table-cell>
          <table:table-cell table:number-columns-repeated="1016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1" table:formula="of:=243-RANK([.A186];[.$A$2:.$A$244])+1" office:value-type="float" office:value="232" calcext:value-type="float">
            <text:p>232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table:formula="of:=243-RANK([.C186];[.$C$2:.$C$244])+1" office:value-type="float" office:value="233" calcext:value-type="float">
            <text:p>233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86];[.$E$2:.$E$244])+1" office:value-type="float" office:value="130" calcext:value-type="float">
            <text:p>130</text:p>
          </table:table-cell>
          <table:table-cell table:style-name="Default" office:value-type="float" office:value="8263" calcext:value-type="float">
            <text:p>8263</text:p>
          </table:table-cell>
          <table:table-cell table:style-name="Default" table:formula="of:=243-RANK([.G186];[.$G$2:.$G$244])+1"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table:formula="of:=243-RANK([.A187];[.$A$2:.$A$244])+1" office:value-type="float" office:value="177" calcext:value-type="float">
            <text:p>177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table:formula="of:=243-RANK([.C187];[.$C$2:.$C$244])+1" office:value-type="float" office:value="202" calcext:value-type="float">
            <text:p>202</text:p>
          </table:table-cell>
          <table:table-cell office:value-type="float" office:value="455" calcext:value-type="float">
            <text:p>455</text:p>
          </table:table-cell>
          <table:table-cell table:style-name="ce1" table:formula="of:=243-RANK([.E187];[.$E$2:.$E$244])+1" office:value-type="float" office:value="23" calcext:value-type="float">
            <text:p>23</text:p>
          </table:table-cell>
          <table:table-cell table:style-name="Default" office:value-type="float" office:value="8642" calcext:value-type="float">
            <text:p>8642</text:p>
          </table:table-cell>
          <table:table-cell table:style-name="Default" table:formula="of:=243-RANK([.G187];[.$G$2:.$G$244])+1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table:formula="of:=243-RANK([.A188];[.$A$2:.$A$244])+1" office:value-type="float" office:value="97" calcext:value-type="float">
            <text:p>97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table:formula="of:=243-RANK([.C188];[.$C$2:.$C$244])+1" office:value-type="float" office:value="72" calcext:value-type="float">
            <text:p>72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188];[.$E$2:.$E$244])+1" office:value-type="float" office:value="223" calcext:value-type="float">
            <text:p>223</text:p>
          </table:table-cell>
          <table:table-cell table:style-name="Default" office:value-type="float" office:value="8637" calcext:value-type="float">
            <text:p>8637</text:p>
          </table:table-cell>
          <table:table-cell table:style-name="Default" table:formula="of:=243-RANK([.G188];[.$G$2:.$G$244])+1" office:value-type="float" office:value="218" calcext:value-type="float">
            <text:p>218</text:p>
          </table:table-cell>
          <table:table-cell table:number-columns-repeated="1016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1" table:formula="of:=243-RANK([.A189];[.$A$2:.$A$244])+1" office:value-type="float" office:value="61" calcext:value-type="float">
            <text:p>61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table:formula="of:=243-RANK([.C189];[.$C$2:.$C$244])+1" office:value-type="float" office:value="58" calcext:value-type="float">
            <text:p>58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189];[.$E$2:.$E$244])+1" office:value-type="float" office:value="163" calcext:value-type="float">
            <text:p>163</text:p>
          </table:table-cell>
          <table:table-cell table:style-name="Default" office:value-type="float" office:value="8614" calcext:value-type="float">
            <text:p>8614</text:p>
          </table:table-cell>
          <table:table-cell table:style-name="Default" table:formula="of:=243-RANK([.G189];[.$G$2:.$G$244])+1" office:value-type="float" office:value="207" calcext:value-type="float">
            <text:p>207</text:p>
          </table:table-cell>
          <table:table-cell table:number-columns-repeated="1016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table:formula="of:=243-RANK([.A190];[.$A$2:.$A$244])+1" office:value-type="float" office:value="54" calcext:value-type="float">
            <text:p>54</text:p>
          </table:table-cell>
          <table:table-cell table:style-name="ce1" office:value-type="float" office:value="946" calcext:value-type="float">
            <text:p>946</text:p>
          </table:table-cell>
          <table:table-cell table:style-name="ce1" table:formula="of:=243-RANK([.C190];[.$C$2:.$C$244])+1" office:value-type="float" office:value="47" calcext:value-type="float">
            <text:p>47</text:p>
          </table:table-cell>
          <table:table-cell office:value-type="float" office:value="464" calcext:value-type="float">
            <text:p>464</text:p>
          </table:table-cell>
          <table:table-cell table:style-name="ce1" table:formula="of:=243-RANK([.E190];[.$E$2:.$E$244])+1" office:value-type="float" office:value="237" calcext:value-type="float">
            <text:p>237</text:p>
          </table:table-cell>
          <table:table-cell table:style-name="Default" office:value-type="float" office:value="8426" calcext:value-type="float">
            <text:p>8426</text:p>
          </table:table-cell>
          <table:table-cell table:style-name="Default" table:formula="of:=243-RANK([.G190];[.$G$2:.$G$244])+1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table:formula="of:=243-RANK([.A191];[.$A$2:.$A$244])+1" office:value-type="float" office:value="177" calcext:value-type="float">
            <text:p>177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table:formula="of:=243-RANK([.C191];[.$C$2:.$C$244])+1" office:value-type="float" office:value="142" calcext:value-type="float">
            <text:p>142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91];[.$E$2:.$E$244])+1" office:value-type="float" office:value="189" calcext:value-type="float">
            <text:p>189</text:p>
          </table:table-cell>
          <table:table-cell table:style-name="Default" office:value-type="float" office:value="8221" calcext:value-type="float">
            <text:p>8221</text:p>
          </table:table-cell>
          <table:table-cell table:style-name="Default" table:formula="of:=243-RANK([.G191];[.$G$2:.$G$244])+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table:formula="of:=243-RANK([.A192];[.$A$2:.$A$244])+1" office:value-type="float" office:value="213" calcext:value-type="float">
            <text:p>213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table:formula="of:=243-RANK([.C192];[.$C$2:.$C$244])+1" office:value-type="float" office:value="150" calcext:value-type="float">
            <text:p>150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192];[.$E$2:.$E$244])+1" office:value-type="float" office:value="211" calcext:value-type="float">
            <text:p>211</text:p>
          </table:table-cell>
          <table:table-cell table:style-name="Default" office:value-type="float" office:value="8080" calcext:value-type="float">
            <text:p>8080</text:p>
          </table:table-cell>
          <table:table-cell table:style-name="Default" table:formula="of:=243-RANK([.G192];[.$G$2:.$G$244])+1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table:formula="of:=243-RANK([.A193];[.$A$2:.$A$244])+1" office:value-type="float" office:value="214" calcext:value-type="float">
            <text:p>214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table:formula="of:=243-RANK([.C193];[.$C$2:.$C$244])+1" office:value-type="float" office:value="140" calcext:value-type="float">
            <text:p>140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193];[.$E$2:.$E$244])+1" office:value-type="float" office:value="130" calcext:value-type="float">
            <text:p>130</text:p>
          </table:table-cell>
          <table:table-cell table:style-name="Default" office:value-type="float" office:value="7724" calcext:value-type="float">
            <text:p>7724</text:p>
          </table:table-cell>
          <table:table-cell table:style-name="Default" table:formula="of:=243-RANK([.G193];[.$G$2:.$G$244])+1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1" table:formula="of:=243-RANK([.A194];[.$A$2:.$A$244])+1" office:value-type="float" office:value="231" calcext:value-type="float">
            <text:p>231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table:formula="of:=243-RANK([.C194];[.$C$2:.$C$244])+1" office:value-type="float" office:value="243" calcext:value-type="float">
            <text:p>243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194];[.$E$2:.$E$244])+1" office:value-type="float" office:value="223" calcext:value-type="float">
            <text:p>223</text:p>
          </table:table-cell>
          <table:table-cell table:style-name="Default" office:value-type="float" office:value="8138" calcext:value-type="float">
            <text:p>8138</text:p>
          </table:table-cell>
          <table:table-cell table:style-name="Default" table:formula="of:=243-RANK([.G194];[.$G$2:.$G$244])+1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table:formula="of:=243-RANK([.A195];[.$A$2:.$A$244])+1" office:value-type="float" office:value="136" calcext:value-type="float">
            <text:p>136</text:p>
          </table:table-cell>
          <table:table-cell table:style-name="ce1" office:value-type="float" office:value="1550" calcext:value-type="float">
            <text:p>1550</text:p>
          </table:table-cell>
          <table:table-cell table:style-name="ce1" table:formula="of:=243-RANK([.C195];[.$C$2:.$C$244])+1" office:value-type="float" office:value="189" calcext:value-type="float">
            <text:p>189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195];[.$E$2:.$E$244])+1" office:value-type="float" office:value="84" calcext:value-type="float">
            <text:p>84</text:p>
          </table:table-cell>
          <table:table-cell table:style-name="Default" office:value-type="float" office:value="8099" calcext:value-type="float">
            <text:p>8099</text:p>
          </table:table-cell>
          <table:table-cell table:style-name="Default" table:formula="of:=243-RANK([.G195];[.$G$2:.$G$244])+1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table:formula="of:=243-RANK([.A196];[.$A$2:.$A$244])+1" office:value-type="float" office:value="181" calcext:value-type="float">
            <text:p>181</text:p>
          </table:table-cell>
          <table:table-cell table:style-name="ce1" office:value-type="float" office:value="1705" calcext:value-type="float">
            <text:p>1705</text:p>
          </table:table-cell>
          <table:table-cell table:style-name="ce1" table:formula="of:=243-RANK([.C196];[.$C$2:.$C$244])+1" office:value-type="float" office:value="238" calcext:value-type="float">
            <text:p>238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96];[.$E$2:.$E$244])+1" office:value-type="float" office:value="189" calcext:value-type="float">
            <text:p>189</text:p>
          </table:table-cell>
          <table:table-cell table:style-name="Default" office:value-type="float" office:value="8625" calcext:value-type="float">
            <text:p>8625</text:p>
          </table:table-cell>
          <table:table-cell table:style-name="Default" table:formula="of:=243-RANK([.G196];[.$G$2:.$G$244])+1" office:value-type="float" office:value="213" calcext:value-type="float">
            <text:p>213</text:p>
          </table:table-cell>
          <table:table-cell table:number-columns-repeated="1016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table:formula="of:=243-RANK([.A197];[.$A$2:.$A$244])+1" office:value-type="float" office:value="91" calcext:value-type="float">
            <text:p>91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table:formula="of:=243-RANK([.C197];[.$C$2:.$C$244])+1" office:value-type="float" office:value="79" calcext:value-type="float">
            <text:p>79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97];[.$E$2:.$E$244])+1" office:value-type="float" office:value="189" calcext:value-type="float">
            <text:p>189</text:p>
          </table:table-cell>
          <table:table-cell table:style-name="Default" office:value-type="float" office:value="8544" calcext:value-type="float">
            <text:p>8544</text:p>
          </table:table-cell>
          <table:table-cell table:style-name="Default" table:formula="of:=243-RANK([.G197];[.$G$2:.$G$244])+1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1" table:formula="of:=243-RANK([.A198];[.$A$2:.$A$244])+1" office:value-type="float" office:value="55" calcext:value-type="float">
            <text:p>55</text:p>
          </table:table-cell>
          <table:table-cell table:style-name="ce1" office:value-type="float" office:value="980" calcext:value-type="float">
            <text:p>980</text:p>
          </table:table-cell>
          <table:table-cell table:style-name="ce1" table:formula="of:=243-RANK([.C198];[.$C$2:.$C$244])+1" office:value-type="float" office:value="56" calcext:value-type="float">
            <text:p>56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198];[.$E$2:.$E$244])+1" office:value-type="float" office:value="211" calcext:value-type="float">
            <text:p>211</text:p>
          </table:table-cell>
          <table:table-cell table:style-name="Default" office:value-type="float" office:value="8592" calcext:value-type="float">
            <text:p>8592</text:p>
          </table:table-cell>
          <table:table-cell table:style-name="Default" table:formula="of:=243-RANK([.G198];[.$G$2:.$G$244])+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table:formula="of:=243-RANK([.A199];[.$A$2:.$A$244])+1" office:value-type="float" office:value="39" calcext:value-type="float">
            <text:p>39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formula="of:=243-RANK([.C199];[.$C$2:.$C$244])+1" office:value-type="float" office:value="48" calcext:value-type="float">
            <text:p>48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199];[.$E$2:.$E$244])+1" office:value-type="float" office:value="189" calcext:value-type="float">
            <text:p>189</text:p>
          </table:table-cell>
          <table:table-cell table:style-name="Default" office:value-type="float" office:value="8531" calcext:value-type="float">
            <text:p>8531</text:p>
          </table:table-cell>
          <table:table-cell table:style-name="Default" table:formula="of:=243-RANK([.G199];[.$G$2:.$G$244])+1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table:formula="of:=243-RANK([.A200];[.$A$2:.$A$244])+1" office:value-type="float" office:value="225" calcext:value-type="float">
            <text:p>225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table:formula="of:=243-RANK([.C200];[.$C$2:.$C$244])+1" office:value-type="float" office:value="187" calcext:value-type="float">
            <text:p>187</text:p>
          </table:table-cell>
          <table:table-cell office:value-type="float" office:value="467" calcext:value-type="float">
            <text:p>467</text:p>
          </table:table-cell>
          <table:table-cell table:style-name="ce1" table:formula="of:=243-RANK([.E200];[.$E$2:.$E$244])+1" office:value-type="float" office:value="243" calcext:value-type="float">
            <text:p>243</text:p>
          </table:table-cell>
          <table:table-cell table:style-name="Default" office:value-type="float" office:value="7848" calcext:value-type="float">
            <text:p>7848</text:p>
          </table:table-cell>
          <table:table-cell table:style-name="Default" table:formula="of:=243-RANK([.G200];[.$G$2:.$G$244])+1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1" table:formula="of:=243-RANK([.A201];[.$A$2:.$A$244])+1" office:value-type="float" office:value="228" calcext:value-type="float">
            <text:p>228</text:p>
          </table:table-cell>
          <table:table-cell table:style-name="ce1" office:value-type="float" office:value="1486" calcext:value-type="float">
            <text:p>1486</text:p>
          </table:table-cell>
          <table:table-cell table:style-name="ce1" table:formula="of:=243-RANK([.C201];[.$C$2:.$C$244])+1" office:value-type="float" office:value="165" calcext:value-type="float">
            <text:p>165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01];[.$E$2:.$E$244])+1" office:value-type="float" office:value="211" calcext:value-type="float">
            <text:p>211</text:p>
          </table:table-cell>
          <table:table-cell table:style-name="Default" office:value-type="float" office:value="8575" calcext:value-type="float">
            <text:p>8575</text:p>
          </table:table-cell>
          <table:table-cell table:style-name="Default" table:formula="of:=243-RANK([.G201];[.$G$2:.$G$244])+1"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1" table:formula="of:=243-RANK([.A202];[.$A$2:.$A$244])+1" office:value-type="float" office:value="236" calcext:value-type="float">
            <text:p>236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table:formula="of:=243-RANK([.C202];[.$C$2:.$C$244])+1" office:value-type="float" office:value="218" calcext:value-type="float">
            <text:p>218</text:p>
          </table:table-cell>
          <table:table-cell office:value-type="float" office:value="463" calcext:value-type="float">
            <text:p>463</text:p>
          </table:table-cell>
          <table:table-cell table:style-name="ce1" table:formula="of:=243-RANK([.E202];[.$E$2:.$E$244])+1" office:value-type="float" office:value="230" calcext:value-type="float">
            <text:p>230</text:p>
          </table:table-cell>
          <table:table-cell table:style-name="Default" office:value-type="float" office:value="5938" calcext:value-type="float">
            <text:p>5938</text:p>
          </table:table-cell>
          <table:table-cell table:style-name="Default" table:formula="of:=243-RANK([.G202];[.$G$2:.$G$244])+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table:formula="of:=243-RANK([.A203];[.$A$2:.$A$244])+1" office:value-type="float" office:value="243" calcext:value-type="float">
            <text:p>243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table:formula="of:=243-RANK([.C203];[.$C$2:.$C$244])+1" office:value-type="float" office:value="217" calcext:value-type="float">
            <text:p>217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203];[.$E$2:.$E$244])+1" office:value-type="float" office:value="84" calcext:value-type="float">
            <text:p>84</text:p>
          </table:table-cell>
          <table:table-cell table:style-name="Default" office:value-type="float" office:value="8086" calcext:value-type="float">
            <text:p>8086</text:p>
          </table:table-cell>
          <table:table-cell table:style-name="Default" table:formula="of:=243-RANK([.G203];[.$G$2:.$G$244])+1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table:formula="of:=243-RANK([.A204];[.$A$2:.$A$244])+1" office:value-type="float" office:value="163" calcext:value-type="float">
            <text:p>163</text:p>
          </table:table-cell>
          <table:table-cell table:style-name="ce1" office:value-type="float" office:value="1689" calcext:value-type="float">
            <text:p>1689</text:p>
          </table:table-cell>
          <table:table-cell table:style-name="ce1" table:formula="of:=243-RANK([.C204];[.$C$2:.$C$244])+1" office:value-type="float" office:value="235" calcext:value-type="float">
            <text:p>235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204];[.$E$2:.$E$244])+1" office:value-type="float" office:value="223" calcext:value-type="float">
            <text:p>223</text:p>
          </table:table-cell>
          <table:table-cell table:style-name="Default" office:value-type="float" office:value="8721" calcext:value-type="float">
            <text:p>8721</text:p>
          </table:table-cell>
          <table:table-cell table:style-name="Default" table:formula="of:=243-RANK([.G204];[.$G$2:.$G$244])+1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table:formula="of:=243-RANK([.A205];[.$A$2:.$A$244])+1" office:value-type="float" office:value="217" calcext:value-type="float">
            <text:p>217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table:formula="of:=243-RANK([.C205];[.$C$2:.$C$244])+1"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205];[.$E$2:.$E$244])+1" office:value-type="float" office:value="130" calcext:value-type="float">
            <text:p>130</text:p>
          </table:table-cell>
          <table:table-cell table:style-name="Default" office:value-type="float" office:value="8659" calcext:value-type="float">
            <text:p>8659</text:p>
          </table:table-cell>
          <table:table-cell table:style-name="Default" table:formula="of:=243-RANK([.G205];[.$G$2:.$G$244])+1" office:value-type="float" office:value="228" calcext:value-type="float">
            <text:p>228</text:p>
          </table:table-cell>
          <table:table-cell table:number-columns-repeated="1016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table:formula="of:=243-RANK([.A206];[.$A$2:.$A$244])+1" office:value-type="float" office:value="80" calcext:value-type="float">
            <text:p>80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table:formula="of:=243-RANK([.C206];[.$C$2:.$C$244])+1" office:value-type="float" office:value="80" calcext:value-type="float">
            <text:p>80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06];[.$E$2:.$E$244])+1" office:value-type="float" office:value="163" calcext:value-type="float">
            <text:p>163</text:p>
          </table:table-cell>
          <table:table-cell table:style-name="Default" office:value-type="float" office:value="8171" calcext:value-type="float">
            <text:p>8171</text:p>
          </table:table-cell>
          <table:table-cell table:style-name="Default" table:formula="of:=243-RANK([.G206];[.$G$2:.$G$244])+1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table:formula="of:=243-RANK([.A207];[.$A$2:.$A$244])+1" office:value-type="float" office:value="66" calcext:value-type="float">
            <text:p>66</text:p>
          </table:table-cell>
          <table:table-cell table:style-name="ce1" office:value-type="float" office:value="1093" calcext:value-type="float">
            <text:p>1093</text:p>
          </table:table-cell>
          <table:table-cell table:style-name="ce1" table:formula="of:=243-RANK([.C207];[.$C$2:.$C$244])+1" office:value-type="float" office:value="71" calcext:value-type="float">
            <text:p>71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207];[.$E$2:.$E$244])+1" office:value-type="float" office:value="189" calcext:value-type="float">
            <text:p>189</text:p>
          </table:table-cell>
          <table:table-cell table:style-name="Default" office:value-type="float" office:value="7411" calcext:value-type="float">
            <text:p>7411</text:p>
          </table:table-cell>
          <table:table-cell table:style-name="Default" table:formula="of:=243-RANK([.G207];[.$G$2:.$G$244])+1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table:formula="of:=243-RANK([.A208];[.$A$2:.$A$244])+1" office:value-type="float" office:value="42" calcext:value-type="float">
            <text:p>42</text:p>
          </table:table-cell>
          <table:table-cell table:style-name="ce1" office:value-type="float" office:value="921" calcext:value-type="float">
            <text:p>921</text:p>
          </table:table-cell>
          <table:table-cell table:style-name="ce1" table:formula="of:=243-RANK([.C208];[.$C$2:.$C$244])+1" office:value-type="float" office:value="46" calcext:value-type="float">
            <text:p>46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08];[.$E$2:.$E$244])+1" office:value-type="float" office:value="163" calcext:value-type="float">
            <text:p>163</text:p>
          </table:table-cell>
          <table:table-cell table:style-name="Default" office:value-type="float" office:value="8529" calcext:value-type="float">
            <text:p>8529</text:p>
          </table:table-cell>
          <table:table-cell table:style-name="Default" table:formula="of:=243-RANK([.G208];[.$G$2:.$G$244])+1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table:formula="of:=243-RANK([.A209];[.$A$2:.$A$244])+1" office:value-type="float" office:value="193" calcext:value-type="float">
            <text:p>193</text:p>
          </table:table-cell>
          <table:table-cell table:style-name="ce1" office:value-type="float" office:value="1507" calcext:value-type="float">
            <text:p>1507</text:p>
          </table:table-cell>
          <table:table-cell table:style-name="ce1" table:formula="of:=243-RANK([.C209];[.$C$2:.$C$244])+1" office:value-type="float" office:value="173" calcext:value-type="float">
            <text:p>173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09];[.$E$2:.$E$244])+1" office:value-type="float" office:value="163" calcext:value-type="float">
            <text:p>163</text:p>
          </table:table-cell>
          <table:table-cell table:style-name="Default" office:value-type="float" office:value="8180" calcext:value-type="float">
            <text:p>8180</text:p>
          </table:table-cell>
          <table:table-cell table:style-name="Default" table:formula="of:=243-RANK([.G209];[.$G$2:.$G$244])+1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table:formula="of:=243-RANK([.A210];[.$A$2:.$A$244])+1" office:value-type="float" office:value="205" calcext:value-type="float">
            <text:p>205</text:p>
          </table:table-cell>
          <table:table-cell table:style-name="ce1" office:value-type="float" office:value="1686" calcext:value-type="float">
            <text:p>1686</text:p>
          </table:table-cell>
          <table:table-cell table:style-name="ce1" table:formula="of:=243-RANK([.C210];[.$C$2:.$C$244])+1" office:value-type="float" office:value="234" calcext:value-type="float">
            <text:p>234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210];[.$E$2:.$E$244])+1" office:value-type="float" office:value="130" calcext:value-type="float">
            <text:p>130</text:p>
          </table:table-cell>
          <table:table-cell table:style-name="Default" office:value-type="float" office:value="7989" calcext:value-type="float">
            <text:p>7989</text:p>
          </table:table-cell>
          <table:table-cell table:style-name="Default" table:formula="of:=243-RANK([.G210];[.$G$2:.$G$244])+1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table:formula="of:=243-RANK([.A211];[.$A$2:.$A$244])+1" office:value-type="float" office:value="227" calcext:value-type="float">
            <text:p>227</text:p>
          </table:table-cell>
          <table:table-cell table:style-name="ce1" office:value-type="float" office:value="1589" calcext:value-type="float">
            <text:p>1589</text:p>
          </table:table-cell>
          <table:table-cell table:style-name="ce1" table:formula="of:=243-RANK([.C211];[.$C$2:.$C$244])+1" office:value-type="float" office:value="210" calcext:value-type="float">
            <text:p>210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211];[.$E$2:.$E$244])+1" office:value-type="float" office:value="189" calcext:value-type="float">
            <text:p>189</text:p>
          </table:table-cell>
          <table:table-cell table:style-name="Default" office:value-type="float" office:value="8118" calcext:value-type="float">
            <text:p>8118</text:p>
          </table:table-cell>
          <table:table-cell table:style-name="Default" table:formula="of:=243-RANK([.G211];[.$G$2:.$G$244])+1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table:formula="of:=243-RANK([.A212];[.$A$2:.$A$244])+1" office:value-type="float" office:value="219" calcext:value-type="float">
            <text:p>219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formula="of:=243-RANK([.C212];[.$C$2:.$C$244])+1" office:value-type="float" office:value="216" calcext:value-type="float">
            <text:p>216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12];[.$E$2:.$E$244])+1" office:value-type="float" office:value="211" calcext:value-type="float">
            <text:p>211</text:p>
          </table:table-cell>
          <table:table-cell table:style-name="Default" office:value-type="float" office:value="8614" calcext:value-type="float">
            <text:p>8614</text:p>
          </table:table-cell>
          <table:table-cell table:style-name="Default" table:formula="of:=243-RANK([.G212];[.$G$2:.$G$244])+1" office:value-type="float" office:value="207" calcext:value-type="float">
            <text:p>207</text:p>
          </table:table-cell>
          <table:table-cell table:number-columns-repeated="1016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table:formula="of:=243-RANK([.A213];[.$A$2:.$A$244])+1" office:value-type="float" office:value="201" calcext:value-type="float">
            <text:p>201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table:formula="of:=243-RANK([.C213];[.$C$2:.$C$244])+1" office:value-type="float" office:value="167" calcext:value-type="float">
            <text:p>167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13];[.$E$2:.$E$244])+1" office:value-type="float" office:value="211" calcext:value-type="float">
            <text:p>211</text:p>
          </table:table-cell>
          <table:table-cell table:style-name="Default" office:value-type="float" office:value="8293" calcext:value-type="float">
            <text:p>8293</text:p>
          </table:table-cell>
          <table:table-cell table:style-name="Default" table:formula="of:=243-RANK([.G213];[.$G$2:.$G$244])+1" office:value-type="float" office:value="143" calcext:value-type="float">
            <text:p>143</text:p>
          </table:table-cell>
          <table:table-cell table:number-columns-repeated="1016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table:formula="of:=243-RANK([.A214];[.$A$2:.$A$244])+1" office:value-type="float" office:value="188" calcext:value-type="float">
            <text:p>188</text:p>
          </table:table-cell>
          <table:table-cell table:style-name="ce1" office:value-type="float" office:value="1479" calcext:value-type="float">
            <text:p>1479</text:p>
          </table:table-cell>
          <table:table-cell table:style-name="ce1" table:formula="of:=243-RANK([.C214];[.$C$2:.$C$244])+1" office:value-type="float" office:value="162" calcext:value-type="float">
            <text:p>162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214];[.$E$2:.$E$244])+1" office:value-type="float" office:value="41" calcext:value-type="float">
            <text:p>41</text:p>
          </table:table-cell>
          <table:table-cell table:style-name="Default" office:value-type="float" office:value="8374" calcext:value-type="float">
            <text:p>8374</text:p>
          </table:table-cell>
          <table:table-cell table:style-name="Default" table:formula="of:=243-RANK([.G214];[.$G$2:.$G$244])+1" office:value-type="float" office:value="155" calcext:value-type="float">
            <text:p>155</text:p>
          </table:table-cell>
          <table:table-cell table:number-columns-repeated="1016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table:formula="of:=243-RANK([.A215];[.$A$2:.$A$244])+1" office:value-type="float" office:value="103" calcext:value-type="float">
            <text:p>103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table:formula="of:=243-RANK([.C215];[.$C$2:.$C$244])+1" office:value-type="float" office:value="87" calcext:value-type="float">
            <text:p>87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215];[.$E$2:.$E$244])+1" office:value-type="float" office:value="189" calcext:value-type="float">
            <text:p>189</text:p>
          </table:table-cell>
          <table:table-cell table:style-name="Default" office:value-type="float" office:value="8603" calcext:value-type="float">
            <text:p>8603</text:p>
          </table:table-cell>
          <table:table-cell table:style-name="Default" table:formula="of:=243-RANK([.G215];[.$G$2:.$G$244])+1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table:formula="of:=243-RANK([.A216];[.$A$2:.$A$244])+1" office:value-type="float" office:value="67" calcext:value-type="float">
            <text:p>67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table:formula="of:=243-RANK([.C216];[.$C$2:.$C$244])+1" office:value-type="float" office:value="57" calcext:value-type="float">
            <text:p>57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216];[.$E$2:.$E$244])+1" office:value-type="float" office:value="130" calcext:value-type="float">
            <text:p>130</text:p>
          </table:table-cell>
          <table:table-cell table:style-name="Default" office:value-type="float" office:value="8509" calcext:value-type="float">
            <text:p>8509</text:p>
          </table:table-cell>
          <table:table-cell table:style-name="Default" table:formula="of:=243-RANK([.G216];[.$G$2:.$G$244])+1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table:formula="of:=243-RANK([.A217];[.$A$2:.$A$244])+1" office:value-type="float" office:value="40" calcext:value-type="float">
            <text:p>40</text:p>
          </table:table-cell>
          <table:table-cell table:style-name="ce1" office:value-type="float" office:value="916" calcext:value-type="float">
            <text:p>916</text:p>
          </table:table-cell>
          <table:table-cell table:style-name="ce1" table:formula="of:=243-RANK([.C217];[.$C$2:.$C$244])+1" office:value-type="float" office:value="43" calcext:value-type="float">
            <text:p>43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17];[.$E$2:.$E$244])+1" office:value-type="float" office:value="211" calcext:value-type="float">
            <text:p>211</text:p>
          </table:table-cell>
          <table:table-cell table:style-name="Default" office:value-type="float" office:value="8434" calcext:value-type="float">
            <text:p>8434</text:p>
          </table:table-cell>
          <table:table-cell table:style-name="Default" table:formula="of:=243-RANK([.G217];[.$G$2:.$G$244])+1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table:formula="of:=243-RANK([.A218];[.$A$2:.$A$244])+1" office:value-type="float" office:value="133" calcext:value-type="float">
            <text:p>133</text:p>
          </table:table-cell>
          <table:table-cell table:style-name="ce1" office:value-type="float" office:value="1399" calcext:value-type="float">
            <text:p>1399</text:p>
          </table:table-cell>
          <table:table-cell table:style-name="ce1" table:formula="of:=243-RANK([.C218];[.$C$2:.$C$244])+1" office:value-type="float" office:value="137" calcext:value-type="float">
            <text:p>137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18];[.$E$2:.$E$244])+1" office:value-type="float" office:value="211" calcext:value-type="float">
            <text:p>211</text:p>
          </table:table-cell>
          <table:table-cell table:style-name="Default" office:value-type="float" office:value="8229" calcext:value-type="float">
            <text:p>8229</text:p>
          </table:table-cell>
          <table:table-cell table:style-name="Default" table:formula="of:=243-RANK([.G218];[.$G$2:.$G$244])+1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table:formula="of:=243-RANK([.A219];[.$A$2:.$A$244])+1" office:value-type="float" office:value="181" calcext:value-type="float">
            <text:p>181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table:formula="of:=243-RANK([.C219];[.$C$2:.$C$244])+1" office:value-type="float" office:value="140" calcext:value-type="float">
            <text:p>140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19];[.$E$2:.$E$244])+1" office:value-type="float" office:value="163" calcext:value-type="float">
            <text:p>163</text:p>
          </table:table-cell>
          <table:table-cell table:style-name="Default" office:value-type="float" office:value="8248" calcext:value-type="float">
            <text:p>8248</text:p>
          </table:table-cell>
          <table:table-cell table:style-name="Default" table:formula="of:=243-RANK([.G219];[.$G$2:.$G$244])+1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table:formula="of:=243-RANK([.A220];[.$A$2:.$A$244])+1" office:value-type="float" office:value="170" calcext:value-type="float">
            <text:p>170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table:formula="of:=243-RANK([.C220];[.$C$2:.$C$244])+1" office:value-type="float" office:value="169" calcext:value-type="float">
            <text:p>169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20];[.$E$2:.$E$244])+1" office:value-type="float" office:value="211" calcext:value-type="float">
            <text:p>211</text:p>
          </table:table-cell>
          <table:table-cell table:style-name="Default" office:value-type="float" office:value="8125" calcext:value-type="float">
            <text:p>8125</text:p>
          </table:table-cell>
          <table:table-cell table:style-name="Default" table:formula="of:=243-RANK([.G220];[.$G$2:.$G$244])+1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table:formula="of:=243-RANK([.A221];[.$A$2:.$A$244])+1" office:value-type="float" office:value="225" calcext:value-type="float">
            <text:p>225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table:formula="of:=243-RANK([.C221];[.$C$2:.$C$244])+1" office:value-type="float" office:value="169" calcext:value-type="float">
            <text:p>169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221];[.$E$2:.$E$244])+1" office:value-type="float" office:value="189" calcext:value-type="float">
            <text:p>189</text:p>
          </table:table-cell>
          <table:table-cell table:style-name="Default" office:value-type="float" office:value="8167" calcext:value-type="float">
            <text:p>8167</text:p>
          </table:table-cell>
          <table:table-cell table:style-name="Default" table:formula="of:=243-RANK([.G221];[.$G$2:.$G$244])+1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table:formula="of:=243-RANK([.A222];[.$A$2:.$A$244])+1" office:value-type="float" office:value="210" calcext:value-type="float">
            <text:p>210</text:p>
          </table:table-cell>
          <table:table-cell table:style-name="ce1" office:value-type="float" office:value="1587" calcext:value-type="float">
            <text:p>1587</text:p>
          </table:table-cell>
          <table:table-cell table:style-name="ce1" table:formula="of:=243-RANK([.C222];[.$C$2:.$C$244])+1" office:value-type="float" office:value="209" calcext:value-type="float">
            <text:p>209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222];[.$E$2:.$E$244])+1" office:value-type="float" office:value="189" calcext:value-type="float">
            <text:p>189</text:p>
          </table:table-cell>
          <table:table-cell table:style-name="Default" office:value-type="float" office:value="8673" calcext:value-type="float">
            <text:p>8673</text:p>
          </table:table-cell>
          <table:table-cell table:style-name="Default" table:formula="of:=243-RANK([.G222];[.$G$2:.$G$244])+1" office:value-type="float" office:value="229" calcext:value-type="float">
            <text:p>229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table:formula="of:=243-RANK([.A223];[.$A$2:.$A$244])+1" office:value-type="float" office:value="205" calcext:value-type="float">
            <text:p>205</text:p>
          </table:table-cell>
          <table:table-cell table:style-name="ce1" office:value-type="float" office:value="1441" calcext:value-type="float">
            <text:p>1441</text:p>
          </table:table-cell>
          <table:table-cell table:style-name="ce1" table:formula="of:=243-RANK([.C223];[.$C$2:.$C$244])+1" office:value-type="float" office:value="153" calcext:value-type="float">
            <text:p>153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23];[.$E$2:.$E$244])+1" office:value-type="float" office:value="163" calcext:value-type="float">
            <text:p>163</text:p>
          </table:table-cell>
          <table:table-cell table:style-name="Default" office:value-type="float" office:value="8753" calcext:value-type="float">
            <text:p>8753</text:p>
          </table:table-cell>
          <table:table-cell table:style-name="Default" table:formula="of:=243-RANK([.G223];[.$G$2:.$G$244])+1"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table:formula="of:=243-RANK([.A224];[.$A$2:.$A$244])+1" office:value-type="float" office:value="99" calcext:value-type="float">
            <text:p>99</text:p>
          </table:table-cell>
          <table:table-cell table:style-name="ce1" office:value-type="float" office:value="1245" calcext:value-type="float">
            <text:p>1245</text:p>
          </table:table-cell>
          <table:table-cell table:style-name="ce1" table:formula="of:=243-RANK([.C224];[.$C$2:.$C$244])+1" office:value-type="float" office:value="95" calcext:value-type="float">
            <text:p>95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24];[.$E$2:.$E$244])+1" office:value-type="float" office:value="163" calcext:value-type="float">
            <text:p>163</text:p>
          </table:table-cell>
          <table:table-cell table:style-name="Default" office:value-type="float" office:value="8551" calcext:value-type="float">
            <text:p>8551</text:p>
          </table:table-cell>
          <table:table-cell table:style-name="Default" table:formula="of:=243-RANK([.G224];[.$G$2:.$G$244])+1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table:formula="of:=243-RANK([.A225];[.$A$2:.$A$244])+1" office:value-type="float" office:value="68" calcext:value-type="float">
            <text:p>68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table:formula="of:=243-RANK([.C225];[.$C$2:.$C$244])+1" office:value-type="float" office:value="61" calcext:value-type="float">
            <text:p>61</text:p>
          </table:table-cell>
          <table:table-cell office:value-type="float" office:value="457" calcext:value-type="float">
            <text:p>457</text:p>
          </table:table-cell>
          <table:table-cell table:style-name="ce1" table:formula="of:=243-RANK([.E225];[.$E$2:.$E$244])+1" office:value-type="float" office:value="84" calcext:value-type="float">
            <text:p>84</text:p>
          </table:table-cell>
          <table:table-cell table:style-name="Default" office:value-type="float" office:value="8677" calcext:value-type="float">
            <text:p>8677</text:p>
          </table:table-cell>
          <table:table-cell table:style-name="Default" table:formula="of:=243-RANK([.G225];[.$G$2:.$G$244])+1"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table:formula="of:=243-RANK([.A226];[.$A$2:.$A$244])+1" office:value-type="float" office:value="52" calcext:value-type="float">
            <text:p>52</text:p>
          </table:table-cell>
          <table:table-cell table:style-name="ce1" office:value-type="float" office:value="881" calcext:value-type="float">
            <text:p>881</text:p>
          </table:table-cell>
          <table:table-cell table:style-name="ce1" table:formula="of:=243-RANK([.C226];[.$C$2:.$C$244])+1" office:value-type="float" office:value="36" calcext:value-type="float">
            <text:p>36</text:p>
          </table:table-cell>
          <table:table-cell office:value-type="float" office:value="465" calcext:value-type="float">
            <text:p>465</text:p>
          </table:table-cell>
          <table:table-cell table:style-name="ce1" table:formula="of:=243-RANK([.E226];[.$E$2:.$E$244])+1" office:value-type="float" office:value="242" calcext:value-type="float">
            <text:p>242</text:p>
          </table:table-cell>
          <table:table-cell table:style-name="Default" office:value-type="float" office:value="8393" calcext:value-type="float">
            <text:p>8393</text:p>
          </table:table-cell>
          <table:table-cell table:style-name="Default" table:formula="of:=243-RANK([.G226];[.$G$2:.$G$244])+1"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table:formula="of:=243-RANK([.A227];[.$A$2:.$A$244])+1" office:value-type="float" office:value="153" calcext:value-type="float">
            <text:p>153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table:formula="of:=243-RANK([.C227];[.$C$2:.$C$244])+1" office:value-type="float" office:value="134" calcext:value-type="float">
            <text:p>134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27];[.$E$2:.$E$244])+1" office:value-type="float" office:value="211" calcext:value-type="float">
            <text:p>211</text:p>
          </table:table-cell>
          <table:table-cell table:style-name="Default" office:value-type="float" office:value="7839" calcext:value-type="float">
            <text:p>7839</text:p>
          </table:table-cell>
          <table:table-cell table:style-name="Default" table:formula="of:=243-RANK([.G227];[.$G$2:.$G$244])+1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table:formula="of:=243-RANK([.A228];[.$A$2:.$A$244])+1" office:value-type="float" office:value="146" calcext:value-type="float">
            <text:p>146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table:formula="of:=243-RANK([.C228];[.$C$2:.$C$244])+1" office:value-type="float" office:value="143" calcext:value-type="float">
            <text:p>143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228];[.$E$2:.$E$244])+1" office:value-type="float" office:value="223" calcext:value-type="float">
            <text:p>223</text:p>
          </table:table-cell>
          <table:table-cell table:style-name="Default" office:value-type="float" office:value="7996" calcext:value-type="float">
            <text:p>7996</text:p>
          </table:table-cell>
          <table:table-cell table:style-name="Default" table:formula="of:=243-RANK([.G228];[.$G$2:.$G$244])+1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table:formula="of:=243-RANK([.A229];[.$A$2:.$A$244])+1" office:value-type="float" office:value="200" calcext:value-type="float">
            <text:p>200</text:p>
          </table:table-cell>
          <table:table-cell table:style-name="ce1" office:value-type="float" office:value="1439" calcext:value-type="float">
            <text:p>1439</text:p>
          </table:table-cell>
          <table:table-cell table:style-name="ce1" table:formula="of:=243-RANK([.C229];[.$C$2:.$C$244])+1" office:value-type="float" office:value="152" calcext:value-type="float">
            <text:p>152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29];[.$E$2:.$E$244])+1" office:value-type="float" office:value="163" calcext:value-type="float">
            <text:p>163</text:p>
          </table:table-cell>
          <table:table-cell table:style-name="Default" office:value-type="float" office:value="8330" calcext:value-type="float">
            <text:p>8330</text:p>
          </table:table-cell>
          <table:table-cell table:style-name="Default" table:formula="of:=243-RANK([.G229];[.$G$2:.$G$244])+1"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table:formula="of:=243-RANK([.A230];[.$A$2:.$A$244])+1" office:value-type="float" office:value="229" calcext:value-type="float">
            <text:p>229</text:p>
          </table:table-cell>
          <table:table-cell table:style-name="ce1" office:value-type="float" office:value="1507" calcext:value-type="float">
            <text:p>1507</text:p>
          </table:table-cell>
          <table:table-cell table:style-name="ce1" table:formula="of:=243-RANK([.C230];[.$C$2:.$C$244])+1" office:value-type="float" office:value="173" calcext:value-type="float">
            <text:p>173</text:p>
          </table:table-cell>
          <table:table-cell office:value-type="float" office:value="465" calcext:value-type="float">
            <text:p>465</text:p>
          </table:table-cell>
          <table:table-cell table:style-name="ce1" table:formula="of:=243-RANK([.E230];[.$E$2:.$E$244])+1" office:value-type="float" office:value="242" calcext:value-type="float">
            <text:p>242</text:p>
          </table:table-cell>
          <table:table-cell table:style-name="Default" office:value-type="float" office:value="8750" calcext:value-type="float">
            <text:p>8750</text:p>
          </table:table-cell>
          <table:table-cell table:style-name="Default" table:formula="of:=243-RANK([.G230];[.$G$2:.$G$244])+1"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table:formula="of:=243-RANK([.A231];[.$A$2:.$A$244])+1" office:value-type="float" office:value="216" calcext:value-type="float">
            <text:p>216</text:p>
          </table:table-cell>
          <table:table-cell table:style-name="ce1" office:value-type="float" office:value="1695" calcext:value-type="float">
            <text:p>1695</text:p>
          </table:table-cell>
          <table:table-cell table:style-name="ce1" table:formula="of:=243-RANK([.C231];[.$C$2:.$C$244])+1" office:value-type="float" office:value="236" calcext:value-type="float">
            <text:p>236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231];[.$E$2:.$E$244])+1" office:value-type="float" office:value="189" calcext:value-type="float">
            <text:p>189</text:p>
          </table:table-cell>
          <table:table-cell table:style-name="Default" office:value-type="float" office:value="8409" calcext:value-type="float">
            <text:p>8409</text:p>
          </table:table-cell>
          <table:table-cell table:style-name="Default" table:formula="of:=243-RANK([.G231];[.$G$2:.$G$244])+1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table:formula="of:=243-RANK([.A232];[.$A$2:.$A$244])+1" office:value-type="float" office:value="188" calcext:value-type="float">
            <text:p>188</text:p>
          </table:table-cell>
          <table:table-cell table:style-name="ce1" office:value-type="float" office:value="1535" calcext:value-type="float">
            <text:p>1535</text:p>
          </table:table-cell>
          <table:table-cell table:style-name="ce1" table:formula="of:=243-RANK([.C232];[.$C$2:.$C$244])+1" office:value-type="float" office:value="184" calcext:value-type="float">
            <text:p>184</text:p>
          </table:table-cell>
          <table:table-cell office:value-type="float" office:value="460" calcext:value-type="float">
            <text:p>460</text:p>
          </table:table-cell>
          <table:table-cell table:style-name="ce1" table:formula="of:=243-RANK([.E232];[.$E$2:.$E$244])+1" office:value-type="float" office:value="189" calcext:value-type="float">
            <text:p>189</text:p>
          </table:table-cell>
          <table:table-cell table:style-name="Default" office:value-type="float" office:value="8626" calcext:value-type="float">
            <text:p>8626</text:p>
          </table:table-cell>
          <table:table-cell table:style-name="Default" table:formula="of:=243-RANK([.G232];[.$G$2:.$G$244])+1" office:value-type="float" office:value="216" calcext:value-type="float">
            <text:p>216</text:p>
          </table:table-cell>
          <table:table-cell table:number-columns-repeated="101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table:formula="of:=243-RANK([.A233];[.$A$2:.$A$244])+1" office:value-type="float" office:value="93" calcext:value-type="float">
            <text:p>93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table:formula="of:=243-RANK([.C233];[.$C$2:.$C$244])+1" office:value-type="float" office:value="75" calcext:value-type="float">
            <text:p>75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233];[.$E$2:.$E$244])+1" office:value-type="float" office:value="130" calcext:value-type="float">
            <text:p>130</text:p>
          </table:table-cell>
          <table:table-cell table:style-name="Default" office:value-type="float" office:value="8687" calcext:value-type="float">
            <text:p>8687</text:p>
          </table:table-cell>
          <table:table-cell table:style-name="Default" table:formula="of:=243-RANK([.G233];[.$G$2:.$G$244])+1" office:value-type="float" office:value="232" calcext:value-type="float">
            <text:p>232</text:p>
          </table:table-cell>
          <table:table-cell table:number-columns-repeated="1016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1" table:formula="of:=243-RANK([.A234];[.$A$2:.$A$244])+1" office:value-type="float" office:value="59" calcext:value-type="float">
            <text:p>59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table:formula="of:=243-RANK([.C234];[.$C$2:.$C$244])+1" office:value-type="float" office:value="67" calcext:value-type="float">
            <text:p>67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234];[.$E$2:.$E$244])+1" office:value-type="float" office:value="223" calcext:value-type="float">
            <text:p>223</text:p>
          </table:table-cell>
          <table:table-cell table:style-name="Default" office:value-type="float" office:value="8411" calcext:value-type="float">
            <text:p>8411</text:p>
          </table:table-cell>
          <table:table-cell table:style-name="Default" table:formula="of:=243-RANK([.G234];[.$G$2:.$G$244])+1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table:formula="of:=243-RANK([.A235];[.$A$2:.$A$244])+1" office:value-type="float" office:value="43" calcext:value-type="float">
            <text:p>43</text:p>
          </table:table-cell>
          <table:table-cell table:style-name="ce1" office:value-type="float" office:value="906" calcext:value-type="float">
            <text:p>906</text:p>
          </table:table-cell>
          <table:table-cell table:style-name="ce1" table:formula="of:=243-RANK([.C235];[.$C$2:.$C$244])+1" office:value-type="float" office:value="42" calcext:value-type="float">
            <text:p>42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35];[.$E$2:.$E$244])+1" office:value-type="float" office:value="163" calcext:value-type="float">
            <text:p>163</text:p>
          </table:table-cell>
          <table:table-cell table:style-name="Default" office:value-type="float" office:value="8598" calcext:value-type="float">
            <text:p>8598</text:p>
          </table:table-cell>
          <table:table-cell table:style-name="Default" table:formula="of:=243-RANK([.G235];[.$G$2:.$G$244])+1" office:value-type="float" office:value="201" calcext:value-type="float">
            <text:p>201</text:p>
          </table:table-cell>
          <table:table-cell table:number-columns-repeated="1016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table:formula="of:=243-RANK([.A236];[.$A$2:.$A$244])+1" office:value-type="float" office:value="143" calcext:value-type="float">
            <text:p>143</text:p>
          </table:table-cell>
          <table:table-cell table:style-name="ce1" office:value-type="float" office:value="1527" calcext:value-type="float">
            <text:p>1527</text:p>
          </table:table-cell>
          <table:table-cell table:style-name="ce1" table:formula="of:=243-RANK([.C236];[.$C$2:.$C$244])+1" office:value-type="float" office:value="179" calcext:value-type="float">
            <text:p>179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36];[.$E$2:.$E$244])+1" office:value-type="float" office:value="211" calcext:value-type="float">
            <text:p>211</text:p>
          </table:table-cell>
          <table:table-cell table:style-name="Default" office:value-type="float" office:value="5845" calcext:value-type="float">
            <text:p>5845</text:p>
          </table:table-cell>
          <table:table-cell table:style-name="Default" table:formula="of:=243-RANK([.G236];[.$G$2:.$G$244])+1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table:formula="of:=243-RANK([.A237];[.$A$2:.$A$244])+1" office:value-type="float" office:value="137" calcext:value-type="float">
            <text:p>137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table:formula="of:=243-RANK([.C237];[.$C$2:.$C$244])+1" office:value-type="float" office:value="144" calcext:value-type="float">
            <text:p>144</text:p>
          </table:table-cell>
          <table:table-cell office:value-type="float" office:value="462" calcext:value-type="float">
            <text:p>462</text:p>
          </table:table-cell>
          <table:table-cell table:style-name="ce1" table:formula="of:=243-RANK([.E237];[.$E$2:.$E$244])+1" office:value-type="float" office:value="223" calcext:value-type="float">
            <text:p>223</text:p>
          </table:table-cell>
          <table:table-cell table:style-name="Default" office:value-type="float" office:value="5555" calcext:value-type="float">
            <text:p>5555</text:p>
          </table:table-cell>
          <table:table-cell table:style-name="Default" table:formula="of:=243-RANK([.G237];[.$G$2:.$G$244])+1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table:formula="of:=243-RANK([.A238];[.$A$2:.$A$244])+1" office:value-type="float" office:value="147" calcext:value-type="float">
            <text:p>147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table:formula="of:=243-RANK([.C238];[.$C$2:.$C$244])+1"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238];[.$E$2:.$E$244])+1" office:value-type="float" office:value="41" calcext:value-type="float">
            <text:p>41</text:p>
          </table:table-cell>
          <table:table-cell table:style-name="Default" office:value-type="float" office:value="8547" calcext:value-type="float">
            <text:p>8547</text:p>
          </table:table-cell>
          <table:table-cell table:style-name="Default" table:formula="of:=243-RANK([.G238];[.$G$2:.$G$244])+1"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table:formula="of:=243-RANK([.A239];[.$A$2:.$A$244])+1" office:value-type="float" office:value="199" calcext:value-type="float">
            <text:p>199</text:p>
          </table:table-cell>
          <table:table-cell table:style-name="ce1" office:value-type="float" office:value="1565" calcext:value-type="float">
            <text:p>1565</text:p>
          </table:table-cell>
          <table:table-cell table:style-name="ce1" table:formula="of:=243-RANK([.C239];[.$C$2:.$C$244])+1" office:value-type="float" office:value="197" calcext:value-type="float">
            <text:p>197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39];[.$E$2:.$E$244])+1" office:value-type="float" office:value="163" calcext:value-type="float">
            <text:p>163</text:p>
          </table:table-cell>
          <table:table-cell table:style-name="Default" office:value-type="float" office:value="8640" calcext:value-type="float">
            <text:p>8640</text:p>
          </table:table-cell>
          <table:table-cell table:style-name="Default" table:formula="of:=243-RANK([.G239];[.$G$2:.$G$244])+1" office:value-type="float" office:value="219" calcext:value-type="float">
            <text:p>219</text:p>
          </table:table-cell>
          <table:table-cell table:number-columns-repeated="1016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table:formula="of:=243-RANK([.A240];[.$A$2:.$A$244])+1" office:value-type="float" office:value="188" calcext:value-type="float">
            <text:p>188</text:p>
          </table:table-cell>
          <table:table-cell table:style-name="ce1" office:value-type="float" office:value="1666" calcext:value-type="float">
            <text:p>1666</text:p>
          </table:table-cell>
          <table:table-cell table:style-name="ce1" table:formula="of:=243-RANK([.C240];[.$C$2:.$C$244])+1" office:value-type="float" office:value="231" calcext:value-type="float">
            <text:p>231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40];[.$E$2:.$E$244])+1" office:value-type="float" office:value="163" calcext:value-type="float">
            <text:p>163</text:p>
          </table:table-cell>
          <table:table-cell table:style-name="Default" office:value-type="float" office:value="8320" calcext:value-type="float">
            <text:p>8320</text:p>
          </table:table-cell>
          <table:table-cell table:style-name="Default" table:formula="of:=243-RANK([.G240];[.$G$2:.$G$244])+1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table:formula="of:=243-RANK([.A241];[.$A$2:.$A$244])+1" office:value-type="float" office:value="153" calcext:value-type="float">
            <text:p>153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table:formula="of:=243-RANK([.C241];[.$C$2:.$C$244])+1" office:value-type="float" office:value="181" calcext:value-type="float">
            <text:p>181</text:p>
          </table:table-cell>
          <table:table-cell office:value-type="float" office:value="459" calcext:value-type="float">
            <text:p>459</text:p>
          </table:table-cell>
          <table:table-cell table:style-name="ce1" table:formula="of:=243-RANK([.E241];[.$E$2:.$E$244])+1" office:value-type="float" office:value="163" calcext:value-type="float">
            <text:p>163</text:p>
          </table:table-cell>
          <table:table-cell table:style-name="Default" office:value-type="float" office:value="8659" calcext:value-type="float">
            <text:p>8659</text:p>
          </table:table-cell>
          <table:table-cell table:style-name="Default" table:formula="of:=243-RANK([.G241];[.$G$2:.$G$244])+1" office:value-type="float" office:value="228" calcext:value-type="float">
            <text:p>228</text:p>
          </table:table-cell>
          <table:table-cell table:number-columns-repeated="1016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table:formula="of:=243-RANK([.A242];[.$A$2:.$A$244])+1" office:value-type="float" office:value="83" calcext:value-type="float">
            <text:p>8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table:formula="of:=243-RANK([.C242];[.$C$2:.$C$244])+1" office:value-type="float" office:value="82" calcext:value-type="float">
            <text:p>82</text:p>
          </table:table-cell>
          <table:table-cell office:value-type="float" office:value="461" calcext:value-type="float">
            <text:p>461</text:p>
          </table:table-cell>
          <table:table-cell table:style-name="ce1" table:formula="of:=243-RANK([.E242];[.$E$2:.$E$244])+1" office:value-type="float" office:value="211" calcext:value-type="float">
            <text:p>211</text:p>
          </table:table-cell>
          <table:table-cell table:style-name="Default" office:value-type="float" office:value="8625" calcext:value-type="float">
            <text:p>8625</text:p>
          </table:table-cell>
          <table:table-cell table:style-name="Default" table:formula="of:=243-RANK([.G242];[.$G$2:.$G$244])+1" office:value-type="float" office:value="213" calcext:value-type="float">
            <text:p>213</text:p>
          </table:table-cell>
          <table:table-cell table:number-columns-repeated="1016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table:formula="of:=243-RANK([.A243];[.$A$2:.$A$244])+1" office:value-type="float" office:value="64" calcext:value-type="float">
            <text:p>64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table:formula="of:=243-RANK([.C243];[.$C$2:.$C$244])+1" office:value-type="float" office:value="66" calcext:value-type="float">
            <text:p>66</text:p>
          </table:table-cell>
          <table:table-cell office:value-type="float" office:value="458" calcext:value-type="float">
            <text:p>458</text:p>
          </table:table-cell>
          <table:table-cell table:style-name="ce1" table:formula="of:=243-RANK([.E243];[.$E$2:.$E$244])+1" office:value-type="float" office:value="130" calcext:value-type="float">
            <text:p>130</text:p>
          </table:table-cell>
          <table:table-cell table:style-name="Default" office:value-type="float" office:value="8472" calcext:value-type="float">
            <text:p>8472</text:p>
          </table:table-cell>
          <table:table-cell table:style-name="Default" table:formula="of:=243-RANK([.G243];[.$G$2:.$G$244])+1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table:formula="of:=243-RANK([.A244];[.$A$2:.$A$244])+1" office:value-type="float" office:value="50" calcext:value-type="float">
            <text:p>50</text:p>
          </table:table-cell>
          <table:table-cell table:style-name="ce1" office:value-type="float" office:value="900" calcext:value-type="float">
            <text:p>900</text:p>
          </table:table-cell>
          <table:table-cell table:style-name="ce1" table:formula="of:=243-RANK([.C244];[.$C$2:.$C$244])+1"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table:style-name="ce1" table:formula="of:=243-RANK([.E244];[.$E$2:.$E$244])+1" office:value-type="float" office:value="41" calcext:value-type="float">
            <text:p>41</text:p>
          </table:table-cell>
          <table:table-cell table:style-name="Default" office:value-type="float" office:value="8200" calcext:value-type="float">
            <text:p>8200</text:p>
          </table:table-cell>
          <table:table-cell table:style-name="Default" table:formula="of:=243-RANK([.G244];[.$G$2:.$G$244])+1" office:value-type="float" office:value="122" calcext:value-type="float">
            <text:p>122</text:p>
          </table:table-cell>
          <table:table-cell table:number-columns-repeated="1016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24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11:18:56.05319361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8T11:35:21.868641482</dc:date>
    <meta:editing-duration>PT2H2M21S</meta:editing-duration>
    <meta:editing-cycles>16</meta:editing-cycles>
    <meta:document-statistic meta:table-count="1" meta:cell-count="1982" meta:object-count="0"/>
    <meta:user-defined meta:name="Version">16.00</meta:user-defined>
  </office:meta>
</office:document-meta>
</file>